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3e53f2"/>
    </style:style>
    <style:style style:name="P3" style:family="paragraph" style:parent-style-name="Standard">
      <style:paragraph-properties fo:text-align="justify" style:justify-single-word="false"/>
      <style:text-properties officeooo:paragraph-rsid="003fdc17"/>
    </style:style>
    <style:style style:name="P4" style:family="paragraph" style:parent-style-name="Standard">
      <style:paragraph-properties fo:text-align="justify" style:justify-single-word="false"/>
      <style:text-properties style:font-name="FreeSans" fo:font-size="14pt" officeooo:rsid="003fb0e4" officeooo:paragraph-rsid="0019843e" style:font-size-asian="14pt" style:font-size-complex="14pt"/>
    </style:style>
    <style:style style:name="P5" style:family="paragraph" style:parent-style-name="Standard">
      <style:paragraph-properties fo:text-align="center" style:justify-single-word="false"/>
      <style:text-properties style:font-name="FreeSans" fo:font-size="80pt" officeooo:rsid="003fb0e4" officeooo:paragraph-rsid="0019843e" style:font-size-asian="80pt" style:font-size-complex="80pt"/>
    </style:style>
    <style:style style:name="P6" style:family="paragraph" style:parent-style-name="Standard">
      <style:paragraph-properties fo:text-align="justify" style:justify-single-word="false"/>
      <style:text-properties style:font-name="FreeSans" fo:font-size="80pt" officeooo:rsid="003fb0e4" officeooo:paragraph-rsid="0019843e" style:font-size-asian="80pt" style:font-size-complex="80pt"/>
    </style:style>
    <style:style style:name="P7" style:family="paragraph" style:parent-style-name="Standard">
      <style:paragraph-properties fo:text-align="justify" style:justify-single-word="false"/>
      <style:text-properties style:font-name="FreeSans" fo:font-size="20pt" officeooo:rsid="003fb0e4" officeooo:paragraph-rsid="0019843e" style:font-size-asian="17.5pt" style:font-size-complex="20pt"/>
    </style:style>
    <style:style style:name="P8" style:family="paragraph" style:parent-style-name="Standard">
      <style:paragraph-properties fo:text-align="justify" style:justify-single-word="false"/>
      <style:text-properties style:font-name="FreeSans" fo:font-size="44pt" officeooo:rsid="003fb0e4" officeooo:paragraph-rsid="0019843e" style:font-size-asian="38.5pt" style:font-size-complex="44pt"/>
    </style:style>
    <style:style style:name="P9" style:family="paragraph" style:parent-style-name="Standard">
      <style:paragraph-properties fo:text-align="justify" style:justify-single-word="false"/>
      <style:text-properties style:font-name="FreeSans" fo:font-size="18pt" officeooo:rsid="012e6f29" officeooo:paragraph-rsid="0019843e" style:font-size-asian="18pt" style:font-size-complex="18pt"/>
    </style:style>
    <style:style style:name="P10" style:family="paragraph" style:parent-style-name="Standard">
      <style:paragraph-properties fo:text-align="justify" style:justify-single-word="false"/>
      <style:text-properties style:font-name="FreeSans" fo:font-size="24pt" officeooo:rsid="003fb0e4" officeooo:paragraph-rsid="0019843e" style:font-size-asian="24pt" style:font-size-complex="24pt"/>
    </style:style>
    <style:style style:name="P11" style:family="paragraph" style:parent-style-name="Standard">
      <style:paragraph-properties fo:text-align="justify" style:justify-single-word="false"/>
      <style:text-properties fo:font-weight="bold" style:font-weight-asian="bold" style:font-weight-complex="bold"/>
    </style:style>
    <style:style style:name="P12"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13" style:family="paragraph" style:parent-style-name="Preformatted_20_Text">
      <style:text-properties officeooo:paragraph-rsid="00271a2a"/>
    </style:style>
    <style:style style:name="P14" style:family="paragraph" style:parent-style-name="Preformatted_20_Text">
      <style:text-properties fo:font-size="8pt" style:font-size-asian="8pt" style:font-size-complex="8pt"/>
    </style:style>
    <style:style style:name="P15" style:family="paragraph" style:parent-style-name="Contents_20_1">
      <style:paragraph-properties>
        <style:tab-stops>
          <style:tab-stop style:position="6.6929in" style:type="right" style:leader-style="dotted" style:leader-text="."/>
        </style:tab-stops>
      </style:paragraph-properties>
    </style:style>
    <style:style style:name="P16" style:family="paragraph" style:parent-style-name="Contents_20_2">
      <style:paragraph-properties>
        <style:tab-stops>
          <style:tab-stop style:position="6.4965in" style:type="right" style:leader-style="dotted" style:leader-text="."/>
        </style:tab-stops>
      </style:paragraph-properties>
    </style:style>
    <style:style style:name="P17" style:family="paragraph" style:parent-style-name="Contents_20_3">
      <style:paragraph-properties>
        <style:tab-stops>
          <style:tab-stop style:position="6.2992in" style:type="right" style:leader-style="dotted" style:leader-text="."/>
        </style:tab-stops>
      </style:paragraph-properties>
    </style:style>
    <style:style style:name="P18" style:family="paragraph" style:parent-style-name="Contents_20_Heading">
      <style:paragraph-properties fo:break-before="page"/>
    </style:style>
    <style:style style:name="P19" style:family="paragraph" style:parent-style-name="Heading_20_1" style:list-style-name="">
      <style:paragraph-properties fo:text-align="justify" style:justify-single-word="false"/>
    </style:style>
    <style:style style:name="P20" style:family="paragraph" style:parent-style-name="Heading_20_1">
      <style:paragraph-properties fo:text-align="justify" style:justify-single-word="false" fo:break-before="page"/>
    </style:style>
    <style:style style:name="P21" style:family="paragraph" style:parent-style-name="Heading_20_1">
      <style:paragraph-properties fo:break-before="page"/>
    </style:style>
    <style:style style:name="P22" style:family="paragraph" style:parent-style-name="Heading_20_2">
      <style:paragraph-properties fo:text-align="justify" style:justify-single-word="false"/>
    </style:style>
    <style:style style:name="P23" style:family="paragraph" style:parent-style-name="Heading_20_2">
      <style:paragraph-properties fo:text-align="justify" style:justify-single-word="false" fo:break-before="page"/>
    </style:style>
    <style:style style:name="P24" style:family="paragraph" style:parent-style-name="Heading_20_2">
      <style:paragraph-properties fo:break-before="page"/>
    </style:style>
    <style:style style:name="P25" style:family="paragraph" style:parent-style-name="Heading_20_3">
      <style:paragraph-properties fo:break-before="page"/>
    </style:style>
    <style:style style:name="P26" style:family="paragraph" style:parent-style-name="Standard">
      <style:paragraph-properties fo:text-align="justify" style:justify-single-word="false"/>
    </style:style>
    <style:style style:name="P27" style:family="paragraph" style:parent-style-name="Standard">
      <style:paragraph-properties fo:text-align="justify" style:justify-single-word="false"/>
      <style:text-properties officeooo:paragraph-rsid="005373df"/>
    </style:style>
    <style:style style:name="T1" style:family="text">
      <style:text-properties officeooo:rsid="002e38c4"/>
    </style:style>
    <style:style style:name="T2" style:family="text">
      <style:text-properties officeooo:rsid="00351050"/>
    </style:style>
    <style:style style:name="T3" style:family="text">
      <style:text-properties officeooo:rsid="0131f9f1"/>
    </style:style>
    <style:style style:name="T4" style:family="text">
      <style:text-properties style:text-position="super 58%"/>
    </style:style>
    <style:style style:name="T5" style:family="text">
      <style:text-properties officeooo:rsid="0019843e"/>
    </style:style>
    <style:style style:name="T6" style:family="text">
      <style:text-properties fo:font-weight="bold" style:font-weight-asian="bold" style:font-weight-complex="bold"/>
    </style:style>
    <style:style style:name="T7" style:family="text">
      <style:text-properties officeooo:rsid="001c2b8d"/>
    </style:style>
    <style:style style:name="T8" style:family="text">
      <style:text-properties officeooo:rsid="001c478a"/>
    </style:style>
    <style:style style:name="T9" style:family="text">
      <style:text-properties officeooo:rsid="001ec7d8"/>
    </style:style>
    <style:style style:name="T10" style:family="text">
      <style:text-properties officeooo:rsid="001f38d9"/>
    </style:style>
    <style:style style:name="T11" style:family="text">
      <style:text-properties officeooo:rsid="00271a2a"/>
    </style:style>
    <style:style style:name="T12" style:family="text">
      <style:text-properties officeooo:rsid="002b7916"/>
    </style:style>
    <style:style style:name="T13" style:family="text">
      <style:text-properties officeooo:rsid="002cdf28"/>
    </style:style>
    <style:style style:name="T14" style:family="text">
      <style:text-properties officeooo:rsid="003293ac"/>
    </style:style>
    <style:style style:name="T15" style:family="text">
      <style:text-properties officeooo:rsid="00344c43"/>
    </style:style>
    <style:style style:name="T16" style:family="text">
      <style:text-properties officeooo:rsid="00366aa4"/>
    </style:style>
    <style:style style:name="T17" style:family="text">
      <style:text-properties officeooo:rsid="00385e03"/>
    </style:style>
    <style:style style:name="T18" style:family="text">
      <style:text-properties officeooo:rsid="0038b7b2"/>
    </style:style>
    <style:style style:name="T19" style:family="text">
      <style:text-properties officeooo:rsid="0039a898"/>
    </style:style>
    <style:style style:name="T20" style:family="text">
      <style:text-properties officeooo:rsid="003b41e6"/>
    </style:style>
    <style:style style:name="T21" style:family="text">
      <style:text-properties officeooo:rsid="003b9b0f"/>
    </style:style>
    <style:style style:name="T22" style:family="text">
      <style:text-properties officeooo:rsid="003dd32b"/>
    </style:style>
    <style:style style:name="T23" style:family="text">
      <style:text-properties officeooo:rsid="004113e0"/>
    </style:style>
    <style:style style:name="T24" style:family="text">
      <style:text-properties officeooo:rsid="00412ae3"/>
    </style:style>
    <style:style style:name="T25" style:family="text">
      <style:text-properties officeooo:rsid="0054dae9"/>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5">Bash Shell</text:span><text:span text:style-name="T1"> </text:span></text:p>
      <text:p text:style-name="P6"/>
      <text:p text:style-name="P6"/>
      <text:p text:style-name="P6"/>
      <text:p text:style-name="P7"/>
      <text:p text:style-name="P7"/>
      <text:p text:style-name="P7"/>
      <text:p text:style-name="P8">by ChatGPT</text:p>
      <text:p text:style-name="P8"/>
      <text:p text:style-name="P8"/>
      <text:p text:style-name="P9">v.0.<text:span text:style-name="T25">2</text:span>.0. <text:s/><text:span text:style-name="T25">Final</text:span><text:span text:style-name="T3"> </text:span><text:s/><text:span text:style-name="T2">2</text:span><text:span text:style-name="T25">7</text:span><text:span text:style-name="T4">th</text:span> May 2023 </text:p>
      <text:p text:style-name="P10"/>
      <text:p text:style-name="P10"/>
      <text:p text:style-name="P10"/>
      <text:p text:style-name="P10"/>
      <text:p text:style-name="P4"><text:span text:style-name="T1">A Comprehensive Guide </text:span><text:span text:style-name="T5">for Bash (Bourne Again SHell)</text:span><text:span text:style-name="T1">.</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8">Table of Contents</text:p>
          </text:index-title>
          <text:p text:style-name="P15"><text:a xlink:type="simple" xlink:href="#__RefHeading___Toc5767_2209121519" text:style-name="Index_20_Link" text:visited-style-name="Index_20_Link">1. Introduction to Bash Shell<text:tab/>4</text:a></text:p>
          <text:p text:style-name="P16"><text:a xlink:type="simple" xlink:href="#__RefHeading___Toc5769_2209121519" text:style-name="Index_20_Link" text:visited-style-name="Index_20_Link">1.1. What is Bash Shell?<text:tab/>4</text:a></text:p>
          <text:p text:style-name="P16"><text:a xlink:type="simple" xlink:href="#__RefHeading___Toc5771_2209121519" text:style-name="Index_20_Link" text:visited-style-name="Index_20_Link">1.2. History and Evolution of Bash Shell<text:tab/>5</text:a></text:p>
          <text:p text:style-name="P16"><text:a xlink:type="simple" xlink:href="#__RefHeading___Toc5773_2209121519" text:style-name="Index_20_Link" text:visited-style-name="Index_20_Link">1.3. Features and Advantages of Bash Shell<text:tab/>6</text:a></text:p>
          <text:p text:style-name="P15"><text:a xlink:type="simple" xlink:href="#__RefHeading___Toc5775_2209121519" text:style-name="Index_20_Link" text:visited-style-name="Index_20_Link">2. Getting Started with Bash<text:tab/>8</text:a></text:p>
          <text:p text:style-name="P16"><text:a xlink:type="simple" xlink:href="#__RefHeading___Toc5777_2209121519" text:style-name="Index_20_Link" text:visited-style-name="Index_20_Link">2.1. Bash Shell Basics<text:tab/>8</text:a></text:p>
          <text:p text:style-name="P17"><text:a xlink:type="simple" xlink:href="#__RefHeading___Toc5779_2209121519" text:style-name="Index_20_Link" text:visited-style-name="Index_20_Link">2.1.1. Command-Line Interface and Shell Prompt<text:tab/>8</text:a></text:p>
          <text:p text:style-name="P17"><text:a xlink:type="simple" xlink:href="#__RefHeading___Toc5781_2209121519" text:style-name="Index_20_Link" text:visited-style-name="Index_20_Link">2.1.2. Running Commands and Executing Scripts<text:tab/>9</text:a></text:p>
          <text:p text:style-name="P17"><text:a xlink:type="simple" xlink:href="#__RefHeading___Toc5783_2209121519" text:style-name="Index_20_Link" text:visited-style-name="Index_20_Link">2.1.3. Command-Line Editing and History<text:tab/>11</text:a></text:p>
          <text:p text:style-name="P16"><text:a xlink:type="simple" xlink:href="#__RefHeading___Toc5785_2209121519" text:style-name="Index_20_Link" text:visited-style-name="Index_20_Link">2.2. Navigating the File System<text:tab/>13</text:a></text:p>
          <text:p text:style-name="P17"><text:a xlink:type="simple" xlink:href="#__RefHeading___Toc5787_2209121519" text:style-name="Index_20_Link" text:visited-style-name="Index_20_Link">2.2.1. Working With Directories and Files<text:tab/>13</text:a></text:p>
          <text:p text:style-name="P17"><text:a xlink:type="simple" xlink:href="#__RefHeading___Toc5789_2209121519" text:style-name="Index_20_Link" text:visited-style-name="Index_20_Link">2.2.2. File Permissions and Ownership<text:tab/>15</text:a></text:p>
          <text:p text:style-name="P17"><text:a xlink:type="simple" xlink:href="#__RefHeading___Toc6183_3282031574" text:style-name="Index_20_Link" text:visited-style-name="Index_20_Link">2.2.3. File Globbing and Wildcard Patterns<text:tab/>16</text:a></text:p>
          <text:p text:style-name="P16"><text:a xlink:type="simple" xlink:href="#__RefHeading___Toc5791_2209121519" text:style-name="Index_20_Link" text:visited-style-name="Index_20_Link">2.3. Understanding Shell Variables<text:tab/>17</text:a></text:p>
          <text:p text:style-name="P17"><text:a xlink:type="simple" xlink:href="#__RefHeading___Toc5793_2209121519" text:style-name="Index_20_Link" text:visited-style-name="Index_20_Link">2.3.1. Variable Types and Naming Conventions<text:tab/>17</text:a></text:p>
          <text:p text:style-name="P17"><text:a xlink:type="simple" xlink:href="#__RefHeading___Toc6045_322558264" text:style-name="Index_20_Link" text:visited-style-name="Index_20_Link">2.3.2. Assigning and Accessing Variables<text:tab/>18</text:a></text:p>
          <text:p text:style-name="P17"><text:a xlink:type="simple" xlink:href="#__RefHeading___Toc5795_2209121519" text:style-name="Index_20_Link" text:visited-style-name="Index_20_Link">2.3.3. Environment Variables and Shell Built-in Variables<text:tab/>19</text:a></text:p>
          <text:p text:style-name="P15"><text:a xlink:type="simple" xlink:href="#__RefHeading___Toc5797_2209121519" text:style-name="Index_20_Link" text:visited-style-name="Index_20_Link">3. Writing Bash Scripts<text:tab/>20</text:a></text:p>
          <text:p text:style-name="P16"><text:a xlink:type="simple" xlink:href="#__RefHeading___Toc5799_2209121519" text:style-name="Index_20_Link" text:visited-style-name="Index_20_Link">3.1. Script Structure and Execution<text:tab/>20</text:a></text:p>
          <text:p text:style-name="P17"><text:a xlink:type="simple" xlink:href="#__RefHeading___Toc5801_2209121519" text:style-name="Index_20_Link" text:visited-style-name="Index_20_Link">3.1.1. Shebang and Script File Format<text:tab/>20</text:a></text:p>
          <text:p text:style-name="P17"><text:a xlink:type="simple" xlink:href="#__RefHeading___Toc5803_2209121519" text:style-name="Index_20_Link" text:visited-style-name="Index_20_Link">3.1.2. Script Execution Methods<text:tab/>21</text:a></text:p>
          <text:p text:style-name="P16"><text:a xlink:type="simple" xlink:href="#__RefHeading___Toc5805_2209121519" text:style-name="Index_20_Link" text:visited-style-name="Index_20_Link">3.2. Shell Scripting Fundamentals<text:tab/>22</text:a></text:p>
          <text:p text:style-name="P17"><text:a xlink:type="simple" xlink:href="#__RefHeading___Toc5807_2209121519" text:style-name="Index_20_Link" text:visited-style-name="Index_20_Link">3.2.1. Script Comments and Documentation<text:tab/>22</text:a></text:p>
          <text:p text:style-name="P17"><text:a xlink:type="simple" xlink:href="#__RefHeading___Toc5809_2209121519" text:style-name="Index_20_Link" text:visited-style-name="Index_20_Link">3.2.2. Using Variables and Data Types<text:tab/>24</text:a></text:p>
          <text:p text:style-name="P17"><text:a xlink:type="simple" xlink:href="#__RefHeading___Toc5811_2209121519" text:style-name="Index_20_Link" text:visited-style-name="Index_20_Link">3.2.3. Input and Output Handling<text:tab/>25</text:a></text:p>
          <text:p text:style-name="P16"><text:a xlink:type="simple" xlink:href="#__RefHeading___Toc5813_2209121519" text:style-name="Index_20_Link" text:visited-style-name="Index_20_Link">3.3. Control Flow and Decision Making<text:tab/>27</text:a></text:p>
          <text:p text:style-name="P17"><text:a xlink:type="simple" xlink:href="#__RefHeading___Toc5815_2209121519" text:style-name="Index_20_Link" text:visited-style-name="Index_20_Link">3.3.1. Conditional Statements (if, case)<text:tab/>27</text:a></text:p>
          <text:p text:style-name="P17"><text:a xlink:type="simple" xlink:href="#__RefHeading___Toc5817_2209121519" text:style-name="Index_20_Link" text:visited-style-name="Index_20_Link">3.3.2. Looping Constructs (for, while, until)<text:tab/>29</text:a></text:p>
          <text:p text:style-name="P17"><text:a xlink:type="simple" xlink:href="#__RefHeading___Toc5819_2209121519" text:style-name="Index_20_Link" text:visited-style-name="Index_20_Link">3.3.3. Control Flow Modifiers (break, continue)<text:tab/>31</text:a></text:p>
          <text:p text:style-name="P16"><text:a xlink:type="simple" xlink:href="#__RefHeading___Toc5821_2209121519" text:style-name="Index_20_Link" text:visited-style-name="Index_20_Link">3.4. Functions and Modularization<text:tab/>32</text:a></text:p>
          <text:p text:style-name="P17"><text:a xlink:type="simple" xlink:href="#__RefHeading___Toc5823_2209121519" text:style-name="Index_20_Link" text:visited-style-name="Index_20_Link">3.4.1. Creating and Calling Functions<text:tab/>32</text:a></text:p>
          <text:p text:style-name="P17"><text:a xlink:type="simple" xlink:href="#__RefHeading___Toc5825_2209121519" text:style-name="Index_20_Link" text:visited-style-name="Index_20_Link">3.4.2. Function Parameters and Return Values<text:tab/>34</text:a></text:p>
          <text:p text:style-name="P17"><text:a xlink:type="simple" xlink:href="#__RefHeading___Toc5827_2209121519" text:style-name="Index_20_Link" text:visited-style-name="Index_20_Link">3.4.3. Library Functions and Code Reuse<text:tab/>36</text:a></text:p>
          <text:p text:style-name="P15"><text:a xlink:type="simple" xlink:href="#__RefHeading___Toc5829_2209121519" text:style-name="Index_20_Link" text:visited-style-name="Index_20_Link">4. Advanced Bash Techniques<text:tab/>38</text:a></text:p>
          <text:p text:style-name="P16"><text:a xlink:type="simple" xlink:href="#__RefHeading___Toc5831_2209121519" text:style-name="Index_20_Link" text:visited-style-name="Index_20_Link">4.1. Process Management<text:tab/>38</text:a></text:p>
          <text:p text:style-name="P17"><text:a xlink:type="simple" xlink:href="#__RefHeading___Toc5833_2209121519" text:style-name="Index_20_Link" text:visited-style-name="Index_20_Link">4.1.1. Background and Foreground Processes<text:tab/>38</text:a></text:p>
          <text:p text:style-name="P17"><text:a xlink:type="simple" xlink:href="#__RefHeading___Toc5835_2209121519" text:style-name="Index_20_Link" text:visited-style-name="Index_20_Link">4.1.2. Job Control and Process Manipulation<text:tab/>40</text:a></text:p>
          <text:p text:style-name="P17"><text:a xlink:type="simple" xlink:href="#__RefHeading___Toc5837_2209121519" text:style-name="Index_20_Link" text:visited-style-name="Index_20_Link">4.1.3. Signals and Signal Handling<text:tab/>41</text:a></text:p>
          <text:p text:style-name="P16"><text:a xlink:type="simple" xlink:href="#__RefHeading___Toc5839_2209121519" text:style-name="Index_20_Link" text:visited-style-name="Index_20_Link">4.2. Regular Expressions and Pattern Matching<text:tab/>42</text:a></text:p>
          <text:p text:style-name="P17"><text:a xlink:type="simple" xlink:href="#__RefHeading___Toc5841_2209121519" text:style-name="Index_20_Link" text:visited-style-name="Index_20_Link">4.2.1. Pattern Matching Operators<text:tab/>42</text:a></text:p>
          <text:p text:style-name="P17"><text:a xlink:type="simple" xlink:href="#__RefHeading___Toc5843_2209121519" text:style-name="Index_20_Link" text:visited-style-name="Index_20_Link">4.2.2. Regular Expression Syntax and Usage<text:tab/>44</text:a></text:p>
          <text:p text:style-name="P16"><text:a xlink:type="simple" xlink:href="#__RefHeading___Toc5845_2209121519" text:style-name="Index_20_Link" text:visited-style-name="Index_20_Link">4.3. File and Text Processing<text:tab/>47</text:a></text:p>
          <text:p text:style-name="P17"><text:a xlink:type="simple" xlink:href="#__RefHeading___Toc5847_2209121519" text:style-name="Index_20_Link" text:visited-style-name="Index_20_Link">4.3.1. File I/O Operations<text:tab/>47</text:a></text:p>
          <text:p text:style-name="P17"><text:a xlink:type="simple" xlink:href="#__RefHeading___Toc5849_2209121519" text:style-name="Index_20_Link" text:visited-style-name="Index_20_Link">4.3.2. Manipulating Text with Filters (grep, sed, awk)<text:tab/>49</text:a></text:p>
          <text:p text:style-name="P17"><text:a xlink:type="simple" xlink:href="#__RefHeading___Toc5851_2209121519" text:style-name="Index_20_Link" text:visited-style-name="Index_20_Link">4.3.3. Command Substitution and Process Substitution<text:tab/>50</text:a></text:p>
          <text:p text:style-name="P16"><text:a xlink:type="simple" xlink:href="#__RefHeading___Toc5853_2209121519" text:style-name="Index_20_Link" text:visited-style-name="Index_20_Link">4.4. Advanced Scripting Tools and Techniques<text:tab/>52</text:a></text:p>
          <text:p text:style-name="P17"><text:a xlink:type="simple" xlink:href="#__RefHeading___Toc5855_2209121519" text:style-name="Index_20_Link" text:visited-style-name="Index_20_Link">4.4.1. Array Manipulation and Data Structures<text:tab/>52</text:a></text:p>
          <text:p text:style-name="P17"><text:a xlink:type="simple" xlink:href="#__RefHeading___Toc6185_3282031574" text:style-name="Index_20_Link" text:visited-style-name="Index_20_Link">4.4.2. Error Handling and Debugging<text:tab/>54</text:a></text:p>
          <text:p text:style-name="P17"><text:a xlink:type="simple" xlink:href="#__RefHeading___Toc5857_2209121519" text:style-name="Index_20_Link" text:visited-style-name="Index_20_Link">4.4.3. Script Optimization and Performance Tuning<text:tab/>56</text:a></text:p>
          <text:p text:style-name="P15"><text:a xlink:type="simple" xlink:href="#__RefHeading___Toc5859_2209121519" text:style-name="Index_20_Link" text:visited-style-name="Index_20_Link">5. Bash Shell in Practice<text:tab/>58</text:a></text:p>
          <text:p text:style-name="P16"><text:soft-page-break/><text:a xlink:type="simple" xlink:href="#__RefHeading___Toc5861_2209121519" text:style-name="Index_20_Link" text:visited-style-name="Index_20_Link">5.1. Shell Customization<text:tab/>58</text:a></text:p>
          <text:p text:style-name="P17"><text:a xlink:type="simple" xlink:href="#__RefHeading___Toc5863_2209121519" text:style-name="Index_20_Link" text:visited-style-name="Index_20_Link">5.1.1. Shell Configuration Files (bashrc, profile)<text:tab/>58</text:a></text:p>
          <text:p text:style-name="P17"><text:a xlink:type="simple" xlink:href="#__RefHeading___Toc5865_2209121519" text:style-name="Index_20_Link" text:visited-style-name="Index_20_Link">5.1.2. Customizing the Shell Prompt<text:tab/>59</text:a></text:p>
          <text:p text:style-name="P17"><text:a xlink:type="simple" xlink:href="#__RefHeading___Toc5911_3776555032" text:style-name="Index_20_Link" text:visited-style-name="Index_20_Link">5.1.3. Aliases and Shell Functions<text:tab/>61</text:a></text:p>
          <text:p text:style-name="P16"><text:a xlink:type="simple" xlink:href="#__RefHeading___Toc5913_3776555032" text:style-name="Index_20_Link" text:visited-style-name="Index_20_Link">5.2. Shell Scripting Best Practices<text:tab/>63</text:a></text:p>
          <text:p text:style-name="P17"><text:a xlink:type="simple" xlink:href="#__RefHeading___Toc5915_3776555032" text:style-name="Index_20_Link" text:visited-style-name="Index_20_Link">5.2.1. Code Organization and Readability<text:tab/>63</text:a></text:p>
          <text:p text:style-name="P17"><text:a xlink:type="simple" xlink:href="#__RefHeading___Toc5917_3776555032" text:style-name="Index_20_Link" text:visited-style-name="Index_20_Link">5.2.2. Error Handling and Defensive Scripting<text:tab/>65</text:a></text:p>
          <text:p text:style-name="P17"><text:a xlink:type="simple" xlink:href="#__RefHeading___Toc5919_3776555032" text:style-name="Index_20_Link" text:visited-style-name="Index_20_Link">5.2.3. Documentation and Commenting Guidelines<text:tab/>67</text:a></text:p>
          <text:p text:style-name="P16"><text:a xlink:type="simple" xlink:href="#__RefHeading___Toc5921_3776555032" text:style-name="Index_20_Link" text:visited-style-name="Index_20_Link">5.3. Practical Use Cases and Examples<text:tab/>69</text:a></text:p>
          <text:p text:style-name="P17"><text:a xlink:type="simple" xlink:href="#__RefHeading___Toc5923_3776555032" text:style-name="Index_20_Link" text:visited-style-name="Index_20_Link">5.3.1. System Administration Tasks<text:tab/>69</text:a></text:p>
          <text:p text:style-name="P17"><text:a xlink:type="simple" xlink:href="#__RefHeading___Toc5925_3776555032" text:style-name="Index_20_Link" text:visited-style-name="Index_20_Link">5.3.2. Text Processing and Data Manipulation<text:tab/>71</text:a></text:p>
          <text:p text:style-name="P17"><text:a xlink:type="simple" xlink:href="#__RefHeading___Toc5927_3776555032" text:style-name="Index_20_Link" text:visited-style-name="Index_20_Link">5.3.3. Automation and Task Scheduling<text:tab/>72</text:a></text:p>
          <text:p text:style-name="P15"><text:a xlink:type="simple" xlink:href="#__RefHeading___Toc6021_322558264" text:style-name="Index_20_Link" text:visited-style-name="Index_20_Link">6. Beyond Bash Shell<text:tab/>73</text:a></text:p>
          <text:p text:style-name="P16"><text:a xlink:type="simple" xlink:href="#__RefHeading___Toc6023_322558264" text:style-name="Index_20_Link" text:visited-style-name="Index_20_Link">6.1. Alternative Shells<text:tab/>73</text:a></text:p>
          <text:p text:style-name="P17"><text:a xlink:type="simple" xlink:href="#__RefHeading___Toc6025_322558264" text:style-name="Index_20_Link" text:visited-style-name="Index_20_Link">6.1.1. Introduction to Other Unix/Linux Shells (zsh, ksh, csh)<text:tab/>73</text:a></text:p>
          <text:p text:style-name="P17"><text:a xlink:type="simple" xlink:href="#__RefHeading___Toc6027_322558264" text:style-name="Index_20_Link" text:visited-style-name="Index_20_Link">6.1.2. Exploring Specialized Shells (fish, PowerShell)<text:tab/>74</text:a></text:p>
          <text:p text:style-name="P16"><text:a xlink:type="simple" xlink:href="#__RefHeading___Toc6029_322558264" text:style-name="Index_20_Link" text:visited-style-name="Index_20_Link">6.2. Shell Scripting in a Larger Ecosystem<text:tab/>75</text:a></text:p>
          <text:p text:style-name="P17"><text:a xlink:type="simple" xlink:href="#__RefHeading___Toc6031_322558264" text:style-name="Index_20_Link" text:visited-style-name="Index_20_Link">6.2.1. Interacting With System Utilities and Tools<text:tab/>75</text:a></text:p>
          <text:p text:style-name="P17"><text:a xlink:type="simple" xlink:href="#__RefHeading___Toc6033_322558264" text:style-name="Index_20_Link" text:visited-style-name="Index_20_Link">6.2.2. Using Bash with Other Scripting Languages (Python, Perl)<text:tab/>77</text:a></text:p>
          <text:p text:style-name="P17"><text:a xlink:type="simple" xlink:href="#__RefHeading___Toc6035_322558264" text:style-name="Index_20_Link" text:visited-style-name="Index_20_Link">6.2.3. Shell Scripting in DevOps and Automation<text:tab/>78</text:a></text:p>
          <text:p text:style-name="P15"><text:a xlink:type="simple" xlink:href="#__RefHeading___Toc6037_322558264" text:style-name="Index_20_Link" text:visited-style-name="Index_20_Link">7. Appendices<text:tab/>80</text:a></text:p>
          <text:p text:style-name="P16"><text:a xlink:type="simple" xlink:href="#__RefHeading___Toc6039_322558264" text:style-name="Index_20_Link" text:visited-style-name="Index_20_Link">7.1. Bash Shell Built-in Commands Reference<text:tab/>80</text:a></text:p>
          <text:p text:style-name="P16"><text:a xlink:type="simple" xlink:href="#__RefHeading___Toc6041_322558264" text:style-name="Index_20_Link" text:visited-style-name="Index_20_Link">7.2. Commonly Used Shell Utilities Reference<text:tab/>82</text:a></text:p>
          <text:p text:style-name="P16"><text:a xlink:type="simple" xlink:href="#__RefHeading___Toc6043_322558264" text:style-name="Index_20_Link" text:visited-style-name="Index_20_Link">7.3. Cheat Sheet: Bash Shell Syntax and Examples<text:tab/>84</text:a></text:p>
        </text:index-body>
      </text:table-of-content>
      <text:h text:style-name="P19" text:outline-level="1"/>
      <text:h text:style-name="P20" text:outline-level="1"><text:bookmark-start text:name="__RefHeading___Toc5767_2209121519"/>1. Introduction to Bash Shell<text:bookmark-end text:name="__RefHeading___Toc5767_2209121519"/></text:h>
      <text:h text:style-name="P22" text:outline-level="2"><text:bookmark-start text:name="__RefHeading___Toc5769_2209121519"/>1.1. What is Bash Shell?<text:bookmark-end text:name="__RefHeading___Toc5769_2209121519"/></text:h>
      <text:p text:style-name="P1"/>
      <text:p text:style-name="P1">Bash (Bourne Again SHell) is a widely used command-line shell and scripting language for Unix-like operating systems, including Linux. It is the default shell for many Linux distributions and is compatible with the POSIX (Portable Operating System Interface) standard.</text:p>
      <text:p text:style-name="P1"/>
      <text:p text:style-name="P1">Bash provides a text-based interface where users can interact with the operating system by typing commands. It acts as an interpreter, executing commands and scripts entered by the user or read from script files. </text:p>
      <text:p text:style-name="P1"/>
      <text:p text:style-name="P1">Some key features of Bash include:</text:p>
      <text:p text:style-name="P1"/>
      <text:p text:style-name="P1"><text:span text:style-name="T6">1. Command Execution:</text:span> Bash allows users to execute commands and utilities, control processes, and manage the file system.</text:p>
      <text:p text:style-name="P1"/>
      <text:p text:style-name="P1"><text:span text:style-name="T6">2. Scripting Language:</text:span> Bash provides a powerful scripting language for writing shell scripts, allowing users to automate tasks, perform complex operations, and create customized command-line tools.</text:p>
      <text:p text:style-name="P1"/>
      <text:p text:style-name="P1"><text:span text:style-name="T6">3. Variables and Data Manipulation:</text:span> Bash supports variables, enabling users to store and manipulate data. It also provides various data manipulation features like string manipulation, arithmetic operations, and array handling.</text:p>
      <text:p text:style-name="P1"/>
      <text:p text:style-name="P1"><text:span text:style-name="T6">4. Flow Control:</text:span> Bash supports flow control mechanisms such as conditional statements (if/else), loops (for, while, until), and case statements, allowing users to control the execution flow of their scripts.</text:p>
      <text:p text:style-name="P1"/>
      <text:p text:style-name="P1"><text:span text:style-name="T6">5. Input/Output Redirection:</text:span> Bash provides mechanisms for redirecting input and output streams, enabling users to handle files, command outputs, and error messages.</text:p>
      <text:p text:style-name="P1"/>
      <text:p text:style-name="P1"><text:span text:style-name="T6">6. Command Substitution:</text:span> Bash allows users to capture the output of a command and use it as input for another command, providing flexibility and power in command composition.</text:p>
      <text:p text:style-name="P1"/>
      <text:p text:style-name="P1"><text:span text:style-name="T6">7. History and Command Line Editing:</text:span> Bash keeps a history of previously entered commands, allowing users to recall and reuse them. It also supports command line editing, including features like cursor movement, editing shortcuts, and command completion.</text:p>
      <text:p text:style-name="P1"/>
      <text:p text:style-name="P1">Bash has a vast ecosystem of utilities, tools, and libraries that extend its functionality. It integrates with the broader Unix/Linux environment and can interact with system utilities, pipes, and redirections. Bash scripts can be used for a wide range of tasks, including system administration, automation, data processing, and more.</text:p>
      <text:p text:style-name="P1"/>
      <text:p text:style-name="P1">Overall, Bash is a versatile and powerful shell that provides a rich set of features for interacting with the command-line interface and writing scripts to automate tasks in Unix-like systems.</text:p>
      <text:p text:style-name="P1"/>
      <text:h text:style-name="P23" text:outline-level="2"><text:bookmark-start text:name="__RefHeading___Toc5771_2209121519"/>1.2. History and Evolution of Bash Shell<text:bookmark-end text:name="__RefHeading___Toc5771_2209121519"/></text:h>
      <text:p text:style-name="P1"/>
      <text:p text:style-name="P1">The Bash has a rich history that dates back to the early days of Unix and shell scripting. Here is an overview of the history and evolution of Bash:</text:p>
      <text:p text:style-name="P1"/>
      <text:p text:style-name="P11">1. Bourne Shell (sh):</text:p>
      <text:p text:style-name="P1">- The original Unix shell, developed by Stephen Bourne at Bell Labs in the early 1970s.</text:p>
      <text:p text:style-name="P1">- Bourne Shell became the standard shell for Unix-based systems and provided essential command-line interface functionality.</text:p>
      <text:p text:style-name="P1"/>
      <text:p text:style-name="P11">2. C Shell (csh):</text:p>
      <text:p text:style-name="P1">- Developed by Bill Joy at the University of California, Berkeley, in the late 1970s.</text:p>
      <text:p text:style-name="P1">- Introduced interactive features, command-line editing, and a C-like syntax.</text:p>
      <text:p text:style-name="P1">- C Shell gained popularity among Unix users, particularly in academic and research environments.</text:p>
      <text:p text:style-name="P1"/>
      <text:p text:style-name="P11">3. Korn Shell (ksh):</text:p>
      <text:p text:style-name="P1">- Developed by David Korn at Bell Labs in the early 1980s.</text:p>
      <text:p text:style-name="P1">- Combined the features of Bourne Shell and C Shell, introducing advanced scripting capabilities.</text:p>
      <text:p text:style-name="P1">- Korn Shell provided improved command-line editing, command history, and powerful scripting features.</text:p>
      <text:p text:style-name="P1"/>
      <text:p text:style-name="P11">4. Bourne-Again Shell (Bash):</text:p>
      <text:p text:style-name="P1">- Created by Brian Fox as part of the GNU Project in 1987.</text:p>
      <text:p text:style-name="P1">- Bash aimed to be a free and open source replacement for the proprietary Unix shells.</text:p>
      <text:p text:style-name="P1">- Bash incorporated features from Bourne Shell, Korn Shell, and C Shell, offering a versatile shell and scripting environment.</text:p>
      <text:p text:style-name="P1">- Bash aimed to maintain compatibility with the POSIX shell standard while providing additional functionality.</text:p>
      <text:p text:style-name="P1"/>
      <text:p text:style-name="P11">5. GNU Project and Bash:</text:p>
      <text:p text:style-name="P1">- The Free Software Foundation (FSF) launched the GNU Project in 1983, aiming to develop a free and open source Unix-like operating system.</text:p>
      <text:p text:style-name="P1">- Bash became an integral component of the GNU operating system and was adopted by various Linux distributions.</text:p>
      <text:p text:style-name="P1">- Bash's inclusion in Linux distributions contributed to its widespread adoption and popularity.</text:p>
      <text:p text:style-name="P1"/>
      <text:p text:style-name="P11">6. Development and Enhancements:</text:p>
      <text:p text:style-name="P1">- Over the years, Bash has undergone continuous development and improvement.</text:p>
      <text:p text:style-name="P1">- New versions of Bash have introduced additional features, improved performance, and enhanced compatibility.</text:p>
      <text:p text:style-name="P1">- Bash has kept up with the evolving needs of users and has become the default shell for many Linux distributions.</text:p>
      <text:p text:style-name="P1"/>
      <text:p text:style-name="P1">Today, Bash remains one of the most widely used shells and scripting languages in the Unix and Linux communities. It is valued for its extensive functionality, compatibility, and its support for automating tasks through scripting. Bash continues to be actively maintained and updated by a dedicated team of developers, ensuring its relevance and usefulness in modern computing environments.</text:p>
      <text:p text:style-name="P1"/>
      <text:h text:style-name="P24" text:outline-level="2"><text:bookmark-start text:name="__RefHeading___Toc5773_2209121519"/>1.3. Features and Advantages of Bash Shell<text:bookmark-end text:name="__RefHeading___Toc5773_2209121519"/></text:h>
      <text:p text:style-name="P1"/>
      <text:p text:style-name="P1">Bash offers several features and advantages that make it a popular choice among users. Here are some key features and advantages of Bash:</text:p>
      <text:p text:style-name="P1"/>
      <text:p text:style-name="P11">1. Command Execution:</text:p>
      <text:p text:style-name="P1">- Bash allows users to execute commands and utilities directly from the command line.</text:p>
      <text:p text:style-name="P1">- It provides a wide range of built-in commands and supports external commands and scripts.</text:p>
      <text:p text:style-name="P1">- Users can control processes, manage files, and interact with the operating system through commands.</text:p>
      <text:p text:style-name="P1"/>
      <text:p text:style-name="P11">2. Scripting Language:</text:p>
      <text:p text:style-name="P1">- Bash provides a powerful scripting language for writing shell scripts.</text:p>
      <text:p text:style-name="P1">- Shell scripts are a series of commands and instructions that can be executed as a single unit.</text:p>
      <text:p text:style-name="P1">- Bash scripting allows for automation, task scheduling, and the creation of custom command-line tools.</text:p>
      <text:p text:style-name="P1"/>
      <text:p text:style-name="P11">3. Variables and Data Manipulation:</text:p>
      <text:p text:style-name="P1">- Bash supports variables, allowing users to store and manipulate data.</text:p>
      <text:p text:style-name="P1">- It provides various data types, including strings, integers, and arrays.</text:p>
      <text:p text:style-name="P1">- Users can assign values to variables, perform arithmetic operations, and manipulate strings using built-in functions.</text:p>
      <text:p text:style-name="P1"/>
      <text:p text:style-name="P11">4. Flow Control:</text:p>
      <text:p text:style-name="P1">- Bash offers flow control mechanisms to control the execution flow of scripts.</text:p>
      <text:p text:style-name="P1">- Conditional statements (if/else) enable users to execute commands based on specific conditions.</text:p>
      <text:p text:style-name="P1">- Looping constructs (for, while, until) allow users to iterate over sets of data and perform repetitive tasks.</text:p>
      <text:p text:style-name="P1"/>
      <text:p text:style-name="P11">5. Input/Output Redirection:</text:p>
      <text:p text:style-name="P1">- Bash provides powerful input/output redirection capabilities.</text:p>
      <text:p text:style-name="P1">- Users can redirect input and output streams to and from files, pipes, and other processes.</text:p>
      <text:p text:style-name="P1">- Redirection allows for flexible handling of input/output, enabling data processing and manipulation.</text:p>
      <text:p text:style-name="P1"/>
      <text:p text:style-name="P11">6. Command Substitution:</text:p>
      <text:p text:style-name="P1">- Bash allows users to capture the output of a command and use it as input for another command.</text:p>
      <text:p text:style-name="P1">- Command substitution is useful for dynamically generating arguments or performing complex command compositions.</text:p>
      <text:p text:style-name="P1"/>
      <text:p text:style-name="P11">7. Shell Customization:</text:p>
      <text:p text:style-name="P1">- Bash allows users to customize their shell environment.</text:p>
      <text:p text:style-name="P1">- Users can define aliases, which are shortcuts for frequently used commands.</text:p>
      <text:p text:style-name="P1">- Shell customization also includes setting environment variables, defining shell functions, and configuring the shell prompt.</text:p>
      <text:p text:style-name="P1"/>
      <text:p text:style-name="P11">8. Extensive Ecosystem:</text:p>
      <text:p text:style-name="P1">- Bash integrates with a vast ecosystem of utilities, tools, and libraries.</text:p>
      <text:p text:style-name="P1">- Users can leverage existing command-line tools and utilities to enhance their Bash scripts.</text:p>
      <text:p text:style-name="P1">- Bash scripts can interact with system utilities, pipes, and other shell scripts, providing a wide range of possibilities.</text:p>
      <text:p text:style-name="P1"><text:soft-page-break/></text:p>
      <text:p text:style-name="P11">9. Portability:</text:p>
      <text:p text:style-name="P1">- Bash is available on various Unix-like operating systems, including Linux, macOS, and BSD.</text:p>
      <text:p text:style-name="P1">- Scripts written in Bash are generally portable across different systems without requiring significant modifications.</text:p>
      <text:p text:style-name="P1"/>
      <text:p text:style-name="P11">10. Community and Support:</text:p>
      <text:p text:style-name="P1">- Bash has a large and active community of users and developers.</text:p>
      <text:p text:style-name="P1">- Users can find extensive documentation, tutorials, and resources online.</text:p>
      <text:p text:style-name="P1">- The community contributes to the development of Bash, ensuring ongoing support and improvement.</text:p>
      <text:p text:style-name="P1"/>
      <text:p text:style-name="P1">These features and advantages make Bash a versatile and powerful tool for command-line interaction, shell scripting, and automation tasks in Unix-like operating systems. Its flexibility, extensive functionality, and wide adoption contribute to its popularity among developers, system administrators, and power users.</text:p>
      <text:p text:style-name="P1"/>
      <text:h text:style-name="P21" text:outline-level="1"><text:bookmark-start text:name="__RefHeading___Toc5775_2209121519"/>2. Getting Started with Bash<text:bookmark-end text:name="__RefHeading___Toc5775_2209121519"/></text:h>
      <text:p text:style-name="P1"/>
      <text:h text:style-name="Heading_20_2" text:outline-level="2"><text:bookmark-start text:name="__RefHeading___Toc5777_2209121519"/>2.1. Bash Shell <text:span text:style-name="T7">B</text:span>asics<text:bookmark-end text:name="__RefHeading___Toc5777_2209121519"/></text:h>
      <text:p text:style-name="P1"/>
      <text:h text:style-name="Heading_20_3" text:outline-level="3"><text:bookmark-start text:name="__RefHeading___Toc5779_2209121519"/>2.1.1. Command-<text:span text:style-name="T7">L</text:span>ine <text:span text:style-name="T7">I</text:span>nterface and <text:span text:style-name="T7">S</text:span>hell <text:span text:style-name="T7">P</text:span>rompt<text:bookmark-end text:name="__RefHeading___Toc5779_2209121519"/></text:h>
      <text:p text:style-name="P1"/>
      <text:p text:style-name="P1">In Bash, the command-line interface (CLI) is the environment where users interact with the shell. The CLI allows users to enter commands and receive output or perform actions based on those commands. The shell prompt is the text displayed on the command line, indicating that the shell is ready to receive user input. Here's an overview of the Bash command-line interface and shell prompt:</text:p>
      <text:p text:style-name="P1"/>
      <text:p text:style-name="P11">1. Command-Line Interface (CLI):</text:p>
      <text:p text:style-name="P1">- The command-line interface is the text-based interface where users can enter commands and interact with the shell.</text:p>
      <text:p text:style-name="P1">- Users can type commands at the prompt and press Enter to execute them.</text:p>
      <text:p text:style-name="P1">- The CLI provides a way to interact with the operating system, run programs, manipulate files, and perform various tasks.</text:p>
      <text:p text:style-name="P1"/>
      <text:p text:style-name="P11">2. Shell Prompt:</text:p>
      <text:p text:style-name="P1">- The shell prompt is the text displayed on the command line, indicating that the shell is ready to accept user input.</text:p>
      <text:p text:style-name="P1">- The prompt typically consists of some combination of characters, such as text, symbols, or special variables.</text:p>
      <text:p text:style-name="P1">- The prompt can vary depending on the configuration and customization of the shell environment.</text:p>
      <text:p text:style-name="P1">- The default Bash prompt usually includes information like the username, hostname, current working directory, and a symbol indicating the prompt.</text:p>
      <text:p text:style-name="P1">- The prompt allows users to identify the shell's readiness for accepting commands and provides context about the current environment.</text:p>
      <text:p text:style-name="P1"/>
      <text:p text:style-name="P1">Here's an example of a typical Bash shell prompt:</text:p>
      <text:p text:style-name="P1"/>
      <text:p text:style-name="Preformatted_20_Text">user@hostname:~/directory$</text:p>
      <text:p text:style-name="P1"/>
      <text:p text:style-name="P1">In the example:</text:p>
      <text:p text:style-name="P1">- "user" represents the username of the current user.</text:p>
      <text:p text:style-name="P1">- "hostname" represents the name of the computer or network hostname.</text:p>
      <text:p text:style-name="P1">- "~/directory" represents the current working directory.</text:p>
      <text:p text:style-name="P1">- "$" is the command prompt symbol, indicating that the shell is ready to receive commands from the user.</text:p>
      <text:p text:style-name="P1"/>
      <text:p text:style-name="P1">The specific appearance of the prompt can be customized to fit the user's preferences or specific needs. Users can modify the prompt by setting the `PS1` environment variable or by customizing their shell configuration file (e.g., `~/.bashrc` or `~/.bash_profile`). Customization options include changing the color, adding time or date information, displaying version control information, and more.</text:p>
      <text:p text:style-name="P1"/>
      <text:p text:style-name="P1"/>
      <text:h text:style-name="P25" text:outline-level="3"><text:bookmark-start text:name="__RefHeading___Toc5781_2209121519"/>2.1.2. Running <text:span text:style-name="T7">C</text:span>ommands and <text:span text:style-name="T7">E</text:span>xecuting <text:span text:style-name="T7">S</text:span>cripts<text:bookmark-end text:name="__RefHeading___Toc5781_2209121519"/></text:h>
      <text:p text:style-name="P1"/>
      <text:p text:style-name="P1">In Bash, running commands and executing scripts is a fundamental aspect of the command-line interface. Here's an overview of how to run commands and execute scripts in Bash:</text:p>
      <text:p text:style-name="P1"/>
      <text:p text:style-name="P12">Running Commands:</text:p>
      <text:p text:style-name="P11"/>
      <text:p text:style-name="P1"><text:span text:style-name="T6">1. Typing Commands:</text:span> To run a command, simply type the command followed by any options or arguments and press Enter. For example:</text:p>
      <text:p text:style-name="P1"/>
      <text:p text:style-name="Preformatted_20_Text"><text:s text:c="3"/>ls -l</text:p>
      <text:p text:style-name="Preformatted_20_Text"><text:s text:c="3"/>echo "Hello, world!"</text:p>
      <text:p text:style-name="Preformatted_20_Text"/>
      <text:p text:style-name="P1"><text:span text:style-name="T6">2. Command Output:</text:span> After executing a command, Bash displays the output generated by the command in the terminal. The output can include text, data, error messages, or a combination thereof.</text:p>
      <text:p text:style-name="P1"/>
      <text:p text:style-name="P1"><text:span text:style-name="T6">3. Command Execution Result:</text:span> Bash also returns an exit status after executing a command. An exit status of 0 typically indicates success, while a non-zero value signifies an error or failure.</text:p>
      <text:p text:style-name="P1"/>
      <text:p text:style-name="P12">Executing Scripts:</text:p>
      <text:p text:style-name="P1"/>
      <text:p text:style-name="P1"><text:span text:style-name="T6">1. Creating a Script:</text:span> To execute a Bash script, create a plain text file with a `.sh` extension (e.g., `script.sh`). Within the script file, write the desired commands and save the file.</text:p>
      <text:p text:style-name="P1"/>
      <text:p text:style-name="P1"><text:span text:style-name="T6">2. Making the Script Executable:</text:span> Before executing the script, ensure that it has the necessary permissions to be executed. Use the `chmod` command to make the script file executable. For example:</text:p>
      <text:p text:style-name="P1"/>
      <text:p text:style-name="Preformatted_20_Text"><text:s text:c="3"/>chmod +x script.sh</text:p>
      <text:p text:style-name="P1"/>
      <text:p text:style-name="P1"><text:span text:style-name="T6">3. Running the Script:</text:span> To execute the script, type its filename or path and press Enter. For example:</text:p>
      <text:p text:style-name="P1"/>
      <text:p text:style-name="Preformatted_20_Text"><text:s text:c="3"/>./script.sh</text:p>
      <text:p text:style-name="P1"/>
      <text:p text:style-name="P1"><text:span text:style-name="T6">4. Script Output: </text:span>Similar to running commands, Bash displays the output generated by the script in the terminal.</text:p>
      <text:p text:style-name="P1"/>
      <text:p text:style-name="P1">Script Execution Examples:</text:p>
      <text:p text:style-name="P1"/>
      <text:p text:style-name="P1">- Simple script example:</text:p>
      <text:p text:style-name="P1"/>
      <text:p text:style-name="Preformatted_20_Text"><text:s text:c="2"/>#!/bin/bash</text:p>
      <text:p text:style-name="Preformatted_20_Text"><text:s text:c="2"/>echo "Welcome to my script!"</text:p>
      <text:p text:style-name="Preformatted_20_Text"><text:s text:c="2"/>echo "Today's date is $(date)."</text:p>
      <text:p text:style-name="P1"/>
      <text:p text:style-name="P1">- Executing the script:</text:p>
      <text:p text:style-name="P1"/>
      <text:p text:style-name="Preformatted_20_Text"><text:s text:c="2"/>./script.sh</text:p>
      <text:p text:style-name="P1"/>
      <text:p text:style-name="P1">Executing the above script would produce the following output:</text:p>
      <text:p text:style-name="P1"/>
      <text:p text:style-name="Preformatted_20_Text"><text:soft-page-break/>Welcome to my script!</text:p>
      <text:p text:style-name="Preformatted_20_Text">Today's date is Mon Nov 1 12:34:56 UTC 2021.</text:p>
      <text:p text:style-name="P1"/>
      <text:p text:style-name="P1"><text:span text:style-name="T6">Note:</text:span> To execute a script without specifying the path, ensure that the script file is located within a directory listed in the `PATH` environment variable.</text:p>
      <text:p text:style-name="P1"/>
      <text:p text:style-name="P1">Executing commands and running scripts in Bash allows users to perform various tasks, automate processes, and interact with the operating system efficiently through the command-line interface.</text:p>
      <text:p text:style-name="P1"/>
      <text:h text:style-name="P25" text:outline-level="3"><text:bookmark-start text:name="__RefHeading___Toc5783_2209121519"/>2.1.3. Command-<text:span text:style-name="T23">L</text:span>ine <text:span text:style-name="T23">E</text:span>diting and <text:span text:style-name="T23">H</text:span>istory<text:bookmark-end text:name="__RefHeading___Toc5783_2209121519"/></text:h>
      <text:p text:style-name="P1"/>
      <text:p text:style-name="P1">In Bash, the command-line interface provides various features for command-line editing and command history. These features enhance productivity and allow users to work more efficiently. Here's an overview of command-line editing and history in Bash:</text:p>
      <text:p text:style-name="P1"/>
      <text:p text:style-name="P12">Command-Line Editing:</text:p>
      <text:p text:style-name="P1"/>
      <text:p text:style-name="P11">1. Cursor Movement:</text:p>
      <text:p text:style-name="P1">- Bash allows you to move the cursor within the command line using keyboard shortcuts.</text:p>
      <text:p text:style-name="P1">- Use the arrow keys to move left or right character by character.</text:p>
      <text:p text:style-name="P1">- Press Ctrl + A to move to the beginning of the line.</text:p>
      <text:p text:style-name="P1">- Press Ctrl + E to move to the end of the line.</text:p>
      <text:p text:style-name="P1"/>
      <text:p text:style-name="P11">2. Editing Shortcuts:</text:p>
      <text:p text:style-name="P1">- Bash provides shortcuts for editing commands on the command line.</text:p>
      <text:p text:style-name="P1">- Press Ctrl + U to delete the text from the cursor to the beginning of the line.</text:p>
      <text:p text:style-name="P1">- Press Ctrl + K to delete the text from the cursor to the end of the line.</text:p>
      <text:p text:style-name="P1">- Press Ctrl + W to delete the word before the cursor.</text:p>
      <text:p text:style-name="P1">- Press Ctrl + Y to paste the most recently deleted text.</text:p>
      <text:p text:style-name="P1"/>
      <text:p text:style-name="P11">3. Tab Completion:</text:p>
      <text:p text:style-name="P1">- Bash supports tab completion, which allows you to quickly complete commands, file names, and paths.</text:p>
      <text:p text:style-name="P1">- Start typing a command or file name and press Tab to have Bash complete it based on available options.</text:p>
      <text:p text:style-name="P1">- Press Tab twice to display a list of possible completions if multiple options exist.</text:p>
      <text:p text:style-name="P1"/>
      <text:p text:style-name="P12">Command History:</text:p>
      <text:p text:style-name="P1"/>
      <text:p text:style-name="P11">1. Viewing Command History:</text:p>
      <text:p text:style-name="P1">- Bash keeps a history of the commands you have entered.</text:p>
      <text:p text:style-name="P1">- To view previous commands, use the up and down arrow keys.</text:p>
      <text:p text:style-name="P1">- Alternatively, you can type `history` to display a list of previous commands along with their line numbers.</text:p>
      <text:p text:style-name="P1"/>
      <text:p text:style-name="P11">2. Executing Commands from History:</text:p>
      <text:p text:style-name="P1">- To execute a command from history, use the up and down arrow keys to navigate to the desired command and press Enter.</text:p>
      <text:p text:style-name="P1"/>
      <text:p text:style-name="P11">3. Searching Command History:</text:p>
      <text:p text:style-name="P1">- Press Ctrl + R to initiate a reverse search through the command history.</text:p>
      <text:p text:style-name="P1">- Start typing a keyword related to the command you want to find, and Bash will search for matching commands in the history.</text:p>
      <text:p text:style-name="P1">- Press Ctrl + R again to find the next matching command.</text:p>
      <text:p text:style-name="P1">- Once you find the desired command, press Enter to execute it.</text:p>
      <text:p text:style-name="P1"/>
      <text:p text:style-name="P11">4. Reusing Commands from History:</text:p>
      <text:p text:style-name="P1">- You can reuse a command from history by referencing its line number.</text:p>
      <text:p text:style-name="P1">- Use an exclamation mark (`!`) followed by the line number to execute a specific command from history.</text:p>
      <text:p text:style-name="P1"><text:soft-page-break/>- For example, `!100` will execute the command on line number 100.</text:p>
      <text:p text:style-name="P1"/>
      <text:p text:style-name="P1">These command-line editing and history features in Bash enable you to navigate and edit commands efficiently, saving time and reducing typing errors. They provide flexibility in recalling and reusing previous commands, making the command-line interface more powerful and user-friendly.</text:p>
      <text:p text:style-name="P1"/>
      <text:h text:style-name="P24" text:outline-level="2"><text:bookmark-start text:name="__RefHeading___Toc5785_2209121519"/>2.2. Navigating the File System<text:bookmark-end text:name="__RefHeading___Toc5785_2209121519"/></text:h>
      <text:p text:style-name="P1"/>
      <text:h text:style-name="Heading_20_3" text:outline-level="3"><text:bookmark-start text:name="__RefHeading___Toc5787_2209121519"/>2.2.1. Working <text:span text:style-name="T7">W</text:span>ith <text:span text:style-name="T7">D</text:span>irectories and <text:span text:style-name="T7">F</text:span>iles<text:bookmark-end text:name="__RefHeading___Toc5787_2209121519"/></text:h>
      <text:p text:style-name="P1"/>
      <text:p text:style-name="P1">In Bash, working with directories and files is essential for navigating the file system, managing files, and performing various operations. Here are some common commands and techniques for working with directories and files:</text:p>
      <text:p text:style-name="P1"/>
      <text:p text:style-name="P11">1. Listing Files and Directories:</text:p>
      <text:p text:style-name="P1">- `ls`: Lists files and directories in the current directory.</text:p>
      <text:p text:style-name="P1">- Example: `ls` or `ls -l` (for detailed listing).</text:p>
      <text:p text:style-name="P1"/>
      <text:p text:style-name="P11">2. Changing Directories:</text:p>
      <text:p text:style-name="P1">- `cd`: Changes the current working directory.</text:p>
      <text:p text:style-name="P1">- Example: `cd directory_name` or `cd /path/to/directory`.</text:p>
      <text:p text:style-name="P1"/>
      <text:p text:style-name="P11">3. Creating Directories:</text:p>
      <text:p text:style-name="P1">- `mkdir`: Creates a new directory.</text:p>
      <text:p text:style-name="P1">- Example: `mkdir directory_name` or `mkdir -p /path/to/new_directory` (with parent directories).</text:p>
      <text:p text:style-name="P1"/>
      <text:p text:style-name="P11">4. Removing Directories:</text:p>
      <text:p text:style-name="P1">- `rmdir`: Removes an empty directory.</text:p>
      <text:p text:style-name="P1">- Example: `rmdir directory_name`.</text:p>
      <text:p text:style-name="P1">- `rm`: Removes a directory and its contents recursively.</text:p>
      <text:p text:style-name="P1">- Example: `rm -r directory_name`.</text:p>
      <text:p text:style-name="P1"/>
      <text:p text:style-name="P11">5. Copying Files and Directories:</text:p>
      <text:p text:style-name="P1">- `cp`: Copies files and directories.</text:p>
      <text:p text:style-name="P1">- Example: `cp file_name destination_directory` or `cp -r directory_name destination_directory` (for directories).</text:p>
      <text:p text:style-name="P1"/>
      <text:p text:style-name="P11">6. Moving/Renaming Files and Directories:</text:p>
      <text:p text:style-name="P1">- `mv`: Moves or renames files and directories.</text:p>
      <text:p text:style-name="P1">- Example: `mv file_name destination_directory` or `mv old_name new_name` (for renaming).</text:p>
      <text:p text:style-name="P1"/>
      <text:p text:style-name="P11">7. Removing Files:</text:p>
      <text:p text:style-name="P1">- `rm`: Removes files.</text:p>
      <text:p text:style-name="P1">- Example: `rm file_name` or `rm -r directory_name` (to remove a directory and its contents).</text:p>
      <text:p text:style-name="P1"/>
      <text:p text:style-name="P11">8. Displaying File Contents:</text:p>
      <text:p text:style-name="P1">- `cat`: Displays the contents of a file.</text:p>
      <text:p text:style-name="P1">- Example: `cat file_name`.</text:p>
      <text:p text:style-name="P1">- `less`: Displays file contents one page at a time, allowing scrolling.</text:p>
      <text:p text:style-name="P1">- Example: `less file_name`.</text:p>
      <text:p text:style-name="P1"/>
      <text:p text:style-name="P11">9. Creating Files:</text:p>
      <text:p text:style-name="P1">- `touch`: Creates an empty file or updates the timestamp of an existing file.</text:p>
      <text:p text:style-name="P1">- Example: `touch file_name`.</text:p>
      <text:p text:style-name="P1"/>
      <text:p text:style-name="P1"/>
      <text:p text:style-name="P11"><text:soft-page-break/>10. Finding Files:</text:p>
      <text:p text:style-name="P1">- `find`: Searches for files and directories based on various criteria.</text:p>
      <text:p text:style-name="P1">- Example: `find /path/to/search -name "*.txt"` (finds all `.txt` files in the specified directory and its subdirectories).</text:p>
      <text:p text:style-name="P1"/>
      <text:p text:style-name="P1">These are just a few examples of the commands and techniques for working with directories and files in Bash. Bash provides a wide range of file management commands and options, allowing you to navigate, manipulate, and perform operations on files and directories efficiently within the command-line interface.</text:p>
      <text:p text:style-name="P1"/>
      <text:h text:style-name="P25" text:outline-level="3"><text:bookmark-start text:name="__RefHeading___Toc5789_2209121519"/>2.2.2. File <text:span text:style-name="T7">P</text:span>ermissions and <text:span text:style-name="T7">O</text:span>wnership<text:bookmark-end text:name="__RefHeading___Toc5789_2209121519"/></text:h>
      <text:p text:style-name="P1"/>
      <text:p text:style-name="P1">In Bash, file permissions and ownership play a crucial role in managing access to files and ensuring the security and integrity of the system. Here's an overview of file permissions and ownership in Bash:</text:p>
      <text:p text:style-name="P1"/>
      <text:p text:style-name="P11">1. File Permissions:</text:p>
      <text:p text:style-name="P1">- In Bash, each file has three sets of permissions: read (r), write (w), and execute (x).</text:p>
      <text:p text:style-name="P1">- Permissions are assigned to three different entities: the file owner, the group owner, and others (everyone else).</text:p>
      <text:p text:style-name="P1">- The `ls -l` command displays the file permissions along with other details.</text:p>
      <text:p text:style-name="P1">- Example output: `-rw-r--r-- 1 owner group 1024 May 18 14:30 file.txt`</text:p>
      <text:p text:style-name="P1">- In this example, the file permissions are `-rw-r--r--`, indicating that the owner has read and write permissions, while the group owner and others have only read permissions.</text:p>
      <text:p text:style-name="P1"/>
      <text:p text:style-name="P11">2. Changing File Permissions:</text:p>
      <text:p text:style-name="P1">- `chmod`: Changes the file permissions.</text:p>
      <text:p text:style-name="P1">- Numeric method: Permissions can be set using numeric values.</text:p>
      <text:p text:style-name="P1">- Each permission (r, w, or x) has a numeric value: r=4, w=2, x=1.</text:p>
      <text:p text:style-name="P1">- The sum of these values represents the permission value for each entity.</text:p>
      <text:p text:style-name="P1">- Example: `chmod 755 file.txt` (sets read, write, and execute permissions for the owner, and read and execute permissions for the group owner and others).</text:p>
      <text:p text:style-name="P1">- Symbolic method: Permissions can also be set using symbolic notation.</text:p>
      <text:p text:style-name="P1">- "+" adds a permission, "-" removes a permission, and "=" sets the permissions explicitly.</text:p>
      <text:p text:style-name="P1">- Example: `chmod u+w file.txt` (adds write permission for the owner).</text:p>
      <text:p text:style-name="P1"/>
      <text:p text:style-name="P11">3. File Ownership:</text:p>
      <text:p text:style-name="P1">- Each file in Bash has an owner and a group owner associated with it.</text:p>
      <text:p text:style-name="P1">- The `ls -l` command displays the owner and group owner of the file.</text:p>
      <text:p text:style-name="P1">- Example output: `-rw-r--r-- 1 owner group 1024 May 18 14:30 file.txt`</text:p>
      <text:p text:style-name="P1">- In this example, the file is owned by "owner" and belongs to the group "group."</text:p>
      <text:p text:style-name="P1"/>
      <text:p text:style-name="P11">4. Changing File Ownership:</text:p>
      <text:p text:style-name="P1">- `chown`: Changes the owner of a file.</text:p>
      <text:p text:style-name="P1">- Example: `chown new_owner file.txt` (changes the owner to "new_owner").</text:p>
      <text:p text:style-name="P1">- `chgrp`: Changes the group owner of a file.</text:p>
      <text:p text:style-name="P1">- Example: `chgrp new_group file.txt` (changes the group owner to "new_group").</text:p>
      <text:p text:style-name="P1"/>
      <text:p text:style-name="P1">File permissions and ownership allow you to control access to files and directories in Bash. By managing permissions, you can specify who can read, write, and execute files. Ownership determines the user and group that have control over the file. Understanding and correctly managing file permissions and ownership is crucial for maintaining security and controlling access to sensitive data in a Bash environment.</text:p>
      <text:p text:style-name="P1"/>
      <text:h text:style-name="P25" text:outline-level="3"><text:bookmark-start text:name="__RefHeading___Toc6183_3282031574"/>2.2.3. File <text:span text:style-name="T8">G</text:span>lobbing and <text:span text:style-name="T8">W</text:span>ildcard <text:span text:style-name="T8">P</text:span>atterns<text:bookmark-end text:name="__RefHeading___Toc6183_3282031574"/></text:h>
      <text:p text:style-name="P1"/>
      <text:p text:style-name="P1">In Bash, file globbing and wildcard patterns provide a powerful mechanism for pattern matching and selecting multiple files or directories based on specific criteria. Here's an overview of file globbing and wildcard patterns in Bash:</text:p>
      <text:p text:style-name="P1"/>
      <text:p text:style-name="P11">1. Wildcard Characters:</text:p>
      <text:p text:style-name="P1">- Asterisk `*`: Matches any sequence of characters (including no characters).</text:p>
      <text:p text:style-name="P1">- Question mark `?`: Matches any single character.</text:p>
      <text:p text:style-name="P1">- Square brackets `[]`: Matches any single character within the specified range or set.</text:p>
      <text:p text:style-name="P1">- Example: `[abc]` matches either 'a', 'b', or 'c'.</text:p>
      <text:p text:style-name="P1">- Example: `[0-9]` matches any digit from 0 to 9.</text:p>
      <text:p text:style-name="P1">- Example: `[!aeiou]` matches any character except 'a', 'e', 'i', 'o', or 'u'.</text:p>
      <text:p text:style-name="P1"/>
      <text:p text:style-name="P11">2. File Globbing:</text:p>
      <text:p text:style-name="P1">- File globbing allows you to use wildcard patterns to select multiple files or directories.</text:p>
      <text:p text:style-name="P1">- Example: `ls *.txt` lists all files ending with the ".txt" extension.</text:p>
      <text:p text:style-name="P1">- Example: `rm file*.txt` deletes all files starting with "file" and ending with ".txt".</text:p>
      <text:p text:style-name="P1"/>
      <text:p text:style-name="P11">3. Recursive Globbing:</text:p>
      <text:p text:style-name="P1">- Double asterisk `**`: Matches directories and subdirectories recursively.</text:p>
      <text:p text:style-name="P1">- Example: `ls **/*.txt` lists all ".txt" files in the current directory and its subdirectories.</text:p>
      <text:p text:style-name="P1">- Note: Recursive globbing requires the `globstar` option to be enabled (`shopt -s globstar`).</text:p>
      <text:p text:style-name="P1"/>
      <text:p text:style-name="P11">4. Brace Expansion:</text:p>
      <text:p text:style-name="P1">- Curly braces `{}`: Expands multiple patterns separated by commas or ranges.</text:p>
      <text:p text:style-name="P1">- Example: `cp file{1,2,3}.txt destination` copies files "file1.txt", "file2.txt", and "file3.txt" to the "destination" directory.</text:p>
      <text:p text:style-name="P1">- Example: `touch {apple,banana,orange}_{1..3}.txt` creates files like "apple_1.txt", "banana_2.txt", "orange_3.txt".</text:p>
      <text:p text:style-name="P1"/>
      <text:p text:style-name="P11">5. Escape Character:</text:p>
      <text:p text:style-name="P1">- Backslash `\`: Escapes a special character to be treated as a literal character.</text:p>
      <text:p text:style-name="P1">- Example: `ls \*.txt` matches a file named "*.txt" instead of using the asterisk as a wildcard.</text:p>
      <text:p text:style-name="P1"/>
      <text:p text:style-name="P1">Wildcard patterns and file globbing provide a flexible and convenient way to select and manipulate files and directories in Bash. They are commonly used in commands such as `ls`, `cp`, `mv`, `rm`, and others, allowing you to perform operations on multiple files or directories based on specific patterns or criteria. Understanding and utilizing wildcard patterns effectively can greatly enhance your productivity when working with files in the Bash shell.</text:p>
      <text:p text:style-name="P1"/>
      <text:h text:style-name="P24" text:outline-level="2"><text:bookmark-start text:name="__RefHeading___Toc5791_2209121519"/>2.3. Understanding Shell Variables<text:bookmark-end text:name="__RefHeading___Toc5791_2209121519"/></text:h>
      <text:p text:style-name="P1"/>
      <text:h text:style-name="Heading_20_3" text:outline-level="3"><text:bookmark-start text:name="__RefHeading___Toc5793_2209121519"/>2.3.1. Variable <text:span text:style-name="T23">T</text:span>ypes and <text:span text:style-name="T23">N</text:span>aming <text:span text:style-name="T23">C</text:span>onventions<text:bookmark-end text:name="__RefHeading___Toc5793_2209121519"/></text:h>
      <text:p text:style-name="P1"/>
      <text:p text:style-name="P1">In Bash, variables are used to store data and provide a way to manipulate and work with values within scripts. Bash supports different types of variables and follows specific naming conventions. Here's an overview of variable types and naming conventions in Bash:</text:p>
      <text:p text:style-name="P1"/>
      <text:p text:style-name="P11">1. Variable Types:</text:p>
      <text:p text:style-name="P1">- String Variables: These variables store textual data.</text:p>
      <text:p text:style-name="P1">- Example: `name="John"`</text:p>
      <text:p text:style-name="P1">- Integer Variables: These variables store numeric values.</text:p>
      <text:p text:style-name="P1">- Example: `age=25`</text:p>
      <text:p text:style-name="P1">- Array Variables: These variables can store multiple values.</text:p>
      <text:p text:style-name="P1">- Example: `fruits=("apple" "banana" "orange")`</text:p>
      <text:p text:style-name="P1"/>
      <text:p text:style-name="P11">2. Variable Naming Conventions:</text:p>
      <text:p text:style-name="P1">- Variable names are case-sensitive and consist of letters, digits, and underscores.</text:p>
      <text:p text:style-name="P1">- A variable name must start with a letter or an underscore.</text:p>
      <text:p text:style-name="P1">- It is recommended to use lowercase letters for variable names to differentiate them from environment variables (which are typically uppercase).</text:p>
      <text:p text:style-name="P1">- Avoid using special characters or spaces in variable names to prevent conflicts and ensure compatibility.</text:p>
      <text:p text:style-name="P1"/>
      <text:p text:style-name="P1"><text:span text:style-name="T6">3. Variable Assignment:</text:span></text:p>
      <text:p text:style-name="P1">- To assign a value to a variable, use the assignment operator (`=`).</text:p>
      <text:p text:style-name="P1">- No spaces are allowed around the assignment operator.</text:p>
      <text:p text:style-name="P1">- Example: `name="John"`</text:p>
      <text:p text:style-name="P1"/>
      <text:p text:style-name="P11">4. Variable Expansion:</text:p>
      <text:p text:style-name="P1">- To access the value stored in a variable, prefix the variable name with a dollar sign (`$`).</text:p>
      <text:p text:style-name="P1">- Example: `echo $name` (prints the value of the `name` variable).</text:p>
      <text:p text:style-name="P1"/>
      <text:p text:style-name="P11">5. Readonly Variables:</text:p>
      <text:p text:style-name="P1">- To make a variable read-only (immutable), use the `readonly` command.</text:p>
      <text:p text:style-name="P1">- Once a variable is declared as readonly, its value cannot be changed.</text:p>
      <text:p text:style-name="P1">- Example: `readonly name="John"`</text:p>
      <text:p text:style-name="P1"/>
      <text:p text:style-name="P11">6. Environment Variables:</text:p>
      <text:p text:style-name="P1">- Bash also has predefined environment variables that store system-related information.</text:p>
      <text:p text:style-name="P1">- Environment variables are typically in uppercase letters.</text:p>
      <text:p text:style-name="P1">- Example: `echo $HOME` (prints the home directory path).</text:p>
      <text:p text:style-name="P1"/>
      <text:p text:style-name="P1">It's important to note that Bash does not have strict variable types like some programming languages. Variables in Bash are considered as strings by default, but they can hold different types of values based on their usage and context.</text:p>
      <text:p text:style-name="P1"/>
      <text:p text:style-name="P1">When naming variables in Bash, choose descriptive names that convey the purpose or content of the variable. This helps improve code readability and maintainability.</text:p>
      <text:p text:style-name="P1"/>
      <text:h text:style-name="P25" text:outline-level="3"><text:bookmark-start text:name="__RefHeading___Toc6045_322558264"/>2.3.2. Assigning and <text:span text:style-name="T8">A</text:span>ccessing <text:span text:style-name="T8">V</text:span>ariables<text:bookmark-end text:name="__RefHeading___Toc6045_322558264"/></text:h>
      <text:p text:style-name="P1"/>
      <text:p text:style-name="P1">In Bash, variables are used to store and manipulate data. Assigning values to variables and accessing their contents is a fundamental aspect of working with variables in Bash. Here's an overview of how to assign and access variables in Bash:</text:p>
      <text:p text:style-name="P1"/>
      <text:p text:style-name="P11">Assigning Variables:</text:p>
      <text:p text:style-name="P1">- To assign a value to a variable, use the assignment operator (`=`).</text:p>
      <text:p text:style-name="P1">- No spaces are allowed around the assignment operator.</text:p>
      <text:p text:style-name="P1">- Example: `name="John"` assigns the value "John" to the variable `name`.</text:p>
      <text:p text:style-name="P1"/>
      <text:p text:style-name="P11">Accessing Variable Contents:</text:p>
      <text:p text:style-name="P1">- To access the contents of a variable, prefix the variable name with a dollar sign (`$`).</text:p>
      <text:p text:style-name="P1">- Example: `echo $name` prints the value of the `name` variable.</text:p>
      <text:p text:style-name="P1"/>
      <text:p text:style-name="Preformatted_20_Text"># Assigning variables</text:p>
      <text:p text:style-name="Preformatted_20_Text">name="John"</text:p>
      <text:p text:style-name="Preformatted_20_Text">age=25</text:p>
      <text:p text:style-name="Preformatted_20_Text">fruits=("apple" "banana" "orange")</text:p>
      <text:p text:style-name="Preformatted_20_Text"/>
      <text:p text:style-name="Preformatted_20_Text"># Accessing variable contents</text:p>
      <text:p text:style-name="Preformatted_20_Text">echo "Name: $name"</text:p>
      <text:p text:style-name="Preformatted_20_Text">echo "Age: $age"</text:p>
      <text:p text:style-name="Preformatted_20_Text">echo "Fruits: ${fruits[@]}"</text:p>
      <text:p text:style-name="Preformatted_20_Text"/>
      <text:p text:style-name="P1">Output:</text:p>
      <text:p text:style-name="P1"/>
      <text:p text:style-name="Preformatted_20_Text">Name: John</text:p>
      <text:p text:style-name="Preformatted_20_Text">Age: 25</text:p>
      <text:p text:style-name="Preformatted_20_Text">Fruits: apple banana orange</text:p>
      <text:p text:style-name="P1"/>
      <text:p text:style-name="P1">In the example above, the variable `name` is assigned the value "John", `age` is assigned the value 25, and `fruits` is assigned an array with three elements. The `echo` command is then used to access and print the contents of these variables.</text:p>
      <text:p text:style-name="P1"/>
      <text:p text:style-name="P1">It's important to note that when accessing variables, using double quotes around the variable name (`"$variable"`) preserves any spaces or special characters in the variable's value. However, if you want the variable's value to be subject to word splitting and globbing, you can omit the double quotes.</text:p>
      <text:p text:style-name="P1"/>
      <text:p text:style-name="P1">By assigning values to variables and accessing their contents, you can store and retrieve data in Bash scripts, enabling you to perform various operations and manipulations as needed.</text:p>
      <text:p text:style-name="P1"/>
      <text:h text:style-name="P25" text:outline-level="3"><text:bookmark-start text:name="__RefHeading___Toc5795_2209121519"/>2.3.3. Environment <text:span text:style-name="T23">V</text:span>ariables and <text:span text:style-name="T23">S</text:span>hell <text:span text:style-name="T23">B</text:span>uilt-in <text:span text:style-name="T23">V</text:span>ariables<text:bookmark-end text:name="__RefHeading___Toc5795_2209121519"/></text:h>
      <text:p text:style-name="P1"/>
      <text:p text:style-name="P1">In Bash, there are two types of predefined variables: environment variables and shell built-in variables. Let's take a closer look at each of these types:</text:p>
      <text:p text:style-name="P1"/>
      <text:p text:style-name="P11">1. Environment Variables:</text:p>
      <text:p text:style-name="P1">- Environment variables are globally available variables that store information about the environment in which the shell operates.</text:p>
      <text:p text:style-name="P1">- They are inherited by child processes and can be accessed by any command or script running within the environment.</text:p>
      <text:p text:style-name="P1">- Commonly used environment variables:</text:p>
      <text:p text:style-name="P1"><text:s text:c="5"/>- `HOME`: Stores the path to the user's home directory.</text:p>
      <text:p text:style-name="P1"><text:s text:c="5"/>- `PATH`: Specifies the directories to search for executable files.</text:p>
      <text:p text:style-name="P1"><text:s text:c="5"/>- `USER` or `USERNAME`: Contains the username of the currently logged-in user.</text:p>
      <text:p text:style-name="P1"><text:s text:c="5"/>- `SHELL`: Stores the path to the current shell executable.</text:p>
      <text:p text:style-name="P1">- You can view all environment variables by running the `env` or `printenv` command.</text:p>
      <text:p text:style-name="P1"/>
      <text:p text:style-name="P11">2. Shell Built-in Variables:</text:p>
      <text:p text:style-name="P1">- Shell built-in variables are specific to the shell and provide information about the shell's settings and behavior.</text:p>
      <text:p text:style-name="P1">- They are maintained and updated by the shell itself and can be accessed within shell scripts or interactively in the shell.</text:p>
      <text:p text:style-name="P1">- Commonly used shell built-in variables:</text:p>
      <text:p text:style-name="P1"><text:s text:c="5"/>- `PWD`: Stores the current working directory.</text:p>
      <text:p text:style-name="P1"><text:s text:c="5"/>- `OLDPWD`: Contains the previous working directory.</text:p>
      <text:p text:style-name="P1"><text:s text:c="5"/>- `IFS`: Defines the internal field separator used for word splitting.</text:p>
      <text:p text:style-name="P1"><text:s text:c="5"/>- `BASH_VERSION`: Stores the version of the Bash shell.</text:p>
      <text:p text:style-name="P1">- You can access the value of a shell built-in variable by prefixing it with a dollar sign (`$`).</text:p>
      <text:p text:style-name="P1"/>
      <text:p text:style-name="P1">Example:</text:p>
      <text:p text:style-name="P1"/>
      <text:p text:style-name="Preformatted_20_Text"># Accessing environment variables</text:p>
      <text:p text:style-name="Preformatted_20_Text">echo "Home directory: $HOME"</text:p>
      <text:p text:style-name="Preformatted_20_Text">echo "Path: $PATH"</text:p>
      <text:p text:style-name="Preformatted_20_Text">echo "Logged-in user: $USER"</text:p>
      <text:p text:style-name="Preformatted_20_Text"/>
      <text:p text:style-name="Preformatted_20_Text"># Accessing shell built-in variables</text:p>
      <text:p text:style-name="Preformatted_20_Text">echo "Current working directory: $PWD"</text:p>
      <text:p text:style-name="Preformatted_20_Text">echo "Old working directory: $OLDPWD"</text:p>
      <text:p text:style-name="Preformatted_20_Text">echo "Bash version: $BASH_VERSION"</text:p>
      <text:p text:style-name="P1"/>
      <text:p text:style-name="P1">Output:</text:p>
      <text:p text:style-name="P1"/>
      <text:p text:style-name="Preformatted_20_Text">Home directory: /home/username</text:p>
      <text:p text:style-name="Preformatted_20_Text">Path: /usr/local/sbin:/usr/local/bin:/usr/sbin:/usr/bin:/sbin:/bin</text:p>
      <text:p text:style-name="Preformatted_20_Text">Logged-in user: username</text:p>
      <text:p text:style-name="Preformatted_20_Text">Current working directory: /home/username/scripts</text:p>
      <text:p text:style-name="Preformatted_20_Text">Old working directory: /home/username/documents</text:p>
      <text:p text:style-name="Preformatted_20_Text">Bash version: 5.1.4(1)-release</text:p>
      <text:p text:style-name="P1"/>
      <text:p text:style-name="P1">In the example above, we access and print the values of various environment variables and shell built-in variables. The environment variables provide information about the system's environment, while the shell built-in variables offer details about the shell's settings and behavior.</text:p>
      <text:p text:style-name="P1"/>
      <text:h text:style-name="P21" text:outline-level="1"><text:bookmark-start text:name="__RefHeading___Toc5797_2209121519"/>3. Writing Bash Scripts<text:bookmark-end text:name="__RefHeading___Toc5797_2209121519"/></text:h>
      <text:h text:style-name="Heading_20_2" text:outline-level="2"><text:bookmark-start text:name="__RefHeading___Toc5799_2209121519"/>3.1. Script Structure and Execution<text:bookmark-end text:name="__RefHeading___Toc5799_2209121519"/></text:h>
      <text:h text:style-name="Heading_20_3" text:outline-level="3"><text:bookmark-start text:name="__RefHeading___Toc5801_2209121519"/>3.1.1. Shebang and <text:span text:style-name="T9">S</text:span>cript <text:span text:style-name="T9">F</text:span>ile <text:span text:style-name="T9">F</text:span>ormat<text:bookmark-end text:name="__RefHeading___Toc5801_2209121519"/></text:h>
      <text:p text:style-name="P1"/>
      <text:p text:style-name="P1">In Bash, the shebang and script file format are essential for creating executable shell scripts. Let's explore what they are and how they are used:</text:p>
      <text:p text:style-name="P1"/>
      <text:p text:style-name="P11">1. Shebang:</text:p>
      <text:p text:style-name="P1">- The shebang, also known as the hashbang or interpreter directive, is a special line at the beginning of a script file that specifies the interpreter to be used to execute the script.</text:p>
      <text:p text:style-name="P1">- The shebang line starts with `#!` followed by the path to the interpreter.</text:p>
      <text:p text:style-name="P1">- For Bash scripts, the shebang line typically looks like `#!/bin/bash` or `#!/usr/bin/env bash`, depending on the location of the Bash executable on your system.</text:p>
      <text:p text:style-name="P1">- The shebang line allows you to run the script directly without explicitly specifying the interpreter in the command line.</text:p>
      <text:p text:style-name="P1">- Example:</text:p>
      <text:p text:style-name="P1"/>
      <text:p text:style-name="Preformatted_20_Text">#!/bin/bash</text:p>
      <text:p text:style-name="Preformatted_20_Text">echo "Hello, world!"</text:p>
      <text:p text:style-name="Preformatted_20_Text"/>
      <text:p text:style-name="P11">2. Script File Format:</text:p>
      <text:p text:style-name="P1">- Bash scripts are plain text files with a `.sh` extension (although the extension is not strictly required).</text:p>
      <text:p text:style-name="P1">- The script file should have executable permissions to be run as a script.</text:p>
      <text:p text:style-name="P1">- To make a script executable, you can use the `chmod` command: `chmod +x script.sh`.</text:p>
      <text:p text:style-name="P1">- The script file should be saved with proper line endings (Unix-style LF line endings) to ensure compatibility.</text:p>
      <text:p text:style-name="P1">- It's recommended to include a shebang line as the first line of the script to specify the interpreter.</text:p>
      <text:p text:style-name="P1">- Example:</text:p>
      <text:p text:style-name="P1"/>
      <text:p text:style-name="Preformatted_20_Text">#!/bin/bash</text:p>
      <text:p text:style-name="Preformatted_20_Text">echo "Hello, world!"</text:p>
      <text:p text:style-name="Preformatted_20_Text"/>
      <text:p text:style-name="P1">To run a Bash script, you can use the following command:</text:p>
      <text:p text:style-name="P1"/>
      <text:p text:style-name="Preformatted_20_Text">./script.sh</text:p>
      <text:p text:style-name="P1"/>
      <text:p text:style-name="P1">Make sure to navigate to the directory where the script is located before running the command. The shebang line ensures that the script is executed using the specified interpreter (in this case, Bash).</text:p>
      <text:p text:style-name="P1"/>
      <text:p text:style-name="P1">By including the shebang line and following the proper script file format, you can create executable Bash scripts that can be easily executed and shared across different systems.</text:p>
      <text:p text:style-name="P1"/>
      <text:h text:style-name="P25" text:outline-level="3"><text:bookmark-start text:name="__RefHeading___Toc5803_2209121519"/>3.1.2. Script <text:span text:style-name="T23">E</text:span>xecution <text:span text:style-name="T23">M</text:span>ethods<text:bookmark-end text:name="__RefHeading___Toc5803_2209121519"/></text:h>
      <text:p text:style-name="P1"/>
      <text:p text:style-name="P1">In Bash, there are several methods to execute a shell script. Here are the common ways to run a Bash script:</text:p>
      <text:p text:style-name="P1"/>
      <text:p text:style-name="P11">1. Executing a <text:span text:style-name="T9">S</text:span>cript <text:span text:style-name="T9">D</text:span>irectly:</text:p>
      <text:p text:style-name="P1">- If the script has the necessary permissions, you can execute it directly by specifying the path to the script file.</text:p>
      <text:p text:style-name="P1">- Example: Assuming the script file is named `script.sh` and located in the current directory, you can run it using `./script.sh`.</text:p>
      <text:p text:style-name="P1"/>
      <text:p text:style-name="P11">2. Invoking the interpreter explicitly:</text:p>
      <text:p text:style-name="P1">- You can explicitly invoke the Bash interpreter and pass the script file as an argument.</text:p>
      <text:p text:style-name="P1">- Example: Run the script by specifying `bash` followed by the path to the script file: `bash script.sh`.</text:p>
      <text:p text:style-name="P1"/>
      <text:p text:style-name="P11">3. Making the script executable and adding it to the PATH:</text:p>
      <text:p text:style-name="P1">- If the script is made executable and its location is added to the system's PATH variable, you can run it from any directory without specifying the path.</text:p>
      <text:p text:style-name="P1">- Make the script executable using `chmod +x script.sh`.</text:p>
      <text:p text:style-name="P1">- Move the script to a directory listed in the PATH variable, such as `/usr/local/bin` or `/usr/bin`.</text:p>
      <text:p text:style-name="P1">- Example: Once the script is in a directory in the PATH, you can run it by simply typing its name: `script.sh`.</text:p>
      <text:p text:style-name="P1"/>
      <text:p text:style-name="P11">4. Sourcing the script:</text:p>
      <text:p text:style-name="P1">- Sourcing a script means executing it within the current shell environment instead of spawning a new subshell.</text:p>
      <text:p text:style-name="P1">- This method allows the script to modify the current environment variables and settings.</text:p>
      <text:p text:style-name="P1">- Use the `source` or `.` command followed by the path to the script file.</text:p>
      <text:p text:style-name="P1">- Example: `source script.sh` or `. script.sh`.</text:p>
      <text:p text:style-name="P1"/>
      <text:p text:style-name="P1">It's worth noting that the execution methods may vary slightly depending on the operating system and the specific configuration of the environment. It's also important to ensure that the script has the necessary permissions to be executed (e.g., using `chmod +x`).</text:p>
      <text:p text:style-name="P1"/>
      <text:p text:style-name="P1">Choose the execution method that suits your requirements and the context in which you are running the script.</text:p>
      <text:p text:style-name="P1"/>
      <text:h text:style-name="P24" text:outline-level="2"><text:bookmark-start text:name="__RefHeading___Toc5805_2209121519"/>3.2. Shell Scripting Fundamentals<text:bookmark-end text:name="__RefHeading___Toc5805_2209121519"/></text:h>
      <text:p text:style-name="P1"/>
      <text:h text:style-name="Heading_20_3" text:outline-level="3"><text:bookmark-start text:name="__RefHeading___Toc5807_2209121519"/>3.2.1. Script <text:span text:style-name="T23">C</text:span>omments and <text:span text:style-name="T23">D</text:span>ocumentation<text:bookmark-end text:name="__RefHeading___Toc5807_2209121519"/></text:h>
      <text:p text:style-name="P1"/>
      <text:p text:style-name="P1">In Bash, comments and documentation play an important role in enhancing the readability and maintainability of shell scripts. Here are some guidelines for adding comments and documentation to your Bash scripts:</text:p>
      <text:p text:style-name="P1"/>
      <text:p text:style-name="P11">1. Single-line Comments:</text:p>
      <text:p text:style-name="P1">- Use the `#` symbol to add single-line comments.</text:p>
      <text:p text:style-name="P1">- Single-line comments are used to provide brief explanations or clarifications for specific lines or commands in the script.</text:p>
      <text:p text:style-name="P1">- Example:</text:p>
      <text:p text:style-name="P1"/>
      <text:p text:style-name="Preformatted_20_Text"><text:s text:c="5"/># This is a single-line comment</text:p>
      <text:p text:style-name="Preformatted_20_Text"><text:s text:c="5"/>echo "Hello, world!" <text:s/># This command prints a greeting</text:p>
      <text:p text:style-name="Preformatted_20_Text"/>
      <text:p text:style-name="P11">2. Multi-line Comments:</text:p>
      <text:p text:style-name="P1">- Bash does not have built-in support for multi-line comments like some other programming languages.</text:p>
      <text:p text:style-name="P1">- You can use multiple single-line comments to achieve a similar effect.</text:p>
      <text:p text:style-name="P1">- Example:</text:p>
      <text:p text:style-name="P1"/>
      <text:p text:style-name="Preformatted_20_Text"><text:s text:c="5"/># This is a multi-line comment</text:p>
      <text:p text:style-name="Preformatted_20_Text"><text:s text:c="5"/># This is another line of the comment</text:p>
      <text:p text:style-name="Preformatted_20_Text"><text:s text:c="5"/>echo "Hello, world!"</text:p>
      <text:p text:style-name="Preformatted_20_Text"/>
      <text:p text:style-name="P11">3. Documentation and Script Headers:</text:p>
      <text:p text:style-name="P1">- For more comprehensive documentation, consider adding a script header at the beginning of your script.</text:p>
      <text:p text:style-name="P1">- The script header provides information such as the script's purpose, author, version, and usage instructions.</text:p>
      <text:p text:style-name="P1">- It is typically enclosed in a block comment.</text:p>
      <text:p text:style-name="P1">- Example:</text:p>
      <text:p text:style-name="P1"/>
      <text:p text:style-name="Preformatted_20_Text"><text:s text:c="5"/>#!/bin/bash</text:p>
      <text:p text:style-name="Preformatted_20_Text"><text:s text:c="5"/>#</text:p>
      <text:p text:style-name="Preformatted_20_Text"><text:s text:c="5"/># Script: myscript.sh</text:p>
      <text:p text:style-name="Preformatted_20_Text"><text:s text:c="5"/># Version: 1.0</text:p>
      <text:p text:style-name="Preformatted_20_Text"><text:s text:c="5"/># Author: John Doe</text:p>
      <text:p text:style-name="Preformatted_20_Text"><text:s text:c="5"/># Date: 2023-05-18</text:p>
      <text:p text:style-name="Preformatted_20_Text"><text:s text:c="5"/>#</text:p>
      <text:p text:style-name="Preformatted_20_Text"><text:s text:c="5"/># Description: This script performs a specific task.</text:p>
      <text:p text:style-name="Preformatted_20_Text"><text:s text:c="5"/># Usage: ./myscript.sh [options]</text:p>
      <text:p text:style-name="Preformatted_20_Text"><text:s text:c="5"/>#</text:p>
      <text:p text:style-name="Preformatted_20_Text"><text:s text:c="5"/># Options:</text:p>
      <text:p text:style-name="Preformatted_20_Text"><text:s text:c="5"/># -h, --help <text:s text:c="4"/>Display this help message.</text:p>
      <text:p text:style-name="Preformatted_20_Text"><text:s text:c="5"/># -f, --file <text:s text:c="4"/>Specify the input file.</text:p>
      <text:p text:style-name="Preformatted_20_Text"><text:s text:c="5"/>#</text:p>
      <text:p text:style-name="Preformatted_20_Text"><text:s text:c="5"/># Example: ./myscript.sh -f input.txt</text:p>
      <text:p text:style-name="Preformatted_20_Text"><text:s text:c="5"/>#</text:p>
      <text:p text:style-name="Preformatted_20_Text"><text:s text:c="5"/># ...</text:p>
      <text:p text:style-name="Preformatted_20_Text"/>
      <text:p text:style-name="Preformatted_20_Text"><text:s text:c="5"/># Script code starts here</text:p>
      <text:p text:style-name="P1"><text:soft-page-break/>Adding comments and documentation helps future readers (including yourself) understand the script's purpose, functionality, and usage. It also facilitates collaboration and maintenance. Make sure to keep your comments up to date as the script evolves over time.</text:p>
      <text:p text:style-name="P1"/>
      <text:p text:style-name="P1">Remember that comments and documentation are not executed by the shell, so they do not impact the script's functionality or performance. Their purpose is to provide human-readable information and explanations.</text:p>
      <text:p text:style-name="P1"/>
      <text:h text:style-name="P25" text:outline-level="3"><text:bookmark-start text:name="__RefHeading___Toc5809_2209121519"/>3.2.2. Using <text:span text:style-name="T10">V</text:span>ariables and <text:span text:style-name="T10">D</text:span>ata <text:span text:style-name="T10">T</text:span>ypes<text:bookmark-end text:name="__RefHeading___Toc5809_2209121519"/></text:h>
      <text:p text:style-name="P1"/>
      <text:p text:style-name="P1">In Bash, variables are used to store and manipulate data. Bash supports different data types, including strings, integers, and arrays. Here's an overview of how to use variables and work with different data types in Bash:</text:p>
      <text:p text:style-name="P1"/>
      <text:p text:style-name="P11">1. Variable Assignment:</text:p>
      <text:p text:style-name="P1">- To assign a value to a variable, use the assignment operator (`=`).</text:p>
      <text:p text:style-name="P1">- No spaces are allowed around the assignment operator.</text:p>
      <text:p text:style-name="P1">- Example: `name="John"`</text:p>
      <text:p text:style-name="P1"/>
      <text:p text:style-name="P11">2. String Variables:</text:p>
      <text:p text:style-name="P1">- String variables are used to store textual data.</text:p>
      <text:p text:style-name="P1">- Enclose string values in single quotes (`'`) or double quotes (`"`).</text:p>
      <text:p text:style-name="P1">- Example: `greeting="Hello, world!"`</text:p>
      <text:p text:style-name="P1"/>
      <text:p text:style-name="P11">3. Integer Variables:</text:p>
      <text:p text:style-name="P1">- Integer variables are used to store numeric values.</text:p>
      <text:p text:style-name="P1">- No specific syntax is required to declare an integer variable.</text:p>
      <text:p text:style-name="P1">- Example: `age=25`</text:p>
      <text:p text:style-name="P1"/>
      <text:p text:style-name="P11">4. Variable Expansion:</text:p>
      <text:p text:style-name="P1">- To access the value stored in a variable, prefix the variable name with a dollar sign (`$`).</text:p>
      <text:p text:style-name="P1">- Example: `echo $name` (prints the value of the `name` variable).</text:p>
      <text:p text:style-name="P1"/>
      <text:p text:style-name="P11">5. Array Variables:</text:p>
      <text:p text:style-name="P1">- Array variables can store multiple values in a single variable.</text:p>
      <text:p text:style-name="P1">- Declare an array variable using parentheses and assign values using whitespace as a separator.</text:p>
      <text:p text:style-name="P1">- Access individual elements of an array using the index enclosed in square brackets (`[]`).</text:p>
      <text:p text:style-name="P1">- Example:</text:p>
      <text:p text:style-name="P1"/>
      <text:p text:style-name="Preformatted_20_Text"><text:s text:c="5"/>fruits=("apple" "banana" "orange")</text:p>
      <text:p text:style-name="Preformatted_20_Text"><text:s text:c="5"/>echo ${fruits[0]} <text:s/># Prints the first element of the array</text:p>
      <text:p text:style-name="Preformatted_20_Text"/>
      <text:p text:style-name="P11">6. Command Substitution:</text:p>
      <text:p text:style-name="P1">- Command substitution allows you to capture the output of a command and assign it to a variable.</text:p>
      <text:p text:style-name="P1">- Enclose the command within `$()` or backticks (``).</text:p>
      <text:p text:style-name="P1">- Example: `date=$(date +%Y-%m-%d)`</text:p>
      <text:p text:style-name="P1"/>
      <text:p text:style-name="P11">7. Data Type Conversion:</text:p>
      <text:p text:style-name="P1">- Bash does not have strict variable types, so variables are treated as strings by default.</text:p>
      <text:p text:style-name="P1">- Use commands like `expr` or arithmetic expansion (`$((...))`) for integer operations.</text:p>
      <text:p text:style-name="P1">- Use double quotes (`"..."`) to perform string interpolation and variable substitution within a string.</text:p>
      <text:p text:style-name="P1">- Example:</text:p>
      <text:p text:style-name="P1"/>
      <text:p text:style-name="Preformatted_20_Text"><text:s text:c="5"/>num1=5</text:p>
      <text:p text:style-name="Preformatted_20_Text"><text:s text:c="5"/>num2=10</text:p>
      <text:p text:style-name="Preformatted_20_Text"><text:s text:c="5"/>sum=$(expr $num1 + $num2)</text:p>
      <text:p text:style-name="Preformatted_20_Text"><text:s text:c="5"/>echo "The sum is: $sum"</text:p>
      <text:p text:style-name="Preformatted_20_Text"/>
      <text:p text:style-name="P1">By utilizing variables and different data types, you can store, manipulate, and process data within Bash scripts. Understanding how to assign values, access variables, and work with different data types enables you to perform various operations and build more robust and flexible scripts.</text:p>
      <text:h text:style-name="P25" text:outline-level="3"><text:bookmark-start text:name="__RefHeading___Toc5811_2209121519"/>3.2.3. Input and <text:span text:style-name="T23">O</text:span>utput <text:span text:style-name="T23">H</text:span>andling<text:bookmark-end text:name="__RefHeading___Toc5811_2209121519"/></text:h>
      <text:p text:style-name="P1"/>
      <text:p text:style-name="P1">In Bash, input and output handling refers to how you interact with users, read input from them, and display output. Here's an overview of input and output handling in Bash:</text:p>
      <text:p text:style-name="P1"/>
      <text:p text:style-name="P11">1. Standard Input (stdin):</text:p>
      <text:p text:style-name="P1">- Standard input, often represented as `stdin`, is the default source of input for a command or script.</text:p>
      <text:p text:style-name="P1">- By default, `stdin` reads input from the keyboard.</text:p>
      <text:p text:style-name="P1">- You can read input from `stdin` using commands like `read` or by using input redirection (`&lt;`).</text:p>
      <text:p text:style-name="P1">- Example using `read`:</text:p>
      <text:p text:style-name="P1"/>
      <text:p text:style-name="Preformatted_20_Text"><text:s text:c="5"/>echo "Enter your name:"</text:p>
      <text:p text:style-name="Preformatted_20_Text"><text:s text:c="5"/>read name</text:p>
      <text:p text:style-name="Preformatted_20_Text"><text:s text:c="5"/>echo "Hello, $name!"</text:p>
      <text:p text:style-name="Preformatted_20_Text"/>
      <text:p text:style-name="P11">2. Command-Line Arguments:</text:p>
      <text:p text:style-name="P1">- Command-line arguments are passed to a script when it is executed and can be accessed using special variables.</text:p>
      <text:p text:style-name="P1">- The arguments are stored in the variables `$1`, `$2`, `$3`, and so on, where `$1` represents the first argument, `$2` represents the second argument, and so on.</text:p>
      <text:p text:style-name="P1">- Example:</text:p>
      <text:p text:style-name="P1"/>
      <text:p text:style-name="Preformatted_20_Text"><text:s text:c="5"/>echo "First argument: $1"</text:p>
      <text:p text:style-name="Preformatted_20_Text"><text:s text:c="5"/>echo "Second argument: $2"</text:p>
      <text:p text:style-name="Preformatted_20_Text"/>
      <text:p text:style-name="P11">3. Standard Output (stdout):</text:p>
      <text:p text:style-name="P1">- Standard output, often represented as `stdout`, is the default destination for the output of a command or script.</text:p>
      <text:p text:style-name="P1">- By default, `stdout` displays output on the terminal.</text:p>
      <text:p text:style-name="P1">- You can redirect `stdout` to a file using the output redirection operator (`&gt;`).</text:p>
      <text:p text:style-name="P1">- Example:</text:p>
      <text:p text:style-name="P1"/>
      <text:p text:style-name="Preformatted_20_Text"><text:s text:c="5"/>echo "Hello, world!" &gt; output.txt</text:p>
      <text:p text:style-name="P1"/>
      <text:p text:style-name="P11">4. Standard Error (stderr):</text:p>
      <text:p text:style-name="P1">- Standard error, often represented as `stderr`, is used to display error messages or diagnostic output.</text:p>
      <text:p text:style-name="P1">- By default, `stderr` displays output on the terminal.</text:p>
      <text:p text:style-name="P1">- You can redirect `stderr` to a file using the error redirection operator (`2&gt;`).</text:p>
      <text:p text:style-name="P1">- Example:</text:p>
      <text:p text:style-name="P1"/>
      <text:p text:style-name="Preformatted_20_Text"><text:s text:c="5"/>command_that_might_fail 2&gt; error.log</text:p>
      <text:p text:style-name="P1"/>
      <text:p text:style-name="P11">5. File Input and Output:</text:p>
      <text:p text:style-name="P1">- You can read input from a file using input redirection (`&lt;`).</text:p>
      <text:p text:style-name="P1">- You can write output to a file using output redirection (`&gt;`).</text:p>
      <text:p text:style-name="P1">- Example:</text:p>
      <text:p text:style-name="P1"/>
      <text:p text:style-name="Preformatted_20_Text"><text:s text:c="5"/># Read from input.txt and display on the terminal</text:p>
      <text:p text:style-name="Preformatted_20_Text"><text:s text:c="5"/>cat &lt; input.txt</text:p>
      <text:p text:style-name="Preformatted_20_Text"/>
      <text:p text:style-name="Preformatted_20_Text"><text:s text:c="5"/># Append output to output.txt instead of overwriting it</text:p>
      <text:p text:style-name="Preformatted_20_Text"><text:s text:c="5"/>echo "Hello again!" &gt;&gt; output.txt</text:p>
      <text:p text:style-name="Preformatted_20_Text"/>
      <text:p text:style-name="P1"/>
      <text:p text:style-name="P11"><text:soft-page-break/>6. Pipes (|):</text:p>
      <text:p text:style-name="P1">- Pipes allow you to redirect the output of one command as the input to another command.</text:p>
      <text:p text:style-name="P1">- Multiple commands can be chained together using pipes to perform complex operations.</text:p>
      <text:p text:style-name="P1">- Example:</text:p>
      <text:p text:style-name="P1"/>
      <text:p text:style-name="Preformatted_20_Text"><text:s text:c="5"/># List all files in the current directory and filter for .txt files</text:p>
      <text:p text:style-name="Preformatted_20_Text"><text:s text:c="5"/>ls | grep .txt</text:p>
      <text:p text:style-name="Preformatted_20_Text"/>
      <text:p text:style-name="P1">These are some of the basic techniques for handling input and output in Bash. By leveraging these methods, you can interact with users, read input from various sources, display output, and manipulate data in your Bash scripts.</text:p>
      <text:p text:style-name="P1"/>
      <text:h text:style-name="P24" text:outline-level="2"><text:bookmark-start text:name="__RefHeading___Toc5813_2209121519"/>3.3. Control Flow and Decision Making<text:bookmark-end text:name="__RefHeading___Toc5813_2209121519"/></text:h>
      <text:h text:style-name="Heading_20_3" text:outline-level="3"><text:bookmark-start text:name="__RefHeading___Toc5815_2209121519"/>3.3.1. Conditional <text:span text:style-name="T11">S</text:span>tatements (if, case)<text:bookmark-end text:name="__RefHeading___Toc5815_2209121519"/></text:h>
      <text:p text:style-name="P1"/>
      <text:p text:style-name="P1">In Bash, conditional statements are used to control the flow of execution based on certain conditions. Bash provides two primary conditional statements: `if` and `case`. Here's an overview of how to use conditional statements in Bash:</text:p>
      <text:p text:style-name="P1"/>
      <text:p text:style-name="P1"><text:span text:style-name="T6">1. `if` statement:</text:span></text:p>
      <text:p text:style-name="P1">The `if` statement allows you to perform conditional execution based on the result of a condition. It has the following syntax:</text:p>
      <text:p text:style-name="P1"/>
      <text:p text:style-name="Preformatted_20_Text"><text:s text:c="3"/>if condition</text:p>
      <text:p text:style-name="Preformatted_20_Text"><text:s text:c="3"/>then</text:p>
      <text:p text:style-name="Preformatted_20_Text"><text:s text:c="7"/># Code to be executed if the condition is true</text:p>
      <text:p text:style-name="Preformatted_20_Text"><text:s text:c="3"/>else</text:p>
      <text:p text:style-name="Preformatted_20_Text"><text:s text:c="7"/># Code to be executed if the condition is false</text:p>
      <text:p text:style-name="Preformatted_20_Text"><text:s text:c="3"/>fi</text:p>
      <text:p text:style-name="Preformatted_20_Text"/>
      <text:p text:style-name="P1">The `condition` is typically an expression that evaluates to either true or false. The code block following the `then` keyword is executed if the condition is true, and the code block following the `else` keyword (optional) is executed if the condition is false.</text:p>
      <text:p text:style-name="P1"/>
      <text:p text:style-name="P1">Example:</text:p>
      <text:p text:style-name="P1"/>
      <text:p text:style-name="Preformatted_20_Text"><text:s text:c="3"/>age=20</text:p>
      <text:p text:style-name="Preformatted_20_Text"><text:s text:c="3"/>if [ $age -ge 18 ]</text:p>
      <text:p text:style-name="Preformatted_20_Text"><text:s text:c="3"/>then</text:p>
      <text:p text:style-name="Preformatted_20_Text"><text:s text:c="7"/>echo "You are an adult."</text:p>
      <text:p text:style-name="Preformatted_20_Text"><text:s text:c="3"/>else</text:p>
      <text:p text:style-name="Preformatted_20_Text"><text:s text:c="7"/>echo "You are a minor."</text:p>
      <text:p text:style-name="Preformatted_20_Text"><text:s text:c="3"/>fi</text:p>
      <text:p text:style-name="Preformatted_20_Text"/>
      <text:p text:style-name="P11">2. `case` statement:</text:p>
      <text:p text:style-name="P1">The `case` statement allows you to perform multiple conditional checks against a single variable. It has the following syntax:</text:p>
      <text:p text:style-name="P1"/>
      <text:p text:style-name="Preformatted_20_Text"><text:s text:c="3"/>case variable in</text:p>
      <text:p text:style-name="Preformatted_20_Text"><text:s text:c="7"/>pattern1)</text:p>
      <text:p text:style-name="Preformatted_20_Text"><text:s text:c="11"/># Code to be executed if variable matches pattern1</text:p>
      <text:p text:style-name="Preformatted_20_Text"><text:s text:c="11"/>;;</text:p>
      <text:p text:style-name="Preformatted_20_Text"><text:s text:c="7"/>pattern2)</text:p>
      <text:p text:style-name="Preformatted_20_Text"><text:s text:c="11"/># Code to be executed if variable matches pattern2</text:p>
      <text:p text:style-name="Preformatted_20_Text"><text:s text:c="11"/>;;</text:p>
      <text:p text:style-name="Preformatted_20_Text"><text:s text:c="7"/>pattern3)</text:p>
      <text:p text:style-name="Preformatted_20_Text"><text:s text:c="11"/># Code to be executed if variable matches pattern3</text:p>
      <text:p text:style-name="Preformatted_20_Text"><text:s text:c="11"/>;;</text:p>
      <text:p text:style-name="Preformatted_20_Text"><text:s text:c="7"/>*)</text:p>
      <text:p text:style-name="Preformatted_20_Text"><text:s text:c="11"/># Code to be executed if variable doesn't match any patterns</text:p>
      <text:p text:style-name="Preformatted_20_Text"><text:s text:c="11"/>;;</text:p>
      <text:p text:style-name="Preformatted_20_Text"><text:s text:c="3"/>esac</text:p>
      <text:p text:style-name="P13"><text:s text:c="3"/></text:p>
      <text:p text:style-name="P13">The `variable` is compared against each pattern until a match is found. The code block following each pattern is executed when there is a match. The `*` symbol represents the default case, which is executed if none of the patterns match.</text:p>
      <text:p text:style-name="P1"/>
      <text:p text:style-name="P1"><text:s/>Example:</text:p>
      <text:p text:style-name="P1"><text:soft-page-break/></text:p>
      <text:p text:style-name="Preformatted_20_Text"><text:s text:c="3"/>fruit="apple"</text:p>
      <text:p text:style-name="Preformatted_20_Text"><text:s text:c="3"/>case $fruit in</text:p>
      <text:p text:style-name="Preformatted_20_Text"><text:s text:c="7"/>"apple")</text:p>
      <text:p text:style-name="Preformatted_20_Text"><text:s text:c="11"/>echo "It's an apple."</text:p>
      <text:p text:style-name="Preformatted_20_Text"><text:s text:c="11"/>;;</text:p>
      <text:p text:style-name="Preformatted_20_Text"><text:s text:c="7"/>"banana")</text:p>
      <text:p text:style-name="Preformatted_20_Text"><text:s text:c="11"/>echo "It's a banana."</text:p>
      <text:p text:style-name="Preformatted_20_Text"><text:s text:c="11"/>;;</text:p>
      <text:p text:style-name="Preformatted_20_Text"><text:s text:c="7"/>*)</text:p>
      <text:p text:style-name="Preformatted_20_Text"><text:s text:c="11"/>echo "Unknown fruit."</text:p>
      <text:p text:style-name="Preformatted_20_Text"><text:s text:c="11"/>;;</text:p>
      <text:p text:style-name="Preformatted_20_Text"><text:s text:c="3"/>esac</text:p>
      <text:p text:style-name="Preformatted_20_Text"/>
      <text:p text:style-name="P1">Both `if` and `case` statements are powerful tools for implementing conditional logic in Bash scripts. They allow you to perform different actions based on specific conditions, enabling you to create flexible and dynamic scripts.</text:p>
      <text:p text:style-name="P1"/>
      <text:h text:style-name="P25" text:outline-level="3"><text:bookmark-start text:name="__RefHeading___Toc5817_2209121519"/>3.3.2. Looping <text:span text:style-name="T11">C</text:span>onstructs (for, while, until)<text:bookmark-end text:name="__RefHeading___Toc5817_2209121519"/></text:h>
      <text:p text:style-name="P1"/>
      <text:p text:style-name="P1">In Bash, looping constructs are used to repeat a block of code multiple times. Bash provides several looping constructs, including `for`, `while`, and `until`. Here's an overview of how to use these looping constructs in Bash:</text:p>
      <text:p text:style-name="P1"/>
      <text:p text:style-name="P11">1. `for` loop:</text:p>
      <text:p text:style-name="P1">The `for` loop is used to iterate over a list of values or elements. It has the following syntax:</text:p>
      <text:p text:style-name="P1"/>
      <text:p text:style-name="Preformatted_20_Text"><text:s text:c="3"/>for variable in list</text:p>
      <text:p text:style-name="Preformatted_20_Text"><text:s text:c="3"/>do</text:p>
      <text:p text:style-name="Preformatted_20_Text"><text:s text:c="7"/># Code to be executed for each element in the list</text:p>
      <text:p text:style-name="Preformatted_20_Text"><text:s text:c="3"/>done</text:p>
      <text:p text:style-name="Preformatted_20_Text"/>
      <text:p text:style-name="P1">The `variable` takes on the value of each element in the `list` during each iteration, and the code block inside the loop is executed.</text:p>
      <text:p text:style-name="P1"/>
      <text:p text:style-name="P1">Example:</text:p>
      <text:p text:style-name="P1"/>
      <text:p text:style-name="Preformatted_20_Text"><text:s text:c="3"/>for fruit in apple banana orange</text:p>
      <text:p text:style-name="Preformatted_20_Text"><text:s text:c="3"/>do</text:p>
      <text:p text:style-name="Preformatted_20_Text"><text:s text:c="7"/>echo "I like $fruit"</text:p>
      <text:p text:style-name="Preformatted_20_Text"><text:s text:c="3"/>done</text:p>
      <text:p text:style-name="Preformatted_20_Text"/>
      <text:p text:style-name="P11">2. `while` loop:</text:p>
      <text:p text:style-name="P1">The `while` loop is used to repeat a block of code as long as a condition is true. It has the following syntax:</text:p>
      <text:p text:style-name="P1"/>
      <text:p text:style-name="Preformatted_20_Text"><text:s text:c="3"/>while condition</text:p>
      <text:p text:style-name="Preformatted_20_Text"><text:s text:c="3"/>do</text:p>
      <text:p text:style-name="Preformatted_20_Text"><text:s text:c="7"/># Code to be executed while the condition is true</text:p>
      <text:p text:style-name="Preformatted_20_Text"><text:s text:c="3"/>done</text:p>
      <text:p text:style-name="Preformatted_20_Text"/>
      <text:p text:style-name="P1">The code block inside the loop is executed as long as the `condition` remains true.</text:p>
      <text:p text:style-name="P1"/>
      <text:p text:style-name="P1">Example:</text:p>
      <text:p text:style-name="P1"/>
      <text:p text:style-name="Preformatted_20_Text"><text:s text:c="3"/>counter=1</text:p>
      <text:p text:style-name="Preformatted_20_Text"><text:s text:c="3"/>while [ $counter -le 5 ]</text:p>
      <text:p text:style-name="Preformatted_20_Text"><text:s text:c="3"/>do</text:p>
      <text:p text:style-name="Preformatted_20_Text"><text:s text:c="7"/>echo "Count: $counter"</text:p>
      <text:p text:style-name="Preformatted_20_Text"><text:s text:c="7"/>counter=$((counter + 1))</text:p>
      <text:p text:style-name="Preformatted_20_Text"><text:s text:c="3"/>done</text:p>
      <text:p text:style-name="Preformatted_20_Text"/>
      <text:p text:style-name="P11">3. `until` loop:</text:p>
      <text:p text:style-name="P1">The `until` loop is used to repeat a block of code until a condition becomes true. It has the following syntax:</text:p>
      <text:p text:style-name="P1"/>
      <text:p text:style-name="Preformatted_20_Text"><text:s text:c="3"/>until condition</text:p>
      <text:p text:style-name="Preformatted_20_Text"><text:s text:c="3"/>do</text:p>
      <text:p text:style-name="Preformatted_20_Text"><text:s text:c="7"/># Code to be executed until the condition becomes true</text:p>
      <text:p text:style-name="Preformatted_20_Text"><text:s text:c="3"/>done</text:p>
      <text:p text:style-name="Preformatted_20_Text"/>
      <text:p text:style-name="P1"><text:s text:c="3"/>The code block inside the loop is executed until the `condition` becomes true.</text:p>
      <text:p text:style-name="P1"/>
      <text:p text:style-name="P1"/>
      <text:p text:style-name="P1"><text:soft-page-break/>Example:</text:p>
      <text:p text:style-name="P1"/>
      <text:p text:style-name="Preformatted_20_Text"><text:s text:c="3"/>counter=1</text:p>
      <text:p text:style-name="Preformatted_20_Text"><text:s text:c="3"/>until [ $counter -gt 5 ]</text:p>
      <text:p text:style-name="Preformatted_20_Text"><text:s text:c="3"/>do</text:p>
      <text:p text:style-name="Preformatted_20_Text"><text:s text:c="7"/>echo "Count: $counter"</text:p>
      <text:p text:style-name="Preformatted_20_Text"><text:s text:c="7"/>counter=$((counter + 1))</text:p>
      <text:p text:style-name="Preformatted_20_Text"><text:s text:c="3"/>done</text:p>
      <text:p text:style-name="Preformatted_20_Text"/>
      <text:p text:style-name="P1">These looping constructs provide flexibility for repeating code based on different conditions and iterations. They allow you to automate repetitive tasks and perform operations on a set of values or as long as a condition remains true. Choose the appropriate looping construct based on your specific requirements and the nature of the task you want to accomplish.</text:p>
      <text:p text:style-name="P1"/>
      <text:h text:style-name="P25" text:outline-level="3"><text:bookmark-start text:name="__RefHeading___Toc5819_2209121519"/>3.3.3. Control <text:span text:style-name="T12">F</text:span>low <text:span text:style-name="T12">M</text:span>odifiers (break, continue)<text:bookmark-end text:name="__RefHeading___Toc5819_2209121519"/></text:h>
      <text:p text:style-name="P1"/>
      <text:p text:style-name="P1">In Bash, control flow modifiers like `break` and `continue` are used to alter the behavior of loops and control the flow of execution. Here's an explanation of how these modifiers work in Bash:</text:p>
      <text:p text:style-name="P1"/>
      <text:p text:style-name="P11">1. `break` statement:</text:p>
      <text:p text:style-name="P1">The `break` statement is used to exit or terminate a loop prematurely. When encountered within a loop, it immediately exits the loop and continues with the next statement after the loop. It is commonly used to terminate a loop when a certain condition is met.</text:p>
      <text:p text:style-name="P1"/>
      <text:p text:style-name="P1">Example:</text:p>
      <text:p text:style-name="P1"/>
      <text:p text:style-name="Preformatted_20_Text"><text:s text:c="3"/>for i in 1 2 3 4 5</text:p>
      <text:p text:style-name="Preformatted_20_Text"><text:s text:c="3"/>do</text:p>
      <text:p text:style-name="Preformatted_20_Text"><text:s text:c="7"/>if [ $i -eq 3 ]</text:p>
      <text:p text:style-name="Preformatted_20_Text"><text:s text:c="7"/>then</text:p>
      <text:p text:style-name="Preformatted_20_Text"><text:s text:c="11"/>break</text:p>
      <text:p text:style-name="Preformatted_20_Text"><text:s text:c="7"/>fi</text:p>
      <text:p text:style-name="Preformatted_20_Text"><text:s text:c="7"/>echo $i</text:p>
      <text:p text:style-name="Preformatted_20_Text"><text:s text:c="3"/>done</text:p>
      <text:p text:style-name="Preformatted_20_Text"/>
      <text:p text:style-name="P1">In this example, the loop will iterate from 1 to 5, but when the value of `i` becomes 3, the `break` statement is encountered, and the loop is terminated. Therefore, only the numbers 1 and 2 will be printed.</text:p>
      <text:p text:style-name="P1"/>
      <text:p text:style-name="P11">2. `continue` statement:</text:p>
      <text:p text:style-name="P1">The `continue` statement is used to skip the current iteration of a loop and proceed to the next iteration. When encountered within a loop, it immediately jumps to the next iteration without executing the remaining code within the loop for the current iteration.</text:p>
      <text:p text:style-name="P1"/>
      <text:p text:style-name="P1">Example:</text:p>
      <text:p text:style-name="P1"/>
      <text:p text:style-name="Preformatted_20_Text"><text:s text:c="3"/>for i in 1 2 3 4 5</text:p>
      <text:p text:style-name="Preformatted_20_Text"><text:s text:c="3"/>do</text:p>
      <text:p text:style-name="Preformatted_20_Text"><text:s text:c="7"/>if [ $i -eq 3 ]</text:p>
      <text:p text:style-name="Preformatted_20_Text"><text:s text:c="7"/>then</text:p>
      <text:p text:style-name="Preformatted_20_Text"><text:s text:c="11"/>continue</text:p>
      <text:p text:style-name="Preformatted_20_Text"><text:s text:c="7"/>fi</text:p>
      <text:p text:style-name="Preformatted_20_Text"><text:s text:c="7"/>echo $i</text:p>
      <text:p text:style-name="Preformatted_20_Text"><text:s text:c="3"/>done</text:p>
      <text:p text:style-name="Preformatted_20_Text"/>
      <text:p text:style-name="P1">In this example, when the value of `i` is 3, the `continue` statement is encountered. As a result, the loop skips printing the number 3 and proceeds to the next iteration. Therefore, numbers 1, 2, 4, and 5 will be printed.</text:p>
      <text:p text:style-name="P1"/>
      <text:p text:style-name="P1">By using the `break` and `continue` statements, you can have more fine-grained control over the execution of loops in Bash. `break` allows you to prematurely exit a loop based on certain conditions, while `continue` lets you skip specific iterations and proceed to the next iteration. These control flow modifiers can be helpful in handling different scenarios and implementing more complex logic within loops.</text:p>
      <text:p text:style-name="P1"/>
      <text:h text:style-name="P24" text:outline-level="2"><text:bookmark-start text:name="__RefHeading___Toc5821_2209121519"/>3.4. Functions and Modularization<text:bookmark-end text:name="__RefHeading___Toc5821_2209121519"/></text:h>
      <text:p text:style-name="P1"/>
      <text:h text:style-name="Heading_20_3" text:outline-level="3"><text:bookmark-start text:name="__RefHeading___Toc5823_2209121519"/>3.4.1. Creating and <text:span text:style-name="T12">C</text:span>alling <text:span text:style-name="T12">F</text:span>unctions<text:bookmark-end text:name="__RefHeading___Toc5823_2209121519"/></text:h>
      <text:p text:style-name="P1"/>
      <text:p text:style-name="P1">In Bash, you can create and call functions to encapsulate and reuse blocks of code. Here's an overview of how to create and call functions in Bash:</text:p>
      <text:p text:style-name="P1"/>
      <text:p text:style-name="P11">1. Function Declaration:</text:p>
      <text:p text:style-name="P1">To create a function, use the `function` keyword followed by the function name and parentheses. The code block of the function is enclosed within curly braces `{}`.</text:p>
      <text:p text:style-name="P1"/>
      <text:p text:style-name="Preformatted_20_Text"><text:s text:c="3"/>function function_name {</text:p>
      <text:p text:style-name="Preformatted_20_Text"><text:s text:c="7"/># Code block of the function</text:p>
      <text:p text:style-name="Preformatted_20_Text"><text:s text:c="3"/>}</text:p>
      <text:p text:style-name="P1"/>
      <text:p text:style-name="P1"><text:s text:c="3"/>Alternatively, you can omit the `function` keyword and use just the function name followed by the parentheses.</text:p>
      <text:p text:style-name="P1"/>
      <text:p text:style-name="Preformatted_20_Text"><text:s text:c="3"/>function_name() {</text:p>
      <text:p text:style-name="Preformatted_20_Text"><text:s text:c="7"/># Code block of the function</text:p>
      <text:p text:style-name="Preformatted_20_Text"><text:s text:c="3"/>}</text:p>
      <text:p text:style-name="P1"/>
      <text:p text:style-name="P11">2. Function Definition:</text:p>
      <text:p text:style-name="P1">Inside the function code block, you can include any valid Bash commands or script statements. You can also define parameters to pass values to the function.</text:p>
      <text:p text:style-name="P1"/>
      <text:p text:style-name="P1">Example:</text:p>
      <text:p text:style-name="P1"/>
      <text:p text:style-name="Preformatted_20_Text"><text:s text:c="3"/>greet() {</text:p>
      <text:p text:style-name="Preformatted_20_Text"><text:s text:c="7"/>name=$1</text:p>
      <text:p text:style-name="Preformatted_20_Text"><text:s text:c="7"/>echo "Hello, $name!"</text:p>
      <text:p text:style-name="Preformatted_20_Text"><text:s text:c="3"/>}</text:p>
      <text:p text:style-name="Preformatted_20_Text"/>
      <text:p text:style-name="P11">3. Function Call:</text:p>
      <text:p text:style-name="P1">To call a function, simply write the function name followed by parentheses.</text:p>
      <text:p text:style-name="P1"/>
      <text:p text:style-name="Preformatted_20_Text"><text:s text:c="3"/>function_name</text:p>
      <text:p text:style-name="P1"/>
      <text:p text:style-name="P1">If the function has parameters, provide the values inside the parentheses.</text:p>
      <text:p text:style-name="P1"/>
      <text:p text:style-name="P1">Example:</text:p>
      <text:p text:style-name="P1"/>
      <text:p text:style-name="Preformatted_20_Text"><text:s text:c="3"/>greet "John"</text:p>
      <text:p text:style-name="P1"/>
      <text:p text:style-name="P1">The above function call will execute the `greet` function and pass the value `"John"` as the first argument. The function will then display the message "Hello, John!".</text:p>
      <text:p text:style-name="P1"/>
      <text:p text:style-name="P11">4. Return Value:</text:p>
      <text:p text:style-name="P1">By default, a function in Bash does not explicitly return a value. However, you can use the `return` statement to return a value from a function.</text:p>
      <text:p text:style-name="P1"/>
      <text:p text:style-name="P1"/>
      <text:p text:style-name="Preformatted_20_Text"><text:soft-page-break/><text:s text:c="3"/>calculate_sum() {</text:p>
      <text:p text:style-name="Preformatted_20_Text"><text:s text:c="7"/>local num1=$1</text:p>
      <text:p text:style-name="Preformatted_20_Text"><text:s text:c="7"/>local num2=$2</text:p>
      <text:p text:style-name="Preformatted_20_Text"><text:s text:c="7"/>local sum=$((num1 + num2))</text:p>
      <text:p text:style-name="Preformatted_20_Text"><text:s text:c="7"/>return $sum</text:p>
      <text:p text:style-name="Preformatted_20_Text"><text:s text:c="3"/>}</text:p>
      <text:p text:style-name="Preformatted_20_Text"/>
      <text:p text:style-name="P1">In this example, the `calculate_sum` function calculates the sum of two numbers and returns the result using the `return` statement. The calling code can capture the returned value using a variable.</text:p>
      <text:p text:style-name="P1"/>
      <text:p text:style-name="P1">Example:</text:p>
      <text:p text:style-name="P1"/>
      <text:p text:style-name="Preformatted_20_Text"><text:s text:c="3"/>calculate_sum 10 20</text:p>
      <text:p text:style-name="Preformatted_20_Text"><text:s text:c="3"/>result=$?</text:p>
      <text:p text:style-name="Preformatted_20_Text"><text:s text:c="3"/>echo "The sum is: $result"</text:p>
      <text:p text:style-name="Preformatted_20_Text"/>
      <text:p text:style-name="P1">The variable `$?` stores the return value of the last executed command, which in this case is the `return` statement of the `calculate_sum` function.</text:p>
      <text:p text:style-name="P1"/>
      <text:p text:style-name="P1">By creating and calling functions in Bash, you can modularize your code, improve code reusability, and make your scripts more organized and maintainable. Functions allow you to encapsulate specific tasks or operations into separate units, providing flexibility and readability to your Bash scripts.</text:p>
      <text:p text:style-name="P1"/>
      <text:h text:style-name="P25" text:outline-level="3"><text:bookmark-start text:name="__RefHeading___Toc5825_2209121519"/>3.4.2. Function <text:span text:style-name="T12">P</text:span>arameters and <text:span text:style-name="T12">R</text:span>eturn <text:span text:style-name="T12">V</text:span>alues<text:bookmark-end text:name="__RefHeading___Toc5825_2209121519"/></text:h>
      <text:p text:style-name="P1"/>
      <text:p text:style-name="P1">In Bash, you can define function parameters to pass values into a function, and you can also use the `return` statement to return values from a function. Here's an explanation of how function parameters and return values work in Bash:</text:p>
      <text:p text:style-name="P1"/>
      <text:p text:style-name="P11">1. Function Parameters:</text:p>
      <text:p text:style-name="P1">You can define parameters for your Bash functions to accept values from the caller. Parameters are variables that hold the values passed to the function when it is called. Inside the function, you can access these values using positional parameters, such as `$1`, `$2`, and so on.</text:p>
      <text:p text:style-name="P1"/>
      <text:p text:style-name="P1">Example:</text:p>
      <text:p text:style-name="P1"/>
      <text:p text:style-name="Preformatted_20_Text"><text:s text:c="3"/>greet() {</text:p>
      <text:p text:style-name="Preformatted_20_Text"><text:s text:c="7"/>name=$1</text:p>
      <text:p text:style-name="Preformatted_20_Text"><text:s text:c="7"/>echo "Hello, $name!"</text:p>
      <text:p text:style-name="Preformatted_20_Text"><text:s text:c="3"/>}</text:p>
      <text:p text:style-name="Preformatted_20_Text"/>
      <text:p text:style-name="P1">In this example, the `greet` function accepts one parameter, `name`. Inside the function, the value of `name` is accessed using `$1`, which represents the first argument passed to the function.</text:p>
      <text:p text:style-name="P1"/>
      <text:p text:style-name="P1">To call the function and pass values for the parameters, simply provide the values when calling the function.</text:p>
      <text:p text:style-name="P1"/>
      <text:p text:style-name="P1">Example:</text:p>
      <text:p text:style-name="P1"/>
      <text:p text:style-name="Preformatted_20_Text"><text:s text:c="3"/>greet "John"</text:p>
      <text:p text:style-name="P1"/>
      <text:p text:style-name="P11">2. Return Values:</text:p>
      <text:p text:style-name="P1">By default, a function in Bash does not explicitly return a value. However, you can use the `return` statement to set a return value for the function. The return value can be any valid integer value between 0 and 255. To access the return value of a function, you can use the special variable `$?`.</text:p>
      <text:p text:style-name="P1"/>
      <text:p text:style-name="P1">Example:</text:p>
      <text:p text:style-name="P1"/>
      <text:p text:style-name="Preformatted_20_Text"><text:s text:c="3"/>calculate_sum() {</text:p>
      <text:p text:style-name="Preformatted_20_Text"><text:s text:c="7"/>local num1=$1</text:p>
      <text:p text:style-name="Preformatted_20_Text"><text:s text:c="7"/>local num2=$2</text:p>
      <text:p text:style-name="Preformatted_20_Text"><text:s text:c="7"/>local sum=$((num1 + num2))</text:p>
      <text:p text:style-name="Preformatted_20_Text"><text:s text:c="7"/>return $sum</text:p>
      <text:p text:style-name="Preformatted_20_Text"><text:s text:c="3"/>}</text:p>
      <text:p text:style-name="Preformatted_20_Text"/>
      <text:p text:style-name="P1">In this example, the `calculate_sum` function calculates the sum of two numbers and sets the result as the return value using the `return` statement.</text:p>
      <text:p text:style-name="P1"/>
      <text:p text:style-name="P1">To capture the return value of the function, you can use a variable and assign `$?` to it after calling the function.</text:p>
      <text:p text:style-name="P1"/>
      <text:p text:style-name="P1">Example:</text:p>
      <text:p text:style-name="P1"/>
      <text:p text:style-name="Preformatted_20_Text"><text:s text:c="3"/>calculate_sum 10 20</text:p>
      <text:p text:style-name="Preformatted_20_Text"><text:s text:c="3"/>result=$?</text:p>
      <text:p text:style-name="Preformatted_20_Text"><text:s text:c="3"/>echo "The sum is: $result"</text:p>
      <text:p text:style-name="Preformatted_20_Text"/>
      <text:p text:style-name="P1"><text:soft-page-break/>The variable `result` will store the return value of the `calculate_sum` function, which in this case is the sum of 10 and 20.</text:p>
      <text:p text:style-name="P1"/>
      <text:p text:style-name="P1">By using function parameters and return values in Bash, you can pass data into functions and retrieve results from functions. This allows you to create more flexible and reusable code by encapsulating specific tasks or operations into functions.</text:p>
      <text:p text:style-name="P1"/>
      <text:h text:style-name="P25" text:outline-level="3"><text:bookmark-start text:name="__RefHeading___Toc5827_2209121519"/>3.4.3. Library <text:span text:style-name="T12">F</text:span>unctions and <text:span text:style-name="T12">C</text:span>ode <text:span text:style-name="T12">R</text:span>euse<text:bookmark-end text:name="__RefHeading___Toc5827_2209121519"/></text:h>
      <text:p text:style-name="P1"/>
      <text:p text:style-name="P1">In Bash, you can create library functions to encapsulate reusable code that can be shared across multiple scripts. Library functions provide a way to centralize common functionalities and promote code reuse. Here's an explanation of how to create library functions and reuse them in Bash scripts:</text:p>
      <text:p text:style-name="P1"/>
      <text:p text:style-name="P11">1. Create a Library File:</text:p>
      <text:p text:style-name="P1">Start by creating a separate file to hold your library functions. You can give it a `.sh` extension to indicate that it's a Bash script. For example, `mylib.sh`.</text:p>
      <text:p text:style-name="P1"/>
      <text:p text:style-name="P11">2. Define Library Functions:</text:p>
      <text:p text:style-name="P1">Inside the library file, define your reusable functions using the standard function syntax. These functions should perform specific tasks that can be reused across different scripts.</text:p>
      <text:p text:style-name="P1"/>
      <text:p text:style-name="P1">Example (mylib.sh):</text:p>
      <text:p text:style-name="P1"/>
      <text:p text:style-name="Preformatted_20_Text"><text:s text:c="3"/># mylib.sh</text:p>
      <text:p text:style-name="Preformatted_20_Text"/>
      <text:p text:style-name="Preformatted_20_Text"><text:s text:c="3"/># Function to calculate the square of a number</text:p>
      <text:p text:style-name="Preformatted_20_Text"><text:s text:c="3"/>calculate_square() {</text:p>
      <text:p text:style-name="Preformatted_20_Text"><text:s text:c="7"/>local num=$1</text:p>
      <text:p text:style-name="Preformatted_20_Text"><text:s text:c="7"/>local square=$((num * num))</text:p>
      <text:p text:style-name="Preformatted_20_Text"><text:s text:c="7"/>echo $square</text:p>
      <text:p text:style-name="Preformatted_20_Text"><text:s text:c="3"/>}</text:p>
      <text:p text:style-name="Preformatted_20_Text"/>
      <text:p text:style-name="Preformatted_20_Text"><text:s text:c="3"/># Function to print a greeting message</text:p>
      <text:p text:style-name="Preformatted_20_Text"><text:s text:c="3"/>print_greeting() {</text:p>
      <text:p text:style-name="Preformatted_20_Text"><text:s text:c="7"/>echo "Hello, world!"</text:p>
      <text:p text:style-name="Preformatted_20_Text"><text:s text:c="3"/>}</text:p>
      <text:p text:style-name="Preformatted_20_Text"/>
      <text:p text:style-name="P11">3. Make the Library File Executable:</text:p>
      <text:p text:style-name="P1">To use the library functions, make the library file executable by setting the appropriate permissions. Run the following command in your terminal:</text:p>
      <text:p text:style-name="P1"/>
      <text:p text:style-name="Preformatted_20_Text"><text:s text:c="3"/>chmod +x mylib.sh</text:p>
      <text:p text:style-name="P1"/>
      <text:p text:style-name="P11">4. Reusing Library Functions in Scripts:</text:p>
      <text:p text:style-name="P1">In your Bash scripts, you can source the library file using the `source` command or the `.` (dot) operator to load the library functions into your script's environment. This allows you to access and use the library functions as if they were defined in your script.</text:p>
      <text:p text:style-name="P1"/>
      <text:p text:style-name="P1">Example (myscript.sh):</text:p>
      <text:p text:style-name="P1"/>
      <text:p text:style-name="Preformatted_20_Text"><text:s text:c="3"/># myscript.sh</text:p>
      <text:p text:style-name="Preformatted_20_Text"/>
      <text:p text:style-name="Preformatted_20_Text"><text:s text:c="3"/># Source the library file</text:p>
      <text:p text:style-name="Preformatted_20_Text"><text:s text:c="3"/>source mylib.sh</text:p>
      <text:p text:style-name="Preformatted_20_Text"/>
      <text:p text:style-name="Preformatted_20_Text"><text:s text:c="3"/># Call the library functions</text:p>
      <text:p text:style-name="Preformatted_20_Text"><text:s text:c="3"/>result=$(calculate_square 5)</text:p>
      <text:p text:style-name="Preformatted_20_Text"><text:s text:c="3"/>echo "The square is: $result"</text:p>
      <text:p text:style-name="Preformatted_20_Text"/>
      <text:p text:style-name="Preformatted_20_Text"><text:s text:c="3"/>print_greeting</text:p>
      <text:p text:style-name="Preformatted_20_Text"/>
      <text:p text:style-name="P1"><text:soft-page-break/>In this example, the `myscript.sh` script sources the `mylib.sh` library file using the `source` command. It then calls the `calculate_square` function to calculate the square of 5 and stores the result in the `result` variable. It also calls the `print_greeting` function to print a greeting message.</text:p>
      <text:p text:style-name="P1"/>
      <text:p text:style-name="P1">When running `myscript.sh`, the library functions from `mylib.sh` will be available and can be used within the script.</text:p>
      <text:p text:style-name="P1"/>
      <text:p text:style-name="P1">By creating library functions and sourcing them into your scripts, you can achieve code reuse and avoid duplicating common functionalities across multiple scripts. Library functions provide a modular and organized approach to share and reuse code, making your Bash scripts more maintainable and efficient.</text:p>
      <text:p text:style-name="P1"/>
      <text:h text:style-name="P21" text:outline-level="1"><text:bookmark-start text:name="__RefHeading___Toc5829_2209121519"/>4. Advanced Bash Techniques<text:bookmark-end text:name="__RefHeading___Toc5829_2209121519"/></text:h>
      <text:h text:style-name="Heading_20_2" text:outline-level="2"><text:bookmark-start text:name="__RefHeading___Toc5831_2209121519"/>4.1. Process Management<text:bookmark-end text:name="__RefHeading___Toc5831_2209121519"/></text:h>
      <text:h text:style-name="Heading_20_3" text:outline-level="3"><text:bookmark-start text:name="__RefHeading___Toc5833_2209121519"/>4.1.1. Background and <text:span text:style-name="T12">F</text:span>oreground <text:span text:style-name="T12">P</text:span>rocesses<text:bookmark-end text:name="__RefHeading___Toc5833_2209121519"/></text:h>
      <text:p text:style-name="P1"/>
      <text:p text:style-name="P1">In Bash, you can run processes in both the foreground and background. Understanding the difference between these two modes is essential for managing processes effectively. Here's an explanation of foreground and background processes in Bash:</text:p>
      <text:p text:style-name="P1"/>
      <text:p text:style-name="P11">1. Foreground Processes:</text:p>
      <text:p text:style-name="P1">By default, when you execute a command or run a script in Bash, it runs in the foreground. A foreground process takes control of the terminal, and you must wait for it to complete before you can execute further commands. The shell will not accept new input until the foreground process finishes or is interrupted.</text:p>
      <text:p text:style-name="P1"/>
      <text:p text:style-name="P1">Example:</text:p>
      <text:p text:style-name="P1"/>
      <text:p text:style-name="Preformatted_20_Text"><text:s text:c="3"/># Running a command in the foreground</text:p>
      <text:p text:style-name="Preformatted_20_Text"><text:s text:c="3"/>$ ls -l</text:p>
      <text:p text:style-name="Preformatted_20_Text"/>
      <text:p text:style-name="P1">In the above example, the `ls -l` command runs in the foreground, and the shell waits for it to complete before accepting new commands.</text:p>
      <text:p text:style-name="P1"/>
      <text:p text:style-name="P11">2. Background Processes:</text:p>
      <text:p text:style-name="P1">You can run a process in the background by appending an ampersand (`&amp;`) at the end of the command. A background process runs independently of the terminal, allowing you to continue using the shell while the process executes. You can execute additional commands and interact with the terminal while the background process runs.</text:p>
      <text:p text:style-name="P1"/>
      <text:p text:style-name="P1">Example:</text:p>
      <text:p text:style-name="P1"/>
      <text:p text:style-name="Preformatted_20_Text"><text:s text:c="3"/># Running a command in the background</text:p>
      <text:p text:style-name="Preformatted_20_Text"><text:s text:c="3"/>$ sleep 10 &amp;</text:p>
      <text:p text:style-name="Preformatted_20_Text"/>
      <text:p text:style-name="P1">In this example, the `sleep 10` command is executed in the background. It will sleep for 10 seconds while you can continue using the shell to execute other commands.</text:p>
      <text:p text:style-name="P1"/>
      <text:p text:style-name="P11">3. Managing Background Processes:</text:p>
      <text:p text:style-name="P1">When you execute a command in the background, Bash provides a process ID (PID) for the background process. You can use this PID to manage and interact with the background process.</text:p>
      <text:p text:style-name="P1"/>
      <text:p text:style-name="P1">- To bring a background process to the foreground, use the `fg` command followed by the job ID or the process ID:</text:p>
      <text:p text:style-name="P1"/>
      <text:p text:style-name="Preformatted_20_Text"><text:s text:c="5"/>$ fg %1 <text:s text:c="2"/># Bring the job with job ID 1 to the foreground</text:p>
      <text:p text:style-name="Preformatted_20_Text"><text:s text:c="5"/>$ fg 123 <text:s/># Bring the process with PID 123 to the foreground</text:p>
      <text:p text:style-name="Preformatted_20_Text"/>
      <text:p text:style-name="P1"/>
      <text:p text:style-name="P1">- To view the list of background processes running in your session, you can use the `jobs` command:</text:p>
      <text:p text:style-name="P1"><text:soft-page-break/></text:p>
      <text:p text:style-name="Preformatted_20_Text"><text:s text:c="5"/>$ jobs</text:p>
      <text:p text:style-name="P1"/>
      <text:p text:style-name="P1">- To send a signal to a background process, you can use the `kill` command followed by the process ID and the signal number:</text:p>
      <text:p text:style-name="P1"/>
      <text:p text:style-name="Preformatted_20_Text"><text:s text:c="5"/>$ kill -TERM 123 <text:s text:c="2"/># Send the SIGTERM signal to process with PID 123</text:p>
      <text:p text:style-name="P1"/>
      <text:p text:style-name="P1">- If you want to start a foreground process and later move it to the background, you can use the `Ctrl+Z` key combination to suspend the process and then use the `bg` command to resume it in the background:</text:p>
      <text:p text:style-name="P1"/>
      <text:p text:style-name="Preformatted_20_Text"><text:s text:c="5"/>$ sleep 10 <text:s text:c="2"/># Start the process in the foreground</text:p>
      <text:p text:style-name="Preformatted_20_Text"><text:s text:c="5"/>&lt;Ctrl+Z&gt; <text:s text:c="4"/># Suspend the process</text:p>
      <text:p text:style-name="Preformatted_20_Text"><text:s text:c="5"/>$ bg <text:s text:c="8"/># Resume the process in the background</text:p>
      <text:p text:style-name="Preformatted_20_Text"/>
      <text:p text:style-name="P1">By understanding foreground and background processes, you can control the execution and management of processes in Bash. Foreground processes require your attention and complete before you can proceed, while background processes run independently, allowing you to continue working on the terminal. Managing background processes using their process IDs and relevant commands provides flexibility and control over the execution of multiple processes simultaneously.</text:p>
      <text:p text:style-name="P1"/>
      <text:h text:style-name="P25" text:outline-level="3"><text:bookmark-start text:name="__RefHeading___Toc5835_2209121519"/>4.1.2. Job <text:span text:style-name="T13">C</text:span>ontrol and <text:span text:style-name="T13">P</text:span>rocess <text:span text:style-name="T13">M</text:span>anipulation<text:bookmark-end text:name="__RefHeading___Toc5835_2209121519"/></text:h>
      <text:p text:style-name="P1"/>
      <text:p text:style-name="P1">In Bash, job control and process manipulation features allow you to manage and control processes running in your shell session. Here's an explanation of job control and common process manipulation techniques in Bash:</text:p>
      <text:p text:style-name="P1"/>
      <text:p text:style-name="P11">1. Job Control:</text:p>
      <text:p text:style-name="P1">Job control refers to the ability to manage multiple processes as jobs within a Bash session. Jobs can be either running in the foreground or background. The following commands are commonly used for job control:</text:p>
      <text:p text:style-name="P1"/>
      <text:p text:style-name="P1"><text:span text:style-name="T6">- `Ctrl+Z`:</text:span> Suspends the current foreground process and sends it to the background, effectively pausing it. It generates a job number.</text:p>
      <text:p text:style-name="P1"><text:span text:style-name="T6">- `bg`:</text:span> Resumes a suspended background job and continues its execution in the background.</text:p>
      <text:p text:style-name="P1"><text:span text:style-name="T6">- `fg`:</text:span> Brings a background or suspended job to the foreground, allowing it to continue running and taking control of the terminal.</text:p>
      <text:p text:style-name="P1"><text:span text:style-name="T6">- `jobs`:</text:span> Lists all the active jobs in the current session, displaying their job numbers and statuses.</text:p>
      <text:p text:style-name="P1"><text:span text:style-name="T6">- `%&lt;job_number&gt;`:</text:span> Refers to a specific job using its job number. For example, `%1` refers to job number 1.</text:p>
      <text:p text:style-name="P1"/>
      <text:p text:style-name="P1">Example:</text:p>
      <text:p text:style-name="P1"/>
      <text:p text:style-name="Preformatted_20_Text"><text:s text:c="3"/>$ sleep 10 <text:s text:c="3"/># Start a foreground process</text:p>
      <text:p text:style-name="Preformatted_20_Text"><text:s text:c="3"/>&lt;Ctrl+Z&gt; <text:s text:c="5"/># Suspend the process</text:p>
      <text:p text:style-name="Preformatted_20_Text"><text:s text:c="3"/>$ bg <text:s text:c="9"/># Resume the process in the background</text:p>
      <text:p text:style-name="Preformatted_20_Text"><text:s text:c="3"/>$ jobs <text:s text:c="7"/># View the list of active jobs</text:p>
      <text:p text:style-name="Preformatted_20_Text"><text:s text:c="3"/>$ fg %1 <text:s text:c="6"/># Bring job number 1 to the foreground</text:p>
      <text:p text:style-name="Preformatted_20_Text"/>
      <text:p text:style-name="P11">2. Process Manipulation:</text:p>
      <text:p text:style-name="P1">Bash provides several commands to manipulate processes and manage their execution:</text:p>
      <text:p text:style-name="P1"/>
      <text:p text:style-name="P1"><text:span text:style-name="T6">- `ps`:</text:span> Lists the currently running processes, displaying information such as process IDs (PIDs), status, and resource usage.</text:p>
      <text:p text:style-name="P1"><text:span text:style-name="T6">- `kill`:</text:span> Sends a signal to a process, allowing you to terminate or manipulate its behavior. Commonly used signals include:</text:p>
      <text:p text:style-name="P1"><text:span text:style-name="T6">- SIGTERM (`kill &lt;PID&gt;` or `kill -15 &lt;PID&gt;`):</text:span> Sends a termination signal to the process, allowing it to clean up and exit gracefully.</text:p>
      <text:p text:style-name="P1"><text:span text:style-name="T6">- SIGKILL (`kill -9 &lt;PID&gt;`):</text:span> Sends a forceful termination signal to the process, immediately terminating it without cleanup.</text:p>
      <text:p text:style-name="P1"><text:span text:style-name="T6">- `pkill`:</text:span> Sends a signal to one or more processes based on their names or attributes.</text:p>
      <text:p text:style-name="P1"><text:span text:style-name="T6">- `pgrep`:</text:span> Searches for processes based on their names or attributes and displays their process IDs.</text:p>
      <text:p text:style-name="P1"><text:span text:style-name="T6">- `nohup`:</text:span> Runs a command immune to hangups (SIGHUP), allowing it to continue running even after the terminal session is closed.</text:p>
      <text:p text:style-name="P1"/>
      <text:p text:style-name="P1"><text:s/>Example:</text:p>
      <text:p text:style-name="P1"/>
      <text:p text:style-name="P14"><text:s text:c="3"/>$ ps <text:s text:c="5"/># View the list of running processes</text:p>
      <text:p text:style-name="P14"><text:s text:c="3"/>$ kill &lt;PID&gt; <text:s text:c="3"/># Send a termination signal to a process with a specific PID</text:p>
      <text:p text:style-name="P14"><text:s text:c="3"/>$ pkill &lt;process_name&gt; <text:s text:c="3"/># Send a termination signal to all processes with a specific name</text:p>
      <text:p text:style-name="P14"><text:s text:c="3"/>$ nohup &lt;command&gt; &amp; <text:s text:c="3"/># Run a command immune to hangups in the background</text:p>
      <text:p text:style-name="P14"/>
      <text:p text:style-name="P1"><text:s text:c="3"/>These commands provide ways to monitor, control, and terminate processes running in your Bash session.</text:p>
      <text:p text:style-name="P1"/>
      <text:h text:style-name="P25" text:outline-level="3"><text:bookmark-start text:name="__RefHeading___Toc5837_2209121519"/>4.1.3. Signals and <text:span text:style-name="T14">S</text:span>ignal <text:span text:style-name="T14">H</text:span>andling<text:bookmark-end text:name="__RefHeading___Toc5837_2209121519"/></text:h>
      <text:p text:style-name="P1"/>
      <text:p text:style-name="P1">In Bash, signals are software interrupts that can be sent to running processes. Signals notify processes about various events or requests, such as termination, interruption, or user-defined events. Bash provides mechanisms for handling signals and defining custom actions to be performed when a specific signal is received. Here's an explanation of signals and signal handling in Bash:</text:p>
      <text:p text:style-name="P1"/>
      <text:p text:style-name="P11">1. Common Signals:</text:p>
      <text:p text:style-name="P1">Bash recognizes a variety of signals, each represented by a unique number or name. Some common signals include:</text:p>
      <text:p text:style-name="P1"/>
      <text:p text:style-name="P1">- `SIGINT` (2): Sent when the user interrupts a process by pressing `Ctrl+C`.</text:p>
      <text:p text:style-name="P1">- `SIGTERM` (15): Sent to request the termination of a process gracefully.</text:p>
      <text:p text:style-name="P1">- `SIGKILL` (9): Sent to forcefully terminate a process.</text:p>
      <text:p text:style-name="P1">- `SIGHUP` (1): Sent when the controlling terminal is closed or when a hangup condition occurs.</text:p>
      <text:p text:style-name="P1"/>
      <text:p text:style-name="P11">2. Signal Handling:</text:p>
      <text:p text:style-name="P1">Bash provides the `trap` command to define how a script or process should respond to specific signals. The `trap` command allows you to specify a command or a shell function to be executed when a particular signal is received.</text:p>
      <text:p text:style-name="P1"/>
      <text:p text:style-name="P1">Syntax:</text:p>
      <text:p text:style-name="P1"/>
      <text:p text:style-name="Preformatted_20_Text"><text:s text:c="3"/>trap 'command' signal</text:p>
      <text:p text:style-name="P1"/>
      <text:p text:style-name="P1">Example:</text:p>
      <text:p text:style-name="P1"/>
      <text:p text:style-name="Preformatted_20_Text"><text:s text:c="3"/># Trap SIGINT signal and execute a custom command</text:p>
      <text:p text:style-name="Preformatted_20_Text"><text:s text:c="3"/>trap 'echo "SIGINT received. Exiting."' SIGINT</text:p>
      <text:p text:style-name="P1"/>
      <text:p text:style-name="P1">In this example, the `trap` command sets up a signal handler for `SIGINT` (Ctrl+C) and specifies the command `echo "SIGINT received. Exiting."` to be executed when the signal is received.</text:p>
      <text:p text:style-name="P1"/>
      <text:p text:style-name="P11">3. Signal Handling Options:</text:p>
      <text:p text:style-name="P1">The `trap` command can also be used with various options to define how the signal should be handled. Some commonly used options include:</text:p>
      <text:p text:style-name="P1"/>
      <text:p text:style-name="P1">- `-`: Ignores the specified signal.</text:p>
      <text:p text:style-name="P1">- `command`: Executes the specified command when the signal is received.</text:p>
      <text:p text:style-name="P1">- `signal`: Resets the specified signal to its default behavior.</text:p>
      <text:p text:style-name="P1"/>
      <text:p text:style-name="P1">Example:</text:p>
      <text:p text:style-name="P1"/>
      <text:p text:style-name="Preformatted_20_Text"><text:s text:c="3"/># Ignore SIGTERM signal</text:p>
      <text:p text:style-name="Preformatted_20_Text"><text:s text:c="3"/>trap - SIGTERM</text:p>
      <text:p text:style-name="Preformatted_20_Text"/>
      <text:p text:style-name="Preformatted_20_Text"><text:s text:c="3"/># Reset SIGINT signal to its default behavior</text:p>
      <text:p text:style-name="Preformatted_20_Text"><text:s text:c="3"/>trap SIGINT</text:p>
      <text:p text:style-name="Preformatted_20_Text"/>
      <text:p text:style-name="P1">In the first example, the `trap` command is used with the `-` option to ignore the `SIGTERM` signal. In the second example, the `trap` command is used without specifying any command to reset the `SIGINT` signal to its default behavior.</text:p>
      <text:p text:style-name="P1"/>
      <text:h text:style-name="P24" text:outline-level="2"><text:bookmark-start text:name="__RefHeading___Toc5839_2209121519"/>4.2. Regular Expressions and Pattern Matching<text:bookmark-end text:name="__RefHeading___Toc5839_2209121519"/></text:h>
      <text:p text:style-name="P1"/>
      <text:h text:style-name="Heading_20_3" text:outline-level="3"><text:bookmark-start text:name="__RefHeading___Toc5841_2209121519"/>4.2.1. Pattern <text:span text:style-name="T14">M</text:span>atching <text:span text:style-name="T14">O</text:span>perators<text:bookmark-end text:name="__RefHeading___Toc5841_2209121519"/></text:h>
      <text:p text:style-name="P1"/>
      <text:p text:style-name="P1">In Bash, pattern matching operators allow you to perform various operations based on pattern matching rules. These operators help you work with strings and match patterns within them. Here are some commonly used pattern matching operators in Bash:</text:p>
      <text:p text:style-name="P1"/>
      <text:p text:style-name="P11">1. Wildcard Pattern Matching:</text:p>
      <text:p text:style-name="P1">Wildcard characters are used to match patterns in filenames or strings. The following wildcard operators are commonly used:</text:p>
      <text:p text:style-name="P1"/>
      <text:p text:style-name="P1">- `*` (asterisk): Matches any sequence of characters (including an empty sequence).</text:p>
      <text:p text:style-name="P1">Example: `file*` matches files like `file1`, `file2.txt`, `file_backup`.</text:p>
      <text:p text:style-name="P1"/>
      <text:p text:style-name="P1">- `?` (question mark): Matches any single character.</text:p>
      <text:p text:style-name="P1">Example: `file?.txt` matches files like `file1.txt`, `fileA.txt`.</text:p>
      <text:p text:style-name="P1"/>
      <text:p text:style-name="P1">- `[...]` (bracket expression): Matches any character within the specified range or set.</text:p>
      <text:p text:style-name="P1">Example: `file[0-9].txt` matches files like `file1.txt`, `file9.txt`.</text:p>
      <text:p text:style-name="P1"/>
      <text:p text:style-name="P1">- `[!...]` (negated bracket expression): Matches any character not within the specified range or set.</text:p>
      <text:p text:style-name="P1">Example: `file[!a-c].txt` matches files like `file4.txt`, `fileX.txt`, but not `filea.txt`.</text:p>
      <text:p text:style-name="P1"/>
      <text:p text:style-name="P11">2. Pattern Matching Operators:</text:p>
      <text:p text:style-name="P1">Bash provides operators that use patterns to match and manipulate strings:</text:p>
      <text:p text:style-name="P1"/>
      <text:p text:style-name="P1">- `==`: Matches a pattern on the right-hand side to a string on the left-hand side.</text:p>
      <text:p text:style-name="P1">Example: `if [[ $var == "abc*" ]]; then ... fi`</text:p>
      <text:p text:style-name="P1"/>
      <text:p text:style-name="P1">- `!=`: Does not match a pattern on the right-hand side to a string on the left-hand side.</text:p>
      <text:p text:style-name="P1">Example: `if [[ $var != "xyz" ]]; then ... fi`</text:p>
      <text:p text:style-name="P1"/>
      <text:p text:style-name="P1">- `=~`: Matches a regular expression pattern on the right-hand side to a string on the left-hand side.</text:p>
      <text:p text:style-name="P1">Example: `if [[ $var =~ ^[0-9]+$ ]]; then ... fi`</text:p>
      <text:p text:style-name="P1"/>
      <text:p text:style-name="P11">3. Extended Pattern Matching:</text:p>
      <text:p text:style-name="P1">Bash also supports extended pattern matching through the `extglob` shell option. It provides additional pattern matching operators, such as:</text:p>
      <text:p text:style-name="P1"/>
      <text:p text:style-name="P1">- `?(pattern)`: Matches zero or one occurrence of the pattern.</text:p>
      <text:p text:style-name="P1">Example: `@(file|directory)?` matches `file` or `directory`, optionally followed by a character.</text:p>
      <text:p text:style-name="P1"/>
      <text:p text:style-name="P1">- `*(pattern)`: Matches zero or more occurrences of the pattern.</text:p>
      <text:p text:style-name="P1">Example: `file*(123)` matches `file`, `file123`, `file123123`, etc.</text:p>
      <text:p text:style-name="P1"/>
      <text:p text:style-name="P1">- `+(pattern)`: Matches one or more occurrences of the pattern.</text:p>
      <text:p text:style-name="P1">Example: `file+(abc)` matches `fileabc`, `fileabcabc`, etc.</text:p>
      <text:p text:style-name="P1"/>
      <text:p text:style-name="P1"/>
      <text:p text:style-name="P1"><text:soft-page-break/>- `@(pattern)`: Matches exactly one occurrence of the pattern.</text:p>
      <text:p text:style-name="P1">Example: `file@(1|2).txt` matches `file1.txt` or `file2.txt`.</text:p>
      <text:p text:style-name="P1"/>
      <text:p text:style-name="P1">- `!(pattern)`: Matches anything except the pattern.</text:p>
      <text:p text:style-name="P1">Example: `!(file).txt` matches any filename except those starting with `file`.</text:p>
      <text:p text:style-name="P1"/>
      <text:p text:style-name="P1">To enable extended pattern matching, use the command `shopt -s extglob` before using these operators.</text:p>
      <text:p text:style-name="P1"/>
      <text:p text:style-name="P1">These pattern matching operators provide powerful tools for matching and manipulating strings in Bash scripts. They allow you to perform operations based on wildcard characters, exact matches, regular expressions, and extended patterns, giving you flexibility in working with string patterns.</text:p>
      <text:p text:style-name="P1"/>
      <text:h text:style-name="P25" text:outline-level="3"><text:bookmark-start text:name="__RefHeading___Toc5843_2209121519"/>4.2.2. Regular <text:span text:style-name="T14">E</text:span>xpression <text:span text:style-name="T14">S</text:span>yntax and <text:span text:style-name="T14">U</text:span>sage<text:bookmark-end text:name="__RefHeading___Toc5843_2209121519"/></text:h>
      <text:p text:style-name="P1"/>
      <text:p text:style-name="P1">In Bash, regular expressions are patterns used to match and manipulate text. Regular expressions provide a powerful and flexible way to search, extract, and manipulate strings based on specific patterns. Here's an overview of the regular expression syntax and its usage in Bash:</text:p>
      <text:p text:style-name="P1"/>
      <text:p text:style-name="P11">1. Basic Regular Expression (BRE) Syntax:</text:p>
      <text:p text:style-name="P1">Basic regular expressions use a subset of the regular expression syntax. Here are some commonly used components:</text:p>
      <text:p text:style-name="P1"/>
      <text:p text:style-name="P1">- `.` (dot): Matches any single character.</text:p>
      <text:p text:style-name="P1">- `*`: Matches zero or more occurrences of the preceding character or group.</text:p>
      <text:p text:style-name="P1">- `[...]`: Matches any single character within the specified range or set.</text:p>
      <text:p text:style-name="P1">- `[^...]`: Matches any single character not within the specified range or set.</text:p>
      <text:p text:style-name="P1">- `\`: Escapes a special character to treat it as a literal character.</text:p>
      <text:p text:style-name="P1">- `^`: Matches the beginning of a line.</text:p>
      <text:p text:style-name="P1">- `$`: Matches the end of a line.</text:p>
      <text:p text:style-name="P1"/>
      <text:p text:style-name="P11">2. Extended Regular Expression (ERE) Syntax:</text:p>
      <text:p text:style-name="P1"><text:span text:style-name="T15">E</text:span>xtended regular expressions provide additional features and use an extended syntax. To use extended regular expressions in Bash, you can enable the `extglob` shell option using the command `shopt -s extglob`. Here are some commonly used components in ERE:</text:p>
      <text:p text:style-name="P1"/>
      <text:p text:style-name="P1">- `+`: Matches one or more occurrences of the preceding character or group.</text:p>
      <text:p text:style-name="P1">- `?`: Matches zero or one occurrence of the preceding character or group.</text:p>
      <text:p text:style-name="P1">- `|`: Matches either the preceding or the following expression.</text:p>
      <text:p text:style-name="P1">- `(...|...)`: Matches either the pattern within the first parentheses or the pattern within the second parentheses.</text:p>
      <text:p text:style-name="P1">- `{m,n}`: Matches at least `m` and at most `n` occurrences of the preceding character or group.</text:p>
      <text:p text:style-name="P1">- `(pattern)`: Grouping mechanism to create subexpressions.</text:p>
      <text:p text:style-name="P1">- `(...)` or `\(...\)`: Capturing group that captures the matched substring.</text:p>
      <text:p text:style-name="P1"/>
      <text:p text:style-name="P11">3. Usage of Regular Expressions in Bash:</text:p>
      <text:p text:style-name="P1">Regular expressions can be used in various Bash commands and constructs, such as:</text:p>
      <text:p text:style-name="P1"/>
      <text:p text:style-name="P1">- `[[ ... =~ ... ]]`: Used in conditional statements to check if a string matches a regular expression.</text:p>
      <text:p text:style-name="P1">Example: `if [[ $string =~ ^[0-9]+$ ]]; then ... fi`</text:p>
      <text:p text:style-name="P1"/>
      <text:p text:style-name="P1">- `grep`: A command-line tool for searching files or streams for lines matching a regular expression.</text:p>
      <text:p text:style-name="P1">Example: `grep 'pattern' file.txt`</text:p>
      <text:p text:style-name="P1"/>
      <text:p text:style-name="P1">- `sed`: A stream editor that can perform text transformations based on regular expressions.</text:p>
      <text:p text:style-name="P1">Example: `sed 's/pattern/replacement/' file.txt`</text:p>
      <text:p text:style-name="P1"/>
      <text:p text:style-name="P1">- `awk`: A versatile text processing tool that supports regular expressions for pattern matching and text manipulation.</text:p>
      <text:p text:style-name="P1">Example: `awk '/pattern/ { print $1 }' file.txt`</text:p>
      <text:p text:style-name="P1"/>
      <text:p text:style-name="P1">Regular expressions provide a powerful way to work with complex string patterns and enable tasks such as searching, matching, replacing, and extracting text. Familiarizing yourself with regular expression syntax and its usage in Bash can greatly enhance your text processing capabilities.</text:p>
      <text:p text:style-name="P11"><text:soft-page-break/>4.2.3. Regular <text:span text:style-name="T15">E</text:span>xpression-<text:span text:style-name="T15">B</text:span>ased <text:span text:style-name="T15">S</text:span>tring <text:span text:style-name="T15">M</text:span>anipulation</text:p>
      <text:p text:style-name="P1"/>
      <text:p text:style-name="P1">In Bash, regular expressions can be used for various string manipulation tasks, such as searching, matching, replacing, and extracting specific patterns within strings. Here are some common string manipulation operations using regular expressions in Bash:</text:p>
      <text:p text:style-name="P1"/>
      <text:p text:style-name="P11">1. String Matching:</text:p>
      <text:p text:style-name="P1">You can use regular expressions to check if a string matches a specific pattern. This is commonly done using the `[[ ... =~ ... ]]` conditional construct.</text:p>
      <text:p text:style-name="P1"/>
      <text:p text:style-name="P1">Example:</text:p>
      <text:p text:style-name="P1"/>
      <text:p text:style-name="Preformatted_20_Text"><text:s text:c="3"/>string="Hello, World!"</text:p>
      <text:p text:style-name="Preformatted_20_Text"/>
      <text:p text:style-name="Preformatted_20_Text"><text:s text:c="3"/>if [[ $string =~ ^Hello.*$ ]]; then</text:p>
      <text:p text:style-name="Preformatted_20_Text"><text:s text:c="7"/>echo "String matches the pattern."</text:p>
      <text:p text:style-name="Preformatted_20_Text"><text:s text:c="3"/>fi</text:p>
      <text:p text:style-name="Preformatted_20_Text"/>
      <text:p text:style-name="P11">2. Substring Extraction:</text:p>
      <text:p text:style-name="P1">Regular expressions can be used to extract substrings from a larger string based on a matching pattern. This is often accomplished using tools like `grep`, `sed`, or `awk`.</text:p>
      <text:p text:style-name="P1"/>
      <text:p text:style-name="P1">Example using `grep`:</text:p>
      <text:p text:style-name="P1"/>
      <text:p text:style-name="Preformatted_20_Text"><text:s text:c="3"/>string="The quick brown fox jumps over the lazy dog."</text:p>
      <text:p text:style-name="Preformatted_20_Text"/>
      <text:p text:style-name="Preformatted_20_Text"><text:s text:c="3"/>substring=$(echo "$string" | grep -o 'quick.*lazy')</text:p>
      <text:p text:style-name="Preformatted_20_Text"><text:s text:c="3"/>echo "Extracted substring: $substring"</text:p>
      <text:p text:style-name="Preformatted_20_Text"/>
      <text:p text:style-name="P11">3. Pattern Replacement:</text:p>
      <text:p text:style-name="P1">Regular expressions allow you to replace specific patterns within a string with desired replacements. This can be achieved using tools like `sed` or parameter expansion in Bash.</text:p>
      <text:p text:style-name="P1"/>
      <text:p text:style-name="P1">Example using `sed`:</text:p>
      <text:p text:style-name="P1"/>
      <text:p text:style-name="Preformatted_20_Text"><text:s text:c="3"/>string="Hello, World!"</text:p>
      <text:p text:style-name="Preformatted_20_Text"/>
      <text:p text:style-name="Preformatted_20_Text"><text:s text:c="3"/>new_string=$(echo "$string" | sed 's/Hello/Hi/')</text:p>
      <text:p text:style-name="Preformatted_20_Text"><text:s text:c="3"/>echo "Modified string: $new_string"</text:p>
      <text:p text:style-name="P1"/>
      <text:p text:style-name="P1">Example using parameter expansion in Bash:</text:p>
      <text:p text:style-name="P1"/>
      <text:p text:style-name="Preformatted_20_Text"><text:s text:c="3"/>string="Hello, World!"</text:p>
      <text:p text:style-name="Preformatted_20_Text"/>
      <text:p text:style-name="Preformatted_20_Text"><text:s text:c="3"/>new_string=${string/Hello/Hi}</text:p>
      <text:p text:style-name="Preformatted_20_Text"><text:s text:c="3"/>echo "Modified string: $new_string"</text:p>
      <text:p text:style-name="P1"/>
      <text:p text:style-name="P11">4. Pattern Splitting:</text:p>
      <text:p text:style-name="P1">Regular expressions can help split a string into multiple parts based on a specific pattern. This can be done using tools like `awk` or the `read` command in Bash.</text:p>
      <text:p text:style-name="P1"/>
      <text:p text:style-name="P1">Example using `awk`:</text:p>
      <text:p text:style-name="P1"/>
      <text:p text:style-name="Preformatted_20_Text"><text:s text:c="3"/>string="apple,banana,orange"</text:p>
      <text:p text:style-name="Preformatted_20_Text"><text:s text:c="3"/>awk -F',' '{ print $2 }' &lt;&lt;&lt; "$string"</text:p>
      <text:p text:style-name="Preformatted_20_Text"/>
      <text:p text:style-name="P1"><text:soft-page-break/><text:s text:c="3"/>Example using `read` command in Bash:</text:p>
      <text:p text:style-name="P1"/>
      <text:p text:style-name="Preformatted_20_Text"><text:s text:c="3"/>string="John Doe,30,New York"</text:p>
      <text:p text:style-name="Preformatted_20_Text"/>
      <text:p text:style-name="Preformatted_20_Text"><text:s text:c="3"/>IFS=',' read -ra parts &lt;&lt;&lt; "$string"</text:p>
      <text:p text:style-name="Preformatted_20_Text"><text:s text:c="3"/>echo "Name: ${parts[0]}"</text:p>
      <text:p text:style-name="Preformatted_20_Text"><text:s text:c="3"/>echo "Age: ${parts[1]}"</text:p>
      <text:p text:style-name="Preformatted_20_Text"><text:s text:c="3"/>echo "City: ${parts[2]}"</text:p>
      <text:p text:style-name="Preformatted_20_Text"/>
      <text:p text:style-name="P1">Regular expressions provide powerful tools for manipulating strings based on specific patterns. By leveraging tools like `grep`, `sed`, `awk`, or using parameter expansion and conditional constructs in Bash, you can perform various string manipulation operations to extract, replace, split, or check for patterns within strings.</text:p>
      <text:p text:style-name="P1"/>
      <text:h text:style-name="P24" text:outline-level="2"><text:bookmark-start text:name="__RefHeading___Toc5845_2209121519"/>4.3. File and Text Processing<text:bookmark-end text:name="__RefHeading___Toc5845_2209121519"/></text:h>
      <text:p text:style-name="P1"/>
      <text:h text:style-name="Heading_20_3" text:outline-level="3"><text:bookmark-start text:name="__RefHeading___Toc5847_2209121519"/>4.3.1. File I/O <text:span text:style-name="T24">O</text:span>perations<text:bookmark-end text:name="__RefHeading___Toc5847_2209121519"/></text:h>
      <text:p text:style-name="P1"/>
      <text:p text:style-name="P1">In Bash, file I/O operations allow you to read from and write to files. Bash provides several commands and operators for performing file-related operations. Here are some common file I/O operations in Bash:</text:p>
      <text:p text:style-name="P1"/>
      <text:p text:style-name="P11">1. File Reading:</text:p>
      <text:p text:style-name="P1"/>
      <text:p text:style-name="P1"><text:span text:style-name="T6">- `cat`: </text:span>Concatenates and displays the contents of one or more files.</text:p>
      <text:p text:style-name="P1">Example: `cat file.txt`</text:p>
      <text:p text:style-name="P1"/>
      <text:p text:style-name="P1"><text:span text:style-name="T6">- `head`: </text:span>Displays the first few lines of a file.</text:p>
      <text:p text:style-name="P1">Example: `head -n 10 file.txt`</text:p>
      <text:p text:style-name="P1"/>
      <text:p text:style-name="P1"><text:span text:style-name="T6">- `tail`:</text:span> Displays the last few lines of a file.</text:p>
      <text:p text:style-name="P1">Example: `tail -n 5 file.txt`</text:p>
      <text:p text:style-name="P1"/>
      <text:p text:style-name="P1"><text:span text:style-name="T6">- `read`: </text:span>Reads input from a file or standard input.</text:p>
      <text:p text:style-name="P1">Example: `while read line; do echo $line; done &lt; file.txt`</text:p>
      <text:p text:style-name="P1"/>
      <text:p text:style-name="P11">2. File Writing:</text:p>
      <text:p text:style-name="P11"/>
      <text:p text:style-name="P1"><text:span text:style-name="T6">- `echo`:</text:span> Writes text or variables to a file or standard output.</text:p>
      <text:p text:style-name="P1">Example: `echo "Hello, World!" &gt; file.txt`</text:p>
      <text:p text:style-name="P1"/>
      <text:p text:style-name="P1"><text:span text:style-name="T6">- `printf`:</text:span> Writes formatted output to a file or standard output.</text:p>
      <text:p text:style-name="P1">Example: `printf "%s\n" "Hello, World!" &gt; file.txt`</text:p>
      <text:p text:style-name="P1"/>
      <text:p text:style-name="P1"><text:span text:style-name="T6">- `tee`:</text:span> Reads from standard input and writes to a file and standard output simultaneously.</text:p>
      <text:p text:style-name="P1">Example: `command | tee file.txt`</text:p>
      <text:p text:style-name="P1"/>
      <text:p text:style-name="P1"><text:span text:style-name="T6">- `&gt;&gt;`:</text:span> Appends output to a file.</text:p>
      <text:p text:style-name="P1">Example: `echo "Additional text" &gt;&gt; file.txt`</text:p>
      <text:p text:style-name="P1"/>
      <text:p text:style-name="P11">3. File Appending and Redirecting:</text:p>
      <text:p text:style-name="P1"/>
      <text:p text:style-name="P1"><text:span text:style-name="T6">- `&gt;`:</text:span> Redirects output to a file, overwriting existing content.</text:p>
      <text:p text:style-name="P1">Example: `echo "Hello" &gt; file.txt`</text:p>
      <text:p text:style-name="P1"/>
      <text:p text:style-name="P1"><text:span text:style-name="T6">- `&gt;&gt;`:</text:span> Appends output to a file.</text:p>
      <text:p text:style-name="P1">Example: `echo "World" &gt;&gt; file.txt`</text:p>
      <text:p text:style-name="P1"/>
      <text:p text:style-name="P11">4. File Input and Output Redirection:</text:p>
      <text:p text:style-name="P1"><text:span text:style-name="T6">- `&lt;`: </text:span>Redirects input from a file.</text:p>
      <text:p text:style-name="P1">Example: `while read line; do echo $line; done &lt; file.txt`</text:p>
      <text:p text:style-name="P1"/>
      <text:p text:style-name="P1"><text:span text:style-name="T6">- `2&gt;`:</text:span> Redirects standard error to a file.</text:p>
      <text:p text:style-name="P1">Example: `command 2&gt; error.txt`</text:p>
      <text:p text:style-name="P1"><text:soft-page-break/></text:p>
      <text:p text:style-name="P1"><text:span text:style-name="T6">- `&amp;&gt;` or `&gt;&amp;`: </text:span>Redirects both standard output and standard error to a file.</text:p>
      <text:p text:style-name="P1">Example: `command &amp;&gt; output.txt` or `command &gt;&amp; output.txt`</text:p>
      <text:p text:style-name="P1"/>
      <text:p text:style-name="P11">5. File Checking and Operations:</text:p>
      <text:p text:style-name="P1"/>
      <text:p text:style-name="P1"><text:span text:style-name="T6">- `test` or `[ ]`: </text:span>Tests file properties or conditions.</text:p>
      <text:p text:style-name="P1">Example: `if [ -f file.txt ]; then echo "File exists"; fi`</text:p>
      <text:p text:style-name="P1"/>
      <text:p text:style-name="P1"><text:span text:style-name="T6">- `rm`: </text:span>Removes files.</text:p>
      <text:p text:style-name="P1">Example: `rm file.txt`</text:p>
      <text:p text:style-name="P1"/>
      <text:p text:style-name="P1"><text:span text:style-name="T6">- `mv`: </text:span>Moves or renames files.</text:p>
      <text:p text:style-name="P1">Example: `mv file.txt newfile.txt`</text:p>
      <text:p text:style-name="P1"/>
      <text:p text:style-name="P1"><text:span text:style-name="T6">- `cp`: </text:span>Copies files.</text:p>
      <text:p text:style-name="P1">Example: `cp file.txt file_copy.txt`</text:p>
      <text:p text:style-name="P1"/>
      <text:p text:style-name="P1">These are some of the commonly used file I/O operations in Bash. By using these commands and operators, you can read from files, write to files, append to files, redirect input and output, check file properties, and perform various file-related operations in your Bash scripts.</text:p>
      <text:p text:style-name="P1"/>
      <text:h text:style-name="P25" text:outline-level="3"><text:bookmark-start text:name="__RefHeading___Toc5849_2209121519"/>4.3.2. Manipulating <text:span text:style-name="T15">T</text:span>ext with <text:span text:style-name="T15">F</text:span>ilters (grep, sed, awk)<text:bookmark-end text:name="__RefHeading___Toc5849_2209121519"/></text:h>
      <text:p text:style-name="P1"/>
      <text:p text:style-name="P1">In Bash, you can manipulate text using various filtering tools such as `grep`, `sed`, and `awk`. These tools allow you to search, replace, and extract specific patterns or perform more complex text transformations. Here's an overview of how these tools can be used for text manipulation:</text:p>
      <text:p text:style-name="P1"/>
      <text:p text:style-name="P11">1. grep:</text:p>
      <text:p text:style-name="P1"/>
      <text:p text:style-name="P1"><text:span text:style-name="T6">- `grep`:</text:span> Searches for lines matching a specific pattern.</text:p>
      <text:p text:style-name="P1">Example: `grep "pattern" file.txt`</text:p>
      <text:p text:style-name="P1"/>
      <text:p text:style-name="P1"><text:span text:style-name="T6">- `grep -v`: </text:span>Displays lines that do not match the pattern.</text:p>
      <text:p text:style-name="P1">Example: `grep -v "pattern" file.txt`</text:p>
      <text:p text:style-name="P1"/>
      <text:p text:style-name="P1"><text:span text:style-name="T6">- `grep -i`: </text:span>Performs case-insensitive matching.</text:p>
      <text:p text:style-name="P1">Example: `grep -i "pattern" file.txt`</text:p>
      <text:p text:style-name="P1"/>
      <text:p text:style-name="P11">2. sed:</text:p>
      <text:p text:style-name="P1"><text:span text:style-name="T6">- `sed`:</text:span> Stream editor for performing various text transformations.</text:p>
      <text:p text:style-name="P1">Example: `sed 's/pattern/replacement/g' file.txt`</text:p>
      <text:p text:style-name="P1"/>
      <text:p text:style-name="P1"><text:span text:style-name="T6">- `sed -i`:</text:span> Modifies the file in-place.</text:p>
      <text:p text:style-name="P1">Example: `sed -i 's/pattern/replacement/g' file.txt`</text:p>
      <text:p text:style-name="P1"/>
      <text:p text:style-name="P1"><text:span text:style-name="T6">- `sed -n`: </text:span>Suppresses automatic printing and only displays specific lines.</text:p>
      <text:p text:style-name="P1">Example: `sed -n '/pattern/p' file.txt`</text:p>
      <text:p text:style-name="P1"/>
      <text:p text:style-name="P11">3. awk:</text:p>
      <text:p text:style-name="P1"><text:span text:style-name="T6">- `awk`:</text:span> Text processing tool for pattern scanning and processing.</text:p>
      <text:p text:style-name="P1">Example: `awk '/pattern/ { print $0 }' file.txt`</text:p>
      <text:p text:style-name="P1"/>
      <text:p text:style-name="P1"><text:span text:style-name="T6">- `awk -F`:</text:span> Sets the field separator for processing delimited files.</text:p>
      <text:p text:style-name="P1">Example: `awk -F',' '{ print $1 }' file.csv`</text:p>
      <text:p text:style-name="P1"/>
      <text:p text:style-name="P1"><text:span text:style-name="T6">- `awk '{ print NF }'`:</text:span> Prints the number of fields in each line.</text:p>
      <text:p text:style-name="P1">Example: `awk '{ print NF }' file.txt`</text:p>
      <text:p text:style-name="P1"/>
      <text:p text:style-name="P1">These tools offer a wide range of options and features to manipulate text in different ways. You can combine them with regular expressions and other Bash commands to perform complex text transformations and extract specific information from files or streams. Experimenting with these tools and exploring their documentation will help you master text manipulation in Bash.</text:p>
      <text:p text:style-name="P1"/>
      <text:h text:style-name="P25" text:outline-level="3"><text:bookmark-start text:name="__RefHeading___Toc5851_2209121519"/>4.3.3. Command <text:span text:style-name="T16">S</text:span>ubstitution and <text:span text:style-name="T16">P</text:span>rocess <text:span text:style-name="T16">S</text:span>ubstitution<text:bookmark-end text:name="__RefHeading___Toc5851_2209121519"/></text:h>
      <text:p text:style-name="P1"/>
      <text:p text:style-name="P1">In Bash, command substitution and process substitution are useful techniques for capturing the output of a command or creating temporary files to pass as input to another command. They allow you to incorporate the output or behavior of one command into another command or assignment. Here's an overview of command substitution and process substitution in Bash:</text:p>
      <text:p text:style-name="P1"/>
      <text:p text:style-name="P11">1. Command Substitution:</text:p>
      <text:p text:style-name="P1">Command substitution allows you to capture the output of a command and use it as a value in a command or an assignment.</text:p>
      <text:p text:style-name="P1"/>
      <text:p text:style-name="P1">- Syntax using `$()`:</text:p>
      <text:p text:style-name="P1"/>
      <text:p text:style-name="Preformatted_20_Text"><text:s text:c="5"/>result=$(command)</text:p>
      <text:p text:style-name="P1"/>
      <text:p text:style-name="P1">- Syntax using backticks (`` ` ``):</text:p>
      <text:p text:style-name="P1"/>
      <text:p text:style-name="Preformatted_20_Text"><text:s text:c="5"/>result=`command`</text:p>
      <text:p text:style-name="P1"/>
      <text:p text:style-name="P1">Example:</text:p>
      <text:p text:style-name="P1"/>
      <text:p text:style-name="Preformatted_20_Text"><text:s text:c="3"/># Assigns the output of the command `date` to the variable `current_date`</text:p>
      <text:p text:style-name="Preformatted_20_Text"><text:s text:c="3"/>current_date=$(date)</text:p>
      <text:p text:style-name="Preformatted_20_Text"><text:s text:c="3"/>echo "Current date is: $current_date"</text:p>
      <text:p text:style-name="P1"/>
      <text:p text:style-name="P1">Command substitution is useful when you need to use the output of a command as an argument or part of an argument for another command or store it in a variable for further processing.</text:p>
      <text:p text:style-name="P1"/>
      <text:p text:style-name="P11">2. Process Substitution:</text:p>
      <text:p text:style-name="P1">Process substitution allows you to treat the output of a command as a file-like object, which can be used as input or output to another command.</text:p>
      <text:p text:style-name="P1"/>
      <text:p text:style-name="P1">- Syntax using `&lt;()` for input:</text:p>
      <text:p text:style-name="P1"/>
      <text:p text:style-name="Preformatted_20_Text"><text:s text:c="5"/>command1 &lt;(command2)</text:p>
      <text:p text:style-name="P1"/>
      <text:p text:style-name="P1">- Syntax using `&gt;()` for output:</text:p>
      <text:p text:style-name="P1"/>
      <text:p text:style-name="Preformatted_20_Text"><text:s text:c="5"/>command1 &gt;(command2)</text:p>
      <text:p text:style-name="P1"/>
      <text:p text:style-name="P1">Example using input process substitution:</text:p>
      <text:p text:style-name="P1"/>
      <text:p text:style-name="Preformatted_20_Text"><text:s text:c="3"/># Compares the contents of two files using `diff` command</text:p>
      <text:p text:style-name="Preformatted_20_Text"><text:s text:c="3"/>diff &lt;(cat file1.txt) &lt;(cat file2.txt)</text:p>
      <text:p text:style-name="P1"/>
      <text:p text:style-name="P1">Example using output process substitution:</text:p>
      <text:p text:style-name="P1"/>
      <text:p text:style-name="Preformatted_20_Text"><text:s text:c="3"/># Counts number of lines and words in a file and stores the counts in var<text:span text:style-name="T16">s</text:span></text:p>
      <text:p text:style-name="Preformatted_20_Text"><text:s text:c="3"/>read lines words &lt; &lt;(wc file.txt)</text:p>
      <text:p text:style-name="Preformatted_20_Text"><text:s text:c="3"/>echo "Number of lines: $lines"</text:p>
      <text:p text:style-name="Preformatted_20_Text"><text:s text:c="3"/>echo "Number of words: $words"</text:p>
      <text:p text:style-name="P1"/>
      <text:p text:style-name="P1"><text:soft-page-break/>Process substitution is helpful when you need to treat the output of a command as a temporary file for input or output, especially when the command expects a file as an argument.</text:p>
      <text:p text:style-name="P1"/>
      <text:p text:style-name="P1">Command substitution and process substitution provide powerful ways to incorporate the output of commands into your scripts, assignments, or command pipelines. They enhance the flexibility and composability of Bash commands, allowing you to create more efficient and concise scripts.</text:p>
      <text:p text:style-name="P1"/>
      <text:h text:style-name="P24" text:outline-level="2"><text:bookmark-start text:name="__RefHeading___Toc5853_2209121519"/>4.4. Advanced Scripting Tools and Techniques<text:bookmark-end text:name="__RefHeading___Toc5853_2209121519"/></text:h>
      <text:p text:style-name="P1"/>
      <text:h text:style-name="Heading_20_3" text:outline-level="3"><text:bookmark-start text:name="__RefHeading___Toc5855_2209121519"/>4.4.1. Array <text:span text:style-name="T16">M</text:span>anipulation and <text:span text:style-name="T16">D</text:span>ata <text:span text:style-name="T16">S</text:span>tructures<text:bookmark-end text:name="__RefHeading___Toc5855_2209121519"/></text:h>
      <text:p text:style-name="P1"/>
      <text:p text:style-name="P1">In Bash, arrays are used to store and manipulate collections of data. Bash supports both indexed arrays and associative arrays. Here's an overview of array manipulation and data structures in Bash:</text:p>
      <text:p text:style-name="P1"/>
      <text:p text:style-name="P11">1. Indexed Arrays:</text:p>
      <text:p text:style-name="P1">- Declaring an indexed array:</text:p>
      <text:p text:style-name="P1"/>
      <text:p text:style-name="Preformatted_20_Text"><text:s text:c="5"/>array_name=(value1 value2 value3 ...)</text:p>
      <text:p text:style-name="P1"/>
      <text:p text:style-name="P1">- Accessing array elements:</text:p>
      <text:p text:style-name="P1"/>
      <text:p text:style-name="Preformatted_20_Text"><text:s text:c="5"/>element=${array_name[index]}</text:p>
      <text:p text:style-name="P1"/>
      <text:p text:style-name="P1">- Modifying array elements:</text:p>
      <text:p text:style-name="P1"/>
      <text:p text:style-name="Preformatted_20_Text"><text:s text:c="5"/>array_name[index]=new_value</text:p>
      <text:p text:style-name="P1"/>
      <text:p text:style-name="P1">- Getting all array elements:</text:p>
      <text:p text:style-name="P1"/>
      <text:p text:style-name="Preformatted_20_Text"><text:s text:c="5"/>all_elements=("${array_name[@]}")</text:p>
      <text:p text:style-name="P1"/>
      <text:p text:style-name="P1">- Getting the length of an array:</text:p>
      <text:p text:style-name="P1"/>
      <text:p text:style-name="Preformatted_20_Text"><text:s text:c="5"/>length=${#array_name[@]}</text:p>
      <text:p text:style-name="P1"/>
      <text:p text:style-name="P1">- Iterating over array elements:</text:p>
      <text:p text:style-name="P1"/>
      <text:p text:style-name="Preformatted_20_Text"><text:s text:c="5"/>for element in "${array_name[@]}"; do</text:p>
      <text:p text:style-name="Preformatted_20_Text"><text:s text:c="9"/>echo "$element"</text:p>
      <text:p text:style-name="Preformatted_20_Text"><text:s text:c="5"/>done</text:p>
      <text:p text:style-name="P1"/>
      <text:p text:style-name="P11">2. Associative Arrays:</text:p>
      <text:p text:style-name="P1">- Declaring an associative array:</text:p>
      <text:p text:style-name="P1"/>
      <text:p text:style-name="Preformatted_20_Text"><text:s text:c="5"/>declare -A array_name</text:p>
      <text:p text:style-name="P1"/>
      <text:p text:style-name="P1">- Adding/Modifying key-value pairs:</text:p>
      <text:p text:style-name="P1"/>
      <text:p text:style-name="Preformatted_20_Text"><text:s text:c="5"/>array_name[key]=value</text:p>
      <text:p text:style-name="P1"/>
      <text:p text:style-name="P1">- Accessing values by keys:</text:p>
      <text:p text:style-name="P1"/>
      <text:p text:style-name="Preformatted_20_Text"><text:s text:c="5"/>value=${array_name[key]}</text:p>
      <text:p text:style-name="P1"/>
      <text:p text:style-name="P1">- Getting all keys or values:</text:p>
      <text:p text:style-name="P1"/>
      <text:p text:style-name="Preformatted_20_Text"><text:s text:c="5"/>all_keys=("${!array_name[@]}")</text:p>
      <text:p text:style-name="Preformatted_20_Text"><text:s text:c="5"/>all_values=("${array_name[@]}")</text:p>
      <text:p text:style-name="P1"/>
      <text:p text:style-name="P1"><text:soft-page-break/>- Iterating over keys or values:</text:p>
      <text:p text:style-name="P1"/>
      <text:p text:style-name="Preformatted_20_Text"><text:s text:c="5"/>for key in "${!array_name[@]}"; do</text:p>
      <text:p text:style-name="Preformatted_20_Text"><text:s text:c="9"/>value="${array_name[$key]}"</text:p>
      <text:p text:style-name="Preformatted_20_Text"><text:s text:c="9"/>echo "$key: $value"</text:p>
      <text:p text:style-name="Preformatted_20_Text"><text:s text:c="5"/>done</text:p>
      <text:p text:style-name="Preformatted_20_Text"/>
      <text:p text:style-name="P1">Arrays provide a way to store and manipulate collections of data in Bash. You can use indexed arrays for ordered collections and associative arrays for key-value pairs. Arrays can be accessed, modified, and iterated over using various techniques. They are particularly useful when you need to work with multiple values or perform operations on groups of data in Bash scripts.</text:p>
      <text:p text:style-name="P1"/>
      <text:h text:style-name="P25" text:outline-level="3"><text:bookmark-start text:name="__RefHeading___Toc6185_3282031574"/>4.4.2. Error <text:span text:style-name="T16">H</text:span>andling and <text:span text:style-name="T16">D</text:span>ebugging<text:bookmark-end text:name="__RefHeading___Toc6185_3282031574"/></text:h>
      <text:p text:style-name="P1"/>
      <text:p text:style-name="P1">Error handling and debugging are crucial aspects of Bash scripting to identify and address issues in your scripts. Here are some techniques for error handling and debugging in Bash:</text:p>
      <text:p text:style-name="P1"/>
      <text:p text:style-name="P11">1. Exit Codes:</text:p>
      <text:p text:style-name="P1">- Each command in Bash returns an exit code to indicate its success or failure. An exit code of 0 means success, while non-zero values indicate failure.</text:p>
      <text:p text:style-name="P1">- You can check the exit code of a command using the `$?` variable immediately after its execution.</text:p>
      <text:p text:style-name="P1">- Example:</text:p>
      <text:p text:style-name="P1"/>
      <text:p text:style-name="Preformatted_20_Text"><text:s text:c="5"/>command</text:p>
      <text:p text:style-name="Preformatted_20_Text"><text:s text:c="5"/>if [ $? -ne 0 ]; then</text:p>
      <text:p text:style-name="Preformatted_20_Text"><text:s text:c="9"/>echo "Command failed"</text:p>
      <text:p text:style-name="Preformatted_20_Text"><text:s text:c="5"/>fi</text:p>
      <text:p text:style-name="Preformatted_20_Text"/>
      <text:p text:style-name="P11">2. Error Messages:</text:p>
      <text:p text:style-name="P1">- Use `echo` or `printf` statements to display error messages when a command or condition fails.</text:p>
      <text:p text:style-name="P1">- Example:</text:p>
      <text:p text:style-name="P1"/>
      <text:p text:style-name="Preformatted_20_Text"><text:s text:c="5"/>if [ ! -f "file.txt" ]; then</text:p>
      <text:p text:style-name="Preformatted_20_Text"><text:s text:c="9"/>echo "File not found: file.txt"</text:p>
      <text:p text:style-name="Preformatted_20_Text"><text:s text:c="9"/>exit 1</text:p>
      <text:p text:style-name="Preformatted_20_Text"><text:s text:c="5"/>fi</text:p>
      <text:p text:style-name="Preformatted_20_Text"/>
      <text:p text:style-name="P11">3. `set -e`:</text:p>
      <text:p text:style-name="P1">- Placing `set -e` at the beginning of a Bash script causes it to exit immediately if any command within the script fails (returns a non-zero exit code).</text:p>
      <text:p text:style-name="P1">- This helps in stopping the script execution upon encountering an error.</text:p>
      <text:p text:style-name="P1">- Example:</text:p>
      <text:p text:style-name="P1"/>
      <text:p text:style-name="Preformatted_20_Text"><text:s text:c="5"/>#!/bin/bash</text:p>
      <text:p text:style-name="Preformatted_20_Text"><text:s text:c="5"/>set -e</text:p>
      <text:p text:style-name="Preformatted_20_Text"/>
      <text:p text:style-name="Preformatted_20_Text"><text:s text:c="5"/># Script commands...</text:p>
      <text:p text:style-name="Preformatted_20_Text"/>
      <text:p text:style-name="P11">4. `set -x`:</text:p>
      <text:p text:style-name="P1">- Placing `set -x` at the beginning of a Bash script enables debug mode, where each command is printed before its execution.</text:p>
      <text:p text:style-name="P1">- This helps in understanding the flow and identifying issues.</text:p>
      <text:p text:style-name="P1">- Example:</text:p>
      <text:p text:style-name="P1"/>
      <text:p text:style-name="Preformatted_20_Text"><text:s text:c="5"/>#!/bin/bash</text:p>
      <text:p text:style-name="Preformatted_20_Text"><text:s text:c="5"/>set -x</text:p>
      <text:p text:style-name="Preformatted_20_Text"/>
      <text:p text:style-name="Preformatted_20_Text"><text:s text:c="5"/># Script commands...</text:p>
      <text:p text:style-name="Preformatted_20_Text"/>
      <text:p text:style-name="P11">5. `trap`:</text:p>
      <text:p text:style-name="P1">- Use the `trap` command to define actions to be taken when certain signals are received by the script.</text:p>
      <text:p text:style-name="P1">- It can be helpful for performing cleanup tasks or displaying error messages upon signal handling.</text:p>
      <text:p text:style-name="P1">- Example:</text:p>
      <text:p text:style-name="P1"/>
      <text:p text:style-name="P1"/>
      <text:p text:style-name="P1"/>
      <text:p text:style-name="P1"><text:soft-page-break/></text:p>
      <text:p text:style-name="Preformatted_20_Text"><text:s text:c="5"/>#!/bin/bash</text:p>
      <text:p text:style-name="Preformatted_20_Text"/>
      <text:p text:style-name="Preformatted_20_Text"><text:s text:c="5"/>cleanup() {</text:p>
      <text:p text:style-name="Preformatted_20_Text"><text:s text:c="9"/># Cleanup actions...</text:p>
      <text:p text:style-name="Preformatted_20_Text"><text:s text:c="9"/>echo "Script interrupted."</text:p>
      <text:p text:style-name="Preformatted_20_Text"><text:s text:c="9"/>exit 1</text:p>
      <text:p text:style-name="Preformatted_20_Text"><text:s text:c="5"/>}</text:p>
      <text:p text:style-name="Preformatted_20_Text"/>
      <text:p text:style-name="Preformatted_20_Text"><text:s text:c="5"/>trap cleanup SIGINT SIGTERM</text:p>
      <text:p text:style-name="Preformatted_20_Text"/>
      <text:p text:style-name="Preformatted_20_Text"><text:s text:c="5"/># Script commands...</text:p>
      <text:p text:style-name="P1"/>
      <text:p text:style-name="P11">6. Logging:</text:p>
      <text:p text:style-name="P1">- Redirecting command outputs or log messages to a log file can assist in debugging.</text:p>
      <text:p text:style-name="P1">- You can use `echo` or `printf` statements to write log messages at different points in your script.</text:p>
      <text:p text:style-name="P1">- Example:</text:p>
      <text:p text:style-name="P1"/>
      <text:p text:style-name="Preformatted_20_Text"><text:s text:c="5"/>#!/bin/bash</text:p>
      <text:p text:style-name="Preformatted_20_Text"/>
      <text:p text:style-name="Preformatted_20_Text"><text:s text:c="5"/>LOG_FILE="script.log"</text:p>
      <text:p text:style-name="Preformatted_20_Text"/>
      <text:p text:style-name="Preformatted_20_Text"><text:s text:c="5"/>echo "Starting script..." &gt;&gt; "$LOG_FILE"</text:p>
      <text:p text:style-name="Preformatted_20_Text"/>
      <text:p text:style-name="Preformatted_20_Text"><text:s text:c="5"/># Script commands...</text:p>
      <text:p text:style-name="Preformatted_20_Text"/>
      <text:p text:style-name="Preformatted_20_Text"><text:s text:c="5"/>echo "Script completed." &gt;&gt; "$LOG_FILE"</text:p>
      <text:p text:style-name="Preformatted_20_Text"/>
      <text:p text:style-name="P1">These techniques provide ways to handle errors, display error messages, enable debug mode, and log script activities, which aid in identifying and addressing issues during Bash script execution.</text:p>
      <text:p text:style-name="P1"/>
      <text:h text:style-name="P25" text:outline-level="3"><text:bookmark-start text:name="__RefHeading___Toc5857_2209121519"/>4.4.3. Script <text:span text:style-name="T17">O</text:span>ptimization and <text:span text:style-name="T17">P</text:span>erformance <text:span text:style-name="T17">T</text:span>uning<text:bookmark-end text:name="__RefHeading___Toc5857_2209121519"/></text:h>
      <text:p text:style-name="P1"/>
      <text:p text:style-name="P1">Optimizing and tuning the performance of Bash scripts can improve their execution speed and efficiency. Here are some tips for script optimization and performance tuning in Bash:</text:p>
      <text:p text:style-name="P1"/>
      <text:p text:style-name="P11">1. Minimize External Command Execution:</text:p>
      <text:p text:style-name="P1">- External commands can be expensive in terms of performance.</text:p>
      <text:p text:style-name="P1">- Try to minimize the number of external command invocations and find alternative solutions using built-in Bash features or tools like `awk`, `sed`, and `grep` for text processing.</text:p>
      <text:p text:style-name="P1"/>
      <text:p text:style-name="P11">2. Efficient Looping:</text:p>
      <text:p text:style-name="P1">- Loops can be a source of inefficiency in Bash scripts.</text:p>
      <text:p text:style-name="P1">- Use `for` loops instead of `while` loops when iterating over a known range or a list of values.</text:p>
      <text:p text:style-name="P1">- Consider using built-in Bash features like parameter expansion, substring extraction, or pattern matching instead of invoking external commands within loops.</text:p>
      <text:p text:style-name="P1"/>
      <text:p text:style-name="P11">3. Avoid Excessive Subshell Spawning:</text:p>
      <text:p text:style-name="P1">- Subshells can impact performance, especially when used within loops or command substitutions.</text:p>
      <text:p text:style-name="P1">- Minimize unnecessary subshell spawning by using built-in Bash features or variables to store and manipulate data.</text:p>
      <text:p text:style-name="P1"/>
      <text:p text:style-name="P11">4. Optimize String Manipulation:</text:p>
      <text:p text:style-name="P1">- String manipulation operations can be resource-intensive.</text:p>
      <text:p text:style-name="P1">- Use parameter expansion and built-in string manipulation features like substring extraction, concatenation, or substitution instead of invoking external tools like `sed` or `awk` for simple string operations.</text:p>
      <text:p text:style-name="P1"/>
      <text:p text:style-name="P11">5. Efficient File Handling:</text:p>
      <text:p text:style-name="P1">- Minimize file I/O operations and optimize file reading and writing.</text:p>
      <text:p text:style-name="P1">- Avoid unnecessary file opens, closures, and seek operations within loops.</text:p>
      <text:p text:style-name="P1">- Utilize command-line options like `-r` for recursive file processing or `-exec` for executing commands on files in a single invocation of tools like `find`.</text:p>
      <text:p text:style-name="P1"/>
      <text:p text:style-name="P11">6. Use Efficient Data Structures:</text:p>
      <text:p text:style-name="P1">- Use appropriate data structures like arrays or associative arrays for efficient data storage and retrieval.</text:p>
      <text:p text:style-name="P1">- Choose the right data structure based on your script's requirements and access patterns.</text:p>
      <text:p text:style-name="P1"/>
      <text:p text:style-name="P11">7. Reduce Redundant Operations:</text:p>
      <text:p text:style-name="P1">- Identify and eliminate redundant or unnecessary operations.</text:p>
      <text:p text:style-name="P1">- Store the result of complex computations in variables to avoid repeating the calculations multiple times.</text:p>
      <text:p text:style-name="P1"/>
      <text:p text:style-name="P11">8. Measure Script Execution Time:</text:p>
      <text:p text:style-name="P1">- Use tools like `time` to measure the execution time of your script and identify performance bottlenecks.</text:p>
      <text:p text:style-name="P1">- Focus on optimizing the critical sections of your script that consume the most time.</text:p>
      <text:p text:style-name="P1"/>
      <text:p text:style-name="P11">9. Parallelize Operations (if applicable):</text:p>
      <text:p text:style-name="P1">- If your script involves independent tasks, consider parallelizing them to utilize multiple CPU cores.</text:p>
      <text:p text:style-name="P1"><text:soft-page-break/>- Tools like `parallel` or `xargs` can help in achieving parallel execution.</text:p>
      <text:p text:style-name="P1"/>
      <text:p text:style-name="P1">Remember that the optimization techniques may vary based on your specific use case and requirements. Profiling your script, analyzing its performance, and experimenting with different approaches will help you identify the areas where optimization can yield significant improvements.</text:p>
      <text:p text:style-name="P1"/>
      <text:h text:style-name="P21" text:outline-level="1"><text:bookmark-start text:name="__RefHeading___Toc5859_2209121519"/>5. Bash Shell in Practice<text:bookmark-end text:name="__RefHeading___Toc5859_2209121519"/></text:h>
      <text:h text:style-name="Heading_20_2" text:outline-level="2"><text:bookmark-start text:name="__RefHeading___Toc5861_2209121519"/>5.1. Shell Customization<text:bookmark-end text:name="__RefHeading___Toc5861_2209121519"/></text:h>
      <text:h text:style-name="Heading_20_3" text:outline-level="3"><text:bookmark-start text:name="__RefHeading___Toc5863_2209121519"/>5.1.1. Shell <text:span text:style-name="T18">C</text:span>onfiguration <text:span text:style-name="T18">F</text:span>iles (bashrc, profile)<text:bookmark-end text:name="__RefHeading___Toc5863_2209121519"/></text:h>
      <text:p text:style-name="P1"/>
      <text:p text:style-name="P1">In Bash, shell configuration files are used to customize the behavior and settings of the shell environment. The two primary configuration files in Bash are `.bashrc` and `.bash_profile` (or `.profile`).</text:p>
      <text:p text:style-name="P1"/>
      <text:p text:style-name="P11">1. .bashrc:</text:p>
      <text:p text:style-name="P1">- The `.bashrc` file is executed whenever an interactive non-login shell is started.</text:p>
      <text:p text:style-name="P1">- It is typically used to define aliases, functions, shell options, and set environment variables that are specific to the user's interactive sessions.</text:p>
      <text:p text:style-name="P1">- It is located in the user's home directory (`$HOME/.bashrc`).</text:p>
      <text:p text:style-name="P1">- Example contents:</text:p>
      <text:p text:style-name="P1"/>
      <text:p text:style-name="Preformatted_20_Text"><text:s text:c="5"/># Aliases</text:p>
      <text:p text:style-name="Preformatted_20_Text"><text:s text:c="5"/>alias ll='ls -alF'</text:p>
      <text:p text:style-name="Preformatted_20_Text"/>
      <text:p text:style-name="Preformatted_20_Text"><text:s text:c="5"/># Functions</text:p>
      <text:p text:style-name="Preformatted_20_Text"><text:s text:c="5"/>myfunc() {</text:p>
      <text:p text:style-name="Preformatted_20_Text"><text:s text:c="9"/>echo "This is a custom function."</text:p>
      <text:p text:style-name="Preformatted_20_Text"><text:s text:c="5"/>}</text:p>
      <text:p text:style-name="Preformatted_20_Text"/>
      <text:p text:style-name="Preformatted_20_Text"><text:s text:c="5"/># Environment variables</text:p>
      <text:p text:style-name="Preformatted_20_Text"><text:s text:c="5"/>export PATH="$HOME/bin:$PATH"</text:p>
      <text:p text:style-name="Preformatted_20_Text"/>
      <text:p text:style-name="P11">2. .bash_profile (or .profile):</text:p>
      <text:p text:style-name="P1">- The `.bash_profile` file is executed when a login shell is started.</text:p>
      <text:p text:style-name="P1">- It is used to set up the environment for login shells, such as defining environment variables, executing startup scripts, and performing other initialization tasks.</text:p>
      <text:p text:style-name="P1">- If `.bash_profile` doesn't exist, Bash falls back to `.profile`.</text:p>
      <text:p text:style-name="P1">- It is located in the user's home directory (`$HOME/.bash_profile` or `$HOME/.profile`).</text:p>
      <text:p text:style-name="P1">- Example contents:</text:p>
      <text:p text:style-name="P1"/>
      <text:p text:style-name="Preformatted_20_Text"><text:s text:c="5"/># Environment variables</text:p>
      <text:p text:style-name="Preformatted_20_Text"><text:s text:c="5"/>export JAVA_HOME="/usr/lib/jvm/java-11"</text:p>
      <text:p text:style-name="Preformatted_20_Text"/>
      <text:p text:style-name="Preformatted_20_Text"><text:s text:c="5"/># Execute startup scripts</text:p>
      <text:p text:style-name="Preformatted_20_Text"><text:s text:c="5"/>if [ -d "$HOME/scripts" ]; then</text:p>
      <text:p text:style-name="Preformatted_20_Text"><text:s text:c="9"/>for script in $HOME/scripts/*.sh; do</text:p>
      <text:p text:style-name="Preformatted_20_Text"><text:s text:c="13"/>[ -r "$script" ] &amp;&amp; [ -f "$script" ] &amp;&amp; source "$script"</text:p>
      <text:p text:style-name="Preformatted_20_Text"><text:s text:c="9"/>done</text:p>
      <text:p text:style-name="Preformatted_20_Text"><text:s text:c="5"/>fi</text:p>
      <text:p text:style-name="Preformatted_20_Text"/>
      <text:p text:style-name="P11">3. Other Configuration Files:</text:p>
      <text:p text:style-name="P1">- `/etc/profile`: System-wide configuration file executed for login shells.</text:p>
      <text:p text:style-name="P1">- `/etc/bash.bashrc`: System-wide configuration file executed for non-login interactive shells.</text:p>
      <text:p text:style-name="P1">- `/etc/profile.d/*.sh`: Directory containing additional system-wide shell configuration scripts.</text:p>
      <text:p text:style-name="P1"/>
      <text:p text:style-name="P1"><text:span text:style-name="T6">Note:</text:span> After modifying any of the shell configuration files, you need to either start a new shell session or use the `source` command to apply the changes to the current shell session.</text:p>
      <text:p text:style-name="P1"/>
      <text:h text:style-name="P25" text:outline-level="3"><text:bookmark-start text:name="__RefHeading___Toc5865_2209121519"/>5.1.2. Customizing the <text:span text:style-name="T18">S</text:span>hell <text:span text:style-name="T18">P</text:span>rompt<text:bookmark-end text:name="__RefHeading___Toc5865_2209121519"/></text:h>
      <text:p text:style-name="P1"/>
      <text:p text:style-name="P1">In Bash, you can customize the shell prompt to display various information and make it more informative and visually appealing. The prompt is defined by the `PS1` environment variable. Here are some customization options for the shell prompt:</text:p>
      <text:p text:style-name="P1"/>
      <text:p text:style-name="P11">1. Basic Prompt Customization:</text:p>
      <text:p text:style-name="P1">- Set a simple custom prompt:</text:p>
      <text:p text:style-name="P1"/>
      <text:p text:style-name="Preformatted_20_Text"><text:s text:c="5"/>PS1="MyPrompt&gt; "</text:p>
      <text:p text:style-name="P1"/>
      <text:p text:style-name="P1">- This will display `MyPrompt&gt;` as the prompt.</text:p>
      <text:p text:style-name="P1"/>
      <text:p text:style-name="P11">2. Displaying User and Host Information:</text:p>
      <text:p text:style-name="P1">- Include the username and hostname in the prompt:</text:p>
      <text:p text:style-name="P1"/>
      <text:p text:style-name="Preformatted_20_Text"><text:s text:c="5"/>PS1="\u@\h $ "</text:p>
      <text:p text:style-name="P1"/>
      <text:p text:style-name="P1"><text:s text:c="3"/>- This will display `username@hostname` followed by a `$` sign.</text:p>
      <text:p text:style-name="P1"/>
      <text:p text:style-name="P11">3. Displaying the Current Working Directory:</text:p>
      <text:p text:style-name="P1">- Include the current working directory in the prompt:</text:p>
      <text:p text:style-name="P1"/>
      <text:p text:style-name="Preformatted_20_Text"><text:s text:c="5"/>PS1="\w $ "</text:p>
      <text:p text:style-name="P1"/>
      <text:p text:style-name="P1">- This will display the full path of the current working directory followed by a `$` sign.</text:p>
      <text:p text:style-name="P1"/>
      <text:p text:style-name="P11">4. Customizing Colors and Formatting:</text:p>
      <text:p text:style-name="P1">- Use ANSI escape sequences to add colors and formatting to the prompt:</text:p>
      <text:p text:style-name="P1"/>
      <text:p text:style-name="Preformatted_20_Text"><text:s text:c="5"/>PS1="\[\e[32m\]\u@\h:\w\[\e[0m\] $ "</text:p>
      <text:p text:style-name="P1"/>
      <text:p text:style-name="P1">- This example sets the username and hostname to green color and resets the color for the rest of the prompt.</text:p>
      <text:p text:style-name="P1"/>
      <text:p text:style-name="P11">5. Displaying Git Branch Information:</text:p>
      <text:p text:style-name="P1">- Show the current Git branch in the prompt (requires Git to be installed):</text:p>
      <text:p text:style-name="P1"/>
      <text:p text:style-name="Preformatted_20_Text"><text:s text:c="5"/>PS1='$(git rev-parse --abbrev-ref HEAD 2&gt;/dev/null) \u@\h:\w $ '</text:p>
      <text:p text:style-name="P1"/>
      <text:p text:style-name="P1">- This will display the current Git branch name followed by the username, hostname, and working directory.</text:p>
      <text:p text:style-name="P1"/>
      <text:p text:style-name="P11">6. Adding Time and Date:</text:p>
      <text:p text:style-name="P1">- Include the current time and date in the prompt:</text:p>
      <text:p text:style-name="P1"/>
      <text:p text:style-name="Preformatted_20_Text"><text:s text:c="5"/>PS1="\t \u@\h:\w $ "</text:p>
      <text:p text:style-name="P1"/>
      <text:p text:style-name="P1">- This will display the current time in HH:MM:SS format followed by the username, hostname, and working directory.</text:p>
      <text:p text:style-name="P1"/>
      <text:p text:style-name="P1"/>
      <text:p text:style-name="P11"><text:soft-page-break/>7. Multi-line Prompt:</text:p>
      <text:p text:style-name="P1">- Set a multi-line prompt for better readability:</text:p>
      <text:p text:style-name="P1"/>
      <text:p text:style-name="Preformatted_20_Text"><text:s text:c="5"/>PS1="\u@\h:\w\n$ "</text:p>
      <text:p text:style-name="P1"/>
      <text:p text:style-name="P1">- This will display the username, hostname, and working directory on separate lines.</text:p>
      <text:p text:style-name="P1"/>
      <text:p text:style-name="P1">Experiment with different combinations of these customization options to create a prompt that suits your preferences. You can also create more complex prompts by combining different elements and adding conditionals or dynamic information. Remember to set the `PS1` variable in your `.bashrc` file to make the customization persistent across shell sessions.</text:p>
      <text:p text:style-name="P1"/>
      <text:h text:style-name="P25" text:outline-level="3"><text:bookmark-start text:name="__RefHeading___Toc5911_3776555032"/>5.1.3. Aliases and <text:span text:style-name="T18">S</text:span>hell <text:span text:style-name="T18">F</text:span>unctions<text:bookmark-end text:name="__RefHeading___Toc5911_3776555032"/></text:h>
      <text:p text:style-name="P1"/>
      <text:p text:style-name="P1">In Bash, aliases and shell functions are used to create shortcuts or custom commands that simplify repetitive tasks or enhance the functionality of the shell. Here's an explanation of aliases and shell functions:</text:p>
      <text:p text:style-name="P1"/>
      <text:p text:style-name="P11"><text:span text:style-name="T18">1. </text:span>Aliases:</text:p>
      <text:p text:style-name="P1">- Aliases are short, user-defined names that represent longer or more complex commands.</text:p>
      <text:p text:style-name="P1">- They can be used to create shortcuts for frequently used commands or to modify the behavior of existing commands.</text:p>
      <text:p text:style-name="P1">- Aliases are defined using the `alias` command or by adding entries in the `.bashrc` file.</text:p>
      <text:p text:style-name="P1">- Syntax: `alias name='command'`</text:p>
      <text:p text:style-name="P1">- Examples:</text:p>
      <text:p text:style-name="P1">- Create an alias to list files with long format and human-readable sizes:</text:p>
      <text:p text:style-name="P1"/>
      <text:p text:style-name="Preformatted_20_Text"><text:s text:c="4"/>alias ll='ls -lh'</text:p>
      <text:p text:style-name="P1"/>
      <text:p text:style-name="P1">- Create an alias to update the system package manager:</text:p>
      <text:p text:style-name="P1"/>
      <text:p text:style-name="Preformatted_20_Text"><text:s text:c="4"/>alias update='sudo apt update &amp;&amp; sudo apt upgrade'</text:p>
      <text:p text:style-name="P1"/>
      <text:p text:style-name="P1"/>
      <text:p text:style-name="P11"><text:span text:style-name="T18">2. </text:span>Shell Functions:</text:p>
      <text:p text:style-name="P1">- Shell functions are user-defined routines that can be called like any other command.</text:p>
      <text:p text:style-name="P1">- They are useful for grouping commands together and creating reusable code snippets.</text:p>
      <text:p text:style-name="P1">- Functions are defined using the `function` keyword or by using the `()` syntax.</text:p>
      <text:p text:style-name="P1">- Syntax:</text:p>
      <text:p text:style-name="P1"/>
      <text:p text:style-name="Preformatted_20_Text"><text:s text:c="2"/>function function_name {</text:p>
      <text:p text:style-name="Preformatted_20_Text"><text:s text:c="6"/># Commands</text:p>
      <text:p text:style-name="Preformatted_20_Text"><text:s text:c="2"/>}</text:p>
      <text:p text:style-name="Preformatted_20_Text"/>
      <text:p text:style-name="P1">Examples:</text:p>
      <text:p text:style-name="P1">- Create a function to check the disk space usage of a directory:</text:p>
      <text:p text:style-name="Preformatted_20_Text"/>
      <text:p text:style-name="Preformatted_20_Text"><text:s text:c="4"/>disk_usage() {</text:p>
      <text:p text:style-name="Preformatted_20_Text"><text:s text:c="8"/>du -sh "$1"</text:p>
      <text:p text:style-name="Preformatted_20_Text"><text:s text:c="4"/>}</text:p>
      <text:p text:style-name="P1"/>
      <text:p text:style-name="P1">- Create a function to search for a file in the current directory and its subdirectories:</text:p>
      <text:p text:style-name="P1"/>
      <text:p text:style-name="Preformatted_20_Text"><text:s text:c="4"/>find_file() {</text:p>
      <text:p text:style-name="Preformatted_20_Text"><text:s text:c="8"/>find . -name "$1" -type f</text:p>
      <text:p text:style-name="Preformatted_20_Text"><text:s text:c="4"/>}</text:p>
      <text:p text:style-name="Preformatted_20_Text"/>
      <text:p text:style-name="P11"><text:span text:style-name="T18">3. </text:span>Usage:</text:p>
      <text:p text:style-name="P1">- Aliases and functions are typically defined in the `.bashrc` file to make them available in every shell session.</text:p>
      <text:p text:style-name="P1">- Once defined, aliases and functions can be used like regular commands in the shell.</text:p>
      <text:p text:style-name="P11"/>
      <text:p text:style-name="P11">Examples:</text:p>
      <text:p text:style-name="P1">- Using the `ll` alias to list files with long format and human-readable sizes:</text:p>
      <text:p text:style-name="P1"/>
      <text:p text:style-name="Preformatted_20_Text"><text:s text:c="4"/>ll</text:p>
      <text:p text:style-name="P1"><text:soft-page-break/>- Calling the `disk_usage` function to check the disk space usage of a directory:</text:p>
      <text:p text:style-name="P1"/>
      <text:p text:style-name="Preformatted_20_Text"><text:s text:c="4"/>disk_usage /path/to/directory</text:p>
      <text:p text:style-name="P1"/>
      <text:p text:style-name="P1"><text:span text:style-name="T6">Note: </text:span>Aliases and functions defined in the current shell session are not persistent and will be lost once the session is closed. To make them permanent, add the corresponding definitions to the `.bashrc` file and reload it using `source ~/.bashrc` or by starting a new shell session.</text:p>
      <text:p text:style-name="P1"/>
      <text:p text:style-name="P1">Aliases and shell functions provide flexibility and convenience in Bash by allowing you to define custom commands or shortcuts tailored to your needs. They can greatly enhance your productivity by reducing repetitive typing and simplifying complex tasks.</text:p>
      <text:p text:style-name="P1"/>
      <text:h text:style-name="P24" text:outline-level="2"><text:bookmark-start text:name="__RefHeading___Toc5913_3776555032"/>5.2. Shell Scripting Best Practices<text:bookmark-end text:name="__RefHeading___Toc5913_3776555032"/></text:h>
      <text:h text:style-name="Heading_20_3" text:outline-level="3"><text:bookmark-start text:name="__RefHeading___Toc5915_3776555032"/>5.2.1. Code <text:span text:style-name="T18">O</text:span>rganization and <text:span text:style-name="T18">R</text:span>eadability<text:bookmark-end text:name="__RefHeading___Toc5915_3776555032"/></text:h>
      <text:p text:style-name="P1"/>
      <text:p text:style-name="P1">Organizing and writing readable code is essential for maintaining and collaborating on Bash scripts. Here are some best practices for code organization and readability:</text:p>
      <text:p text:style-name="P1"/>
      <text:p text:style-name="P11">1. Use Descriptive Variable and Function Names:</text:p>
      <text:p text:style-name="P1">- Choose meaningful names for variables and functions that accurately describe their purpose.</text:p>
      <text:p text:style-name="P1">- Avoid single-letter or abbreviated names that may be confusing or hard to understand.</text:p>
      <text:p text:style-name="P1"/>
      <text:p text:style-name="P11">2. Indentation and Formatting:</text:p>
      <text:p text:style-name="P1">- Use consistent indentation to enhance code readability. The recommended standard is using four spaces for each level of indentation.</text:p>
      <text:p text:style-name="P1">- Use proper spacing around operators, parentheses, and braces to improve code clarity.</text:p>
      <text:p text:style-name="P1">- Consider adopting a consistent code style guide, such as the Google Bash Style Guide or the Shell Style Guide, to maintain a unified coding style across your scripts.</text:p>
      <text:p text:style-name="P1"/>
      <text:p text:style-name="P11">3. Comment Your Code:</text:p>
      <text:p text:style-name="P1">- Add comments to explain the purpose and functionality of your code.</text:p>
      <text:p text:style-name="P1">- Comment complex sections or logic to provide clarity and make it easier for others (or yourself) to understand the code.</text:p>
      <text:p text:style-name="P1">- Avoid excessive commenting for self-explanatory code.</text:p>
      <text:p text:style-name="P1"/>
      <text:p text:style-name="P11">4. Divide Code into Functions:</text:p>
      <text:p text:style-name="P1">- Modularize your code by dividing it into functions that perform specific tasks.</text:p>
      <text:p text:style-name="P1">- Functions help encapsulate related code and make it more reusable and maintainable.</text:p>
      <text:p text:style-name="P1">- Use descriptive function names that reflect their purpose.</text:p>
      <text:p text:style-name="P1"/>
      <text:p text:style-name="P11">5. Group Related Code:</text:p>
      <text:p text:style-name="P1">- Group related code blocks or commands together to improve readability.</text:p>
      <text:p text:style-name="P1">- Use blank lines or comments to separate different sections of your script, such as initialization, main logic, and cleanup.</text:p>
      <text:p text:style-name="P1"/>
      <text:p text:style-name="P11">6. Error Handling and Exit Codes:</text:p>
      <text:p text:style-name="P1">- Implement proper error handling by checking for errors and handling them appropriately.</text:p>
      <text:p text:style-name="P1">- Use `set -o errexit` (or `set -e`) to exit immediately if any command fails (unless specific error handling is required).</text:p>
      <text:p text:style-name="P1">- Utilize exit codes (`$?`) to indicate the success or failure of specific operations or commands.</text:p>
      <text:p text:style-name="P1"/>
      <text:p text:style-name="P11">7. Avoid Excessive Nesting:</text:p>
      <text:p text:style-name="P1">- Limit excessive nesting of loops or conditional statements to avoid code complexity.</text:p>
      <text:p text:style-name="P1">- Consider refactoring complex nested structures into separate functions for better readability.</text:p>
      <text:p text:style-name="P1"/>
      <text:p text:style-name="P11">8. Use White Space and Line Breaks:</text:p>
      <text:p text:style-name="P1">- Use white space judiciously to improve code readability.</text:p>
      <text:p text:style-name="P1">- Separate logical sections or commands with blank lines to make the code more visually appealing.</text:p>
      <text:p text:style-name="P1">- Avoid writing overly long lines. If necessary, break them into multiple lines for better readability.</text:p>
      <text:p text:style-name="P1"/>
      <text:p text:style-name="P1"><text:span text:style-name="T6"/></text:p>
      <text:p text:style-name="P1"><text:span text:style-name="T6"/></text:p>
      <text:p text:style-name="P1"><text:soft-page-break/><text:span text:style-name="T6">9. Consistent Naming Conventions:</text:span></text:p>
      <text:p text:style-name="P1">- Adopt consistent naming conventions for variables, functions, and other elements in your scripts.</text:p>
      <text:p text:style-name="P1">- Choose a naming style (e.g., camelCase, snake_case) and stick to it throughout your code.</text:p>
      <text:p text:style-name="P1"/>
      <text:p text:style-name="P11">10. Avoid Code Duplication:</text:p>
      <text:p text:style-name="P1">- Eliminate code duplication by refactoring repetitive sections into reusable functions or variables.</text:p>
      <text:p text:style-name="P1">- Create utility functions for commonly performed operations to promote code reuse.</text:p>
      <text:p text:style-name="P1"/>
      <text:p text:style-name="P11">11. Use Meaningful Exit Messages:</text:p>
      <text:p text:style-name="P1">- Provide informative and meaningful exit messages when terminating the script due to errors or specific conditions.</text:p>
      <text:p text:style-name="P1">- Use `exit` statements with appropriate exit codes and accompanying messages to communicate the reason for termination.</text:p>
      <text:p text:style-name="P1"/>
      <text:p text:style-name="P1">By following these best practices, you can write well-organized and readable Bash scripts that are easier to understand, maintain, and collaborate on. Consistency, clarity, and simplicity should be the guiding principles when writing Bash code.</text:p>
      <text:p text:style-name="P1"/>
      <text:h text:style-name="P25" text:outline-level="3"><text:bookmark-start text:name="__RefHeading___Toc5917_3776555032"/>5.2.2. Error <text:span text:style-name="T19">H</text:span>andling and <text:span text:style-name="T19">D</text:span>efensive <text:span text:style-name="T19">S</text:span>cripting<text:bookmark-end text:name="__RefHeading___Toc5917_3776555032"/></text:h>
      <text:p text:style-name="P1"/>
      <text:p text:style-name="P1">Error handling and defensive scripting practices are crucial in Bash to handle unexpected conditions, prevent errors, and ensure the robustness of your scripts. Here are some best practices for error handling and defensive scripting in Bash:</text:p>
      <text:p text:style-name="P1"/>
      <text:p text:style-name="P11">1. Enable Error Checking:</text:p>
      <text:p text:style-name="P1">- Add `set -o errexit` (or `set -e`) to make the script exit immediately if any command returns a non-zero exit code, indicating an error.</text:p>
      <text:p text:style-name="P1">- Use `set -o nounset` (or `set -u`) to treat unset variables as errors and avoid unexpected behavior.</text:p>
      <text:p text:style-name="P1"/>
      <text:p text:style-name="P11">2. Check Exit Codes:</text:p>
      <text:p text:style-name="P1">- Check the exit code (`$?`) after running a command and handle errors accordingly.</text:p>
      <text:p text:style-name="P1">- Use conditional statements (`if`, `elif`, `else`) to perform different actions based on the exit code.</text:p>
      <text:p text:style-name="P1">- Consider using command substitution (`$(command)`) to capture and check the output or result of a command.</text:p>
      <text:p text:style-name="P1"/>
      <text:p text:style-name="P11">3. Use Error Messages:</text:p>
      <text:p text:style-name="P1">- Provide meaningful and descriptive error messages to help identify the cause of errors.</text:p>
      <text:p text:style-name="P1">- Use `echo`, `printf`, or `stderr` redirection (`2&gt;&amp;1`) to display error messages.</text:p>
      <text:p text:style-name="P1">- Consider using a standardized format for error messages to maintain consistency.</text:p>
      <text:p text:style-name="P1"/>
      <text:p text:style-name="P11">4. Logging and Debugging:</text:p>
      <text:p text:style-name="P1">- Implement logging mechanisms to record script activities, including errors and important events.</text:p>
      <text:p text:style-name="P1">- Use the `logger` command or redirect output to log files for better debugging and troubleshooting.</text:p>
      <text:p text:style-name="P1">- Enable verbose mode with `set -o xtrace` (or `set -x`) to display each executed command with its output, aiding in debugging.</text:p>
      <text:p text:style-name="P1"/>
      <text:p text:style-name="P11">5. Error Recovery and Graceful Exit:</text:p>
      <text:p text:style-name="P1">- Plan for error recovery and implement appropriate actions when errors occur.</text:p>
      <text:p text:style-name="P1">- Use `trap` to define cleanup actions, signal handling, or error recovery steps before exiting the script.</text:p>
      <text:p text:style-name="P1">- Ensure a graceful exit by cleaning up temporary files, releasing resources, and restoring system state if necessary.</text:p>
      <text:p text:style-name="P1"/>
      <text:p text:style-name="P11">6. Input Validation and Sanitization:</text:p>
      <text:p text:style-name="P1">- Validate and sanitize user input to prevent errors, security vulnerabilities, and unexpected behavior.</text:p>
      <text:p text:style-name="P1">- Use conditional statements, regular expressions, or external tools (e.g., `grep`, `awk`) to check and sanitize input data.</text:p>
      <text:p text:style-name="P1"/>
      <text:p text:style-name="P11">7. Defensive Parameter Expansion:</text:p>
      <text:p text:style-name="P1">- Use parameter expansion techniques, such as `${parameter-default}`, `${parameter:?error_message}`, or `${parameter//pattern/replacement}`, to handle undefined variables, default values, or substitutions safely.</text:p>
      <text:p text:style-name="P1">- Properly quote variables (`"$variable"`) to prevent word splitting and unexpected behavior.</text:p>
      <text:p text:style-name="P1"/>
      <text:p text:style-name="P11">8. Robust File and Directory Operations:</text:p>
      <text:p text:style-name="P1">- Check if files or directories exist before performing operations on them.</text:p>
      <text:p text:style-name="P1">- Use conditional statements (`if`, `test`, `[ -f file ]`, `[ -d directory ]`) to verify file or directory existence and permissions.</text:p>
      <text:p text:style-name="P1"><text:soft-page-break/>- Handle file or directory creation, deletion, and modification carefully to avoid unintended consequences.</text:p>
      <text:p text:style-name="P1"/>
      <text:p text:style-name="P11">9. Backup and Restore:</text:p>
      <text:p text:style-name="P1">- When modifying critical files or system configurations, create backups or take appropriate precautions to revert changes in case of errors.</text:p>
      <text:p text:style-name="P1">- Avoid irreversible operations unless you are confident about their impact.</text:p>
      <text:p text:style-name="P1"/>
      <text:p text:style-name="P11">10. Documentation and Self-Explanatory Code:</text:p>
      <text:p text:style-name="P1">- Include comments and documentation within your scripts to explain complex logic, assumptions, or expected behavior.</text:p>
      <text:p text:style-name="P1">- Write self-explanatory code that is easy to understand and doesn't require extensive comments.</text:p>
      <text:p text:style-name="P1"/>
      <text:p text:style-name="P1">By following these error handling and defensive scripting best practices, you can write more reliable and resilient Bash scripts that gracefully handle errors, prevent unexpected behavior, and ensure the stability of your applications and systems.</text:p>
      <text:p text:style-name="P1"/>
      <text:h text:style-name="P25" text:outline-level="3"><text:bookmark-start text:name="__RefHeading___Toc5919_3776555032"/>5.2.3. Documentation and <text:span text:style-name="T19">C</text:span>ommenting <text:span text:style-name="T19">G</text:span>uidelines<text:bookmark-end text:name="__RefHeading___Toc5919_3776555032"/></text:h>
      <text:p text:style-name="P1"/>
      <text:p text:style-name="P1">Documentation and comments are essential for understanding and maintaining Bash scripts. They provide clarity, improve readability, and help others (including yourself) understand the purpose and functionality of the code. Here are some best practices for documentation and commenting in Bash:</text:p>
      <text:p text:style-name="P1"/>
      <text:p text:style-name="P11">1. Use Descriptive Comments:</text:p>
      <text:p text:style-name="P1">- Use comments to explain the purpose, logic, and intention behind the code.</text:p>
      <text:p text:style-name="P1">- Describe the overall script functionality, important variables, and key sections of the script.</text:p>
      <text:p text:style-name="P1">- Comment complex or non-obvious code to provide additional context.</text:p>
      <text:p text:style-name="P1"/>
      <text:p text:style-name="P11">2. Write Self-Documenting Code:</text:p>
      <text:p text:style-name="P1">- Strive to write clear and self-explanatory code that reduces the need for excessive comments.</text:p>
      <text:p text:style-name="P1">- Use meaningful variable and function names that reflect their purpose.</text:p>
      <text:p text:style-name="P1">- Organize your code into logical sections and functions to improve readability and understandability.</text:p>
      <text:p text:style-name="P1"/>
      <text:p text:style-name="P11">3. Comment Formatting:</text:p>
      <text:p text:style-name="P1">- Use consistent comment formatting throughout your script.</text:p>
      <text:p text:style-name="P1">- Consider using a standard format or documentation style guide to maintain consistency.</text:p>
      <text:p text:style-name="P1">- Add comments in a way that doesn't obstruct the readability of the code.</text:p>
      <text:p text:style-name="P1"/>
      <text:p text:style-name="P11">4. Commenting Guidelines:</text:p>
      <text:p text:style-name="P1">- Place comments on a separate line above the code they refer to, or use inline comments that are placed on the same line.</text:p>
      <text:p text:style-name="P1">- Start comments with a clear and identifiable marker, such as `#` or `##`.</text:p>
      <text:p text:style-name="P1">- Keep comments concise, avoiding unnecessary verbosity.</text:p>
      <text:p text:style-name="P1">- Avoid excessive commenting for code that is already self-explanatory.</text:p>
      <text:p text:style-name="P1">- Update comments when modifying the code to ensure they remain accurate.</text:p>
      <text:p text:style-name="P1"/>
      <text:p text:style-name="P11">5. Document Script Usage:</text:p>
      <text:p text:style-name="P1">- Include a section at the beginning of your script that explains how to use it.</text:p>
      <text:p text:style-name="P1">- Document any required command-line arguments, options, or environment variables.</text:p>
      <text:p text:style-name="P1">- Provide examples of valid usage and expected output.</text:p>
      <text:p text:style-name="P1"/>
      <text:p text:style-name="P11">6. Include Author and Version Information:</text:p>
      <text:p text:style-name="P1">- Include your name or the name of the script's author in a comment at the top of the script.</text:p>
      <text:p text:style-name="P1">- Document the version or revision history of the script if applicable.</text:p>
      <text:p text:style-name="P1"/>
      <text:p text:style-name="P11">7. External Documentation:</text:p>
      <text:p text:style-name="P1">- If your script relies on external dependencies or libraries, document the requirements and provide instructions for installing or setting up those dependencies.</text:p>
      <text:p text:style-name="P1"/>
      <text:p text:style-name="P11">8. README or Documentation Files:</text:p>
      <text:p text:style-name="P1">- Consider creating a separate README file or documentation file alongside your script to provide more extensive documentation, usage examples, troubleshooting tips, or any other relevant information.</text:p>
      <text:p text:style-name="P1"/>
      <text:p text:style-name="P11">9. Formatting Documentation:</text:p>
      <text:p text:style-name="P1">- Use formatting techniques, such as headings, bullet points, or code blocks, to improve the structure and readability of your documentation.</text:p>
      <text:p text:style-name="P1"><text:soft-page-break/>- Consider using Markdown or other lightweight markup languages for enhanced formatting.</text:p>
      <text:p text:style-name="P1"/>
      <text:p text:style-name="P11">10. Maintain Documentation Consistency:</text:p>
      <text:p text:style-name="P1">- Regularly review and update your documentation to reflect any changes made to the script.</text:p>
      <text:p text:style-name="P1">- Ensure that the documentation is consistent with the actual behavior of the script.</text:p>
      <text:p text:style-name="P1"/>
      <text:p text:style-name="P1">Remember, clear and comprehensive documentation is just as important as well-written code. It helps other users understand and use your script effectively, encourages collaboration, and makes maintenance tasks easier. Take the time to document your Bash scripts thoroughly, and you'll reap the benefits in the long run.</text:p>
      <text:p text:style-name="P1"/>
      <text:h text:style-name="P24" text:outline-level="2"><text:bookmark-start text:name="__RefHeading___Toc5921_3776555032"/>5.3. Practical Use Cases and Examples<text:bookmark-end text:name="__RefHeading___Toc5921_3776555032"/></text:h>
      <text:p text:style-name="P1"/>
      <text:h text:style-name="Heading_20_3" text:outline-level="3"><text:bookmark-start text:name="__RefHeading___Toc5923_3776555032"/>5.3.1. System <text:span text:style-name="T20">A</text:span>dministration <text:span text:style-name="T20">T</text:span>asks<text:bookmark-end text:name="__RefHeading___Toc5923_3776555032"/></text:h>
      <text:p text:style-name="P1"/>
      <text:p text:style-name="P1">Bash is widely used for system administration tasks due to its versatility and powerful scripting capabilities. Here are some examples of system administration tasks that can be performed using Bash:</text:p>
      <text:p text:style-name="P1"/>
      <text:p text:style-name="P11">1. User Management:</text:p>
      <text:p text:style-name="P1">- Create, modify, and delete user accounts.</text:p>
      <text:p text:style-name="P1">- Set passwords and manage user access privileges.</text:p>
      <text:p text:style-name="P1">- Configure user authentication mechanisms.</text:p>
      <text:p text:style-name="P1"/>
      <text:p text:style-name="P11">2. File and Directory Management:</text:p>
      <text:p text:style-name="P1">- Create, copy, move, and delete files and directories.</text:p>
      <text:p text:style-name="P1">- Change file permissions and ownership.</text:p>
      <text:p text:style-name="P1">- Search for files based on various criteria.</text:p>
      <text:p text:style-name="P1">- Monitor file system usage and disk space.</text:p>
      <text:p text:style-name="P1"/>
      <text:p text:style-name="P11">3. Process Management:</text:p>
      <text:p text:style-name="P1">- Start, stop, and manage processes and services.</text:p>
      <text:p text:style-name="P1">- Monitor and analyze process resource usage.</text:p>
      <text:p text:style-name="P1">- Automate process scheduling and job control.</text:p>
      <text:p text:style-name="P1"/>
      <text:p text:style-name="P11">4. System Monitoring and Logging:</text:p>
      <text:p text:style-name="P1">- Monitor system performance, including CPU, memory, and disk usage.</text:p>
      <text:p text:style-name="P1">- Collect and analyze system logs for troubleshooting and auditing.</text:p>
      <text:p text:style-name="P1">- Implement custom monitoring scripts to track specific system metrics.</text:p>
      <text:p text:style-name="P1"/>
      <text:p text:style-name="P11">5. Backup and Restore:</text:p>
      <text:p text:style-name="P1">- Automate data backup processes and schedule regular backups.</text:p>
      <text:p text:style-name="P1">- Create compressed archives or incremental backups.</text:p>
      <text:p text:style-name="P1">- Restore data from backups when necessary.</text:p>
      <text:p text:style-name="P1"/>
      <text:p text:style-name="P11">6. System Updates and Patch Management:</text:p>
      <text:p text:style-name="P1">- Install, upgrade, and remove software packages.</text:p>
      <text:p text:style-name="P1">- Apply system updates and security patches.</text:p>
      <text:p text:style-name="P1">- Manage package repositories and sources.</text:p>
      <text:p text:style-name="P1"/>
      <text:p text:style-name="P11">7. Network Configuration and Troubleshooting:</text:p>
      <text:p text:style-name="P1">- Configure network interfaces, IP addresses, and DNS settings.</text:p>
      <text:p text:style-name="P1">- Troubleshoot network connectivity issues.</text:p>
      <text:p text:style-name="P1">- Monitor network traffic and analyze network performance.</text:p>
      <text:p text:style-name="P1"/>
      <text:p text:style-name="P11">8. System Security:</text:p>
      <text:p text:style-name="P1">- Implement firewall rules and network security measures.</text:p>
      <text:p text:style-name="P1">- Monitor and analyze system logs for security breaches.</text:p>
      <text:p text:style-name="P1">- Harden system configurations and apply security best practices.</text:p>
      <text:p text:style-name="P1"/>
      <text:p text:style-name="P11"/>
      <text:p text:style-name="P11"><text:soft-page-break/>9. System Automation and Task Scheduling:</text:p>
      <text:p text:style-name="P1">- Automate routine administrative tasks using cron or other scheduling mechanisms.</text:p>
      <text:p text:style-name="P1">- Write scripts to perform repetitive tasks, such as log rotation or backup automation.</text:p>
      <text:p text:style-name="P1">- Schedule system maintenance activities, including reboots or system updates.</text:p>
      <text:p text:style-name="P1"/>
      <text:p text:style-name="P11">10. System Resource Optimization:</text:p>
      <text:p text:style-name="P1">- Optimize system performance by tuning kernel parameters.</text:p>
      <text:p text:style-name="P1">- Monitor and manage system resource utilization.</text:p>
      <text:p text:style-name="P1">- Identify and troubleshoot performance bottlenecks.</text:p>
      <text:p text:style-name="P1"/>
      <text:p text:style-name="P1">These examples represent a broad range of system administration tasks that can be accomplished using Bash scripting. Bash's ability to interact with system utilities, execute commands, and manipulate files and data makes it a powerful tool for automating various administrative tasks and managing Linux and Unix-based systems efficiently.</text:p>
      <text:p text:style-name="P1"/>
      <text:h text:style-name="P25" text:outline-level="3"><text:bookmark-start text:name="__RefHeading___Toc5925_3776555032"/>5.3.2. Text <text:span text:style-name="T21">P</text:span>rocessing and <text:span text:style-name="T21">D</text:span>ata <text:span text:style-name="T21">M</text:span>anipulation<text:bookmark-end text:name="__RefHeading___Toc5925_3776555032"/></text:h>
      <text:p text:style-name="P1"/>
      <text:p text:style-name="P1">Bash scripting is well-suited for text processing and data manipulation tasks. Here are some examples of text processing and data manipulation tasks that can be performed using Bash scripts:</text:p>
      <text:p text:style-name="P1"/>
      <text:p text:style-name="P11">1. Search and Replace:</text:p>
      <text:p text:style-name="P1">- Find and replace specific text patterns in files.</text:p>
      <text:p text:style-name="P1">- Use tools like `sed` or `awk` to perform advanced text substitutions.</text:p>
      <text:p text:style-name="P1"/>
      <text:p text:style-name="P11">2. File Parsing and Extraction:</text:p>
      <text:p text:style-name="P1">- Extract specific information from structured files (e.g., CSV, JSON, XML).</text:p>
      <text:p text:style-name="P1">- Parse log files to extract relevant data or filter specific events.</text:p>
      <text:p text:style-name="P1"/>
      <text:p text:style-name="P11">3. Data Transformation and Formatting:</text:p>
      <text:p text:style-name="P1">- Convert data between different formats (e.g., CSV to JSON).</text:p>
      <text:p text:style-name="P1">- Format and reorganize data for further processing or reporting.</text:p>
      <text:p text:style-name="P1"/>
      <text:p text:style-name="P11">4. Data Sorting and Filtering:</text:p>
      <text:p text:style-name="P1">- Sort data based on specific fields or criteria.</text:p>
      <text:p text:style-name="P1">- Filter data based on conditions to extract relevant information.</text:p>
      <text:p text:style-name="P1"/>
      <text:p text:style-name="P11">5. Data Aggregation and Summarization:</text:p>
      <text:p text:style-name="P1">- Perform calculations or aggregations on data sets.</text:p>
      <text:p text:style-name="P1">- Generate reports or summaries based on collected data.</text:p>
      <text:p text:style-name="P1"/>
      <text:p text:style-name="P11">6. Data Validation and Quality Checks:</text:p>
      <text:p text:style-name="P1">- Validate the integrity or consistency of data sets.</text:p>
      <text:p text:style-name="P1">- Perform data quality checks to identify errors or anomalies.</text:p>
      <text:p text:style-name="P1"/>
      <text:p text:style-name="P11">7. Data Integration and Merging:</text:p>
      <text:p text:style-name="P1">- Merge or combine multiple data sets into a single file.</text:p>
      <text:p text:style-name="P1">- Integrate data from different sources or formats.</text:p>
      <text:p text:style-name="P1"/>
      <text:p text:style-name="P11">8. Text Manipulation and Formatting:</text:p>
      <text:p text:style-name="P1">- Split or concatenate text files.</text:p>
      <text:p text:style-name="P1">- Extract specific lines or sections from files.</text:p>
      <text:p text:style-name="P1"/>
      <text:p text:style-name="P11">9. Regular Expression Processing:</text:p>
      <text:p text:style-name="P1">- Use regular expressions to search, match, or extract patterns in text.</text:p>
      <text:p text:style-name="P1">- Validate or filter data based on specific patterns.</text:p>
      <text:p text:style-name="P1"/>
      <text:p text:style-name="P11">10. Text Analysis and Reporting:</text:p>
      <text:p text:style-name="P1">- Perform statistical analysis on text data.</text:p>
      <text:p text:style-name="P1">- Generate reports or summaries based on text analysis results.</text:p>
      <text:p text:style-name="P1"/>
      <text:p text:style-name="P1">These examples demonstrate the versatility of Bash for text processing and data manipulation tasks. By leveraging the power of command-line tools, such as `grep`, `awk`, `sed`, and others, you can efficiently process and manipulate text and data to suit your specific needs.</text:p>
      <text:p text:style-name="P1"/>
      <text:h text:style-name="P25" text:outline-level="3"><text:bookmark-start text:name="__RefHeading___Toc5927_3776555032"/>5.3.3. Automation and <text:span text:style-name="T21">T</text:span>ask <text:span text:style-name="T21">S</text:span>cheduling<text:bookmark-end text:name="__RefHeading___Toc5927_3776555032"/></text:h>
      <text:p text:style-name="P1"/>
      <text:p text:style-name="P1">Bash scripting is commonly used for automation and task scheduling in various system administration and development scenarios. Here are some examples of automation and task scheduling tasks that can be performed using Bash scripts:</text:p>
      <text:p text:style-name="P1"/>
      <text:p text:style-name="P11">1. Automated Backups:</text:p>
      <text:p text:style-name="P1">- Create a Bash script that automatically backs up specific files or directories at regular intervals.</text:p>
      <text:p text:style-name="P1">- Use tools like `rsync` or `tar` to compress and transfer the backup files to a remote location.</text:p>
      <text:p text:style-name="P1"/>
      <text:p text:style-name="P11">2. System Updates and Maintenance:</text:p>
      <text:p text:style-name="P1">- Write a Bash script to automate system updates, including package updates and security patches.</text:p>
      <text:p text:style-name="P1">- Schedule the script to run periodically using a task scheduler like `cron`.</text:p>
      <text:p text:style-name="P1"/>
      <text:p text:style-name="P11">3. Log Rotation and Cleanup:</text:p>
      <text:p text:style-name="P1">- Develop a Bash script to rotate and clean up log files to manage disk space efficiently.</text:p>
      <text:p text:style-name="P1">- Schedule the script to run regularly to perform log maintenance tasks.</text:p>
      <text:p text:style-name="P1"/>
      <text:p text:style-name="P11">4. Automated Testing:</text:p>
      <text:p text:style-name="P1">- Create a Bash script to automate the execution of tests for software applications.</text:p>
      <text:p text:style-name="P1">- Use the script to run unit tests, integration tests, or regression tests automatically.</text:p>
      <text:p text:style-name="P1"/>
      <text:p text:style-name="P11">5. Continuous Integration and Deployment (CI/CD):</text:p>
      <text:p text:style-name="P1">- Build a Bash script that automates the build, testing, and deployment process for software applications.</text:p>
      <text:p text:style-name="P1">- Use the script in a CI/CD pipeline to streamline the development workflow.</text:p>
      <text:p text:style-name="P1"/>
      <text:p text:style-name="P11">6. Data Processing and ETL (Extract, Transform, Load):</text:p>
      <text:p text:style-name="P1">- Develop a Bash script to automate data extraction, transformation, and loading tasks.</text:p>
      <text:p text:style-name="P1">- Use the script to fetch data from various sources, manipulate it, and load it into a database or data warehouse.</text:p>
      <text:p text:style-name="P1"/>
      <text:p text:style-name="P11">7. File Monitoring and Processing:</text:p>
      <text:p text:style-name="P1">- Write a Bash script to monitor a specific directory for new files and automatically process them.</text:p>
      <text:p text:style-name="P1">- Perform actions like file conversion, data extraction, or file transfer based on predefined rules.</text:p>
      <text:p text:style-name="P1"/>
      <text:p text:style-name="P11">8. Scheduled Reports and Notifications:</text:p>
      <text:p text:style-name="P1">- Create a Bash script that generates reports or notifications and sends them via email or other communication channels.</text:p>
      <text:p text:style-name="P1">- Schedule the script to run at specific times to deliver timely reports or alerts.</text:p>
      <text:p text:style-name="P1"/>
      <text:p text:style-name="P11">9. System Health Checks:</text:p>
      <text:p text:style-name="P1">- Develop a Bash script to perform periodic system health checks and generate reports.</text:p>
      <text:p text:style-name="P1">- Monitor system resources, check for errors or anomalies, and send notifications if issues are detected.</text:p>
      <text:p text:style-name="P1"/>
      <text:p text:style-name="P11">10. Custom Task Automation:</text:p>
      <text:p text:style-name="P1">- Identify repetitive manual tasks in your workflow and automate them using Bash scripts.</text:p>
      <text:p text:style-name="P1">- This could include tasks like file renaming, data processing, file synchronization, or any other routine task.</text:p>
      <text:p text:style-name="P1"/>
      <text:h text:style-name="P21" text:outline-level="1"><text:bookmark-start text:name="__RefHeading___Toc6021_322558264"/>6. Beyond Bash Shell<text:bookmark-end text:name="__RefHeading___Toc6021_322558264"/></text:h>
      <text:h text:style-name="Heading_20_2" text:outline-level="2"><text:bookmark-start text:name="__RefHeading___Toc6023_322558264"/>6.1. Alternative Shells<text:bookmark-end text:name="__RefHeading___Toc6023_322558264"/></text:h>
      <text:h text:style-name="Heading_20_3" text:outline-level="3"><text:bookmark-start text:name="__RefHeading___Toc6025_322558264"/>6.1.1. Introduction to <text:span text:style-name="T22">O</text:span>ther Unix/Linux <text:span text:style-name="T22">S</text:span>hells (zsh, ksh, csh)<text:bookmark-end text:name="__RefHeading___Toc6025_322558264"/></text:h>
      <text:p text:style-name="P1"/>
      <text:p text:style-name="P1">Bash is one of the most popular and widely used shells in the Unix and Linux environments. However, there are several other shells available that provide different features, syntax, and capabilities. Here are some notable shells apart from Bash:</text:p>
      <text:p text:style-name="P1"/>
      <text:p text:style-name="P11">1. Zsh (Z Shell):</text:p>
      <text:p text:style-name="P1">- Zsh is an extended version of the Bourne shell (sh) with additional features and enhancements.</text:p>
      <text:p text:style-name="P1">- It offers advanced tab completion, improved globbing, and powerful customization options.</text:p>
      <text:p text:style-name="P1">- Zsh is highly customizable and is known for its user-friendly and interactive shell experience.</text:p>
      <text:p text:style-name="P1"/>
      <text:p text:style-name="P11">2. Ksh (Korn Shell):</text:p>
      <text:p text:style-name="P1">- Ksh is another Unix shell that provides compatibility with the Bourne shell (sh) and C shell (csh).</text:p>
      <text:p text:style-name="P1">- It offers advanced command-line editing, job control, and a rich set of built-in utilities.</text:p>
      <text:p text:style-name="P1">- Ksh is known for its scripting capabilities and is the default shell on some Unix systems.</text:p>
      <text:p text:style-name="P1"/>
      <text:p text:style-name="P11">3. Csh (C Shell):</text:p>
      <text:p text:style-name="P1">- Csh is a shell with a syntax inspired by the C programming language.</text:p>
      <text:p text:style-name="P1">- It provides interactive features such as command history, job control, and aliases.</text:p>
      <text:p text:style-name="P1">- Csh is less commonly used for scripting compared to shells like Bash and Zsh.</text:p>
      <text:p text:style-name="P1"/>
      <text:p text:style-name="P11">4. Tcsh (Enhanced C Shell):</text:p>
      <text:p text:style-name="P1">- Tcsh is an enhanced version of the C shell (csh) with additional features and improvements.</text:p>
      <text:p text:style-name="P1">- It offers advanced command-line editing, command completion, and extended scripting capabilities.</text:p>
      <text:p text:style-name="P1">- Tcsh is backward-compatible with Csh and provides a more user-friendly interactive shell experience.</text:p>
      <text:p text:style-name="P1"/>
      <text:p text:style-name="P11">5. Dash (Debian Almquist Shell):</text:p>
      <text:p text:style-name="P1">- Dash is a minimal POSIX-compliant shell designed for efficiency and speed.</text:p>
      <text:p text:style-name="P1">- It is commonly used as the default system shell for Debian-based distributions.</text:p>
      <text:p text:style-name="P1">- Dash focuses on simplicity and minimal resource usage, making it suitable for scripting and system administration tasks.</text:p>
      <text:p text:style-name="P1"/>
      <text:p text:style-name="P1">Each shell has its own strengths, features, and syntax, which may make them more suitable for specific use cases or personal preferences. However, Bash remains the most widely adopted and supported shell in the Unix and Linux ecosystems, with extensive documentation, a vast array of available scripts, and strong community support.</text:p>
      <text:p text:style-name="P1"/>
      <text:h text:style-name="P25" text:outline-level="3"><text:bookmark-start text:name="__RefHeading___Toc6027_322558264"/>6.1.2. Exploring <text:span text:style-name="T22">S</text:span>pecialized <text:span text:style-name="T22">S</text:span>hells (fish, PowerShell)<text:bookmark-end text:name="__RefHeading___Toc6027_322558264"/></text:h>
      <text:p text:style-name="P1"/>
      <text:p text:style-name="P1">Fish (Friendly Interactive Shell) and PowerShell are two modern and feature-rich shells that offer powerful capabilities and user-friendly experiences. Here's an overview of each shell:</text:p>
      <text:p text:style-name="P1"/>
      <text:p text:style-name="P11"><text:span text:style-name="T22">1. </text:span>Fish (Friendly Interactive Shell):</text:p>
      <text:p text:style-name="P1">- Fish is a Unix shell designed to provide an intuitive and user-friendly command-line experience.</text:p>
      <text:p text:style-name="P1">- It focuses on simplicity, ease of use, and interactive features to enhance productivity.</text:p>
      <text:p text:style-name="P1">- Fish offers advanced tab completion, syntax highlighting, auto-suggestions, and a clean and consistent syntax.</text:p>
      <text:p text:style-name="P1">- It emphasizes discoverability, providing context-sensitive help and suggestions as you type.</text:p>
      <text:p text:style-name="P1">- Fish has a rich set of built-in functions and features that make it suitable for interactive use.</text:p>
      <text:p text:style-name="P1"/>
      <text:p text:style-name="P11"><text:span text:style-name="T22">2. </text:span>PowerShell:</text:p>
      <text:p text:style-name="P1">- PowerShell is a cross-platform shell and scripting language developed by Microsoft.</text:p>
      <text:p text:style-name="P1">- It combines the features of a traditional shell with the power of a scripting language and automation framework.</text:p>
      <text:p text:style-name="P1">- PowerShell is designed to manage and automate Windows operating systems, but it is also available for macOS and Linux.</text:p>
      <text:p text:style-name="P1">- It offers a command-line interface (CLI) and a scripting language with object-oriented capabilities.</text:p>
      <text:p text:style-name="P1">- PowerShell supports command-line completion, piping of objects between commands, and advanced scripting features such as loops and conditional statements.</text:p>
      <text:p text:style-name="P1">- It provides integration with the .NET framework, allowing access to a wide range of libraries and system management capabilities.</text:p>
      <text:p text:style-name="P1"/>
      <text:p text:style-name="P1">Both Fish and PowerShell provide improvements over traditional shells like Bash in terms of interactivity, usability, and scripting capabilities. Fish focuses on providing a user-friendly experience for interactive shell usage, while PowerShell is geared towards system administration, automation, and managing Windows environments. The choice between Fish and PowerShell depends on the specific requirements, preferences, and platforms you're working with.</text:p>
      <text:p text:style-name="P1"/>
      <text:h text:style-name="P24" text:outline-level="2"><text:bookmark-start text:name="__RefHeading___Toc6029_322558264"/>6.2. Shell Scripting in a Larger Ecosystem<text:bookmark-end text:name="__RefHeading___Toc6029_322558264"/></text:h>
      <text:p text:style-name="P1"/>
      <text:h text:style-name="Heading_20_3" text:outline-level="3"><text:bookmark-start text:name="__RefHeading___Toc6031_322558264"/>6.2.1. Interacting <text:span text:style-name="T22">W</text:span>ith <text:span text:style-name="T22">S</text:span>ystem <text:span text:style-name="T22">U</text:span>tilities and <text:span text:style-name="T22">T</text:span>ools<text:bookmark-end text:name="__RefHeading___Toc6031_322558264"/></text:h>
      <text:p text:style-name="P1"/>
      <text:p text:style-name="P1">Bash provides extensive capabilities for interacting with system utilities and tools, allowing you to automate tasks, process data, and manage your system efficiently. Here are some common ways to interact with system utilities and tools in Bash:</text:p>
      <text:p text:style-name="P1"/>
      <text:p text:style-name="P11">1. Command Execution:</text:p>
      <text:p text:style-name="P1">- You can execute system utilities and tools directly from the Bash prompt by typing their names and providing any necessary arguments.</text:p>
      <text:p text:style-name="P1">- For example, `ls` to list files, `grep` to search for patterns in text, `curl` to fetch data from a URL, etc.</text:p>
      <text:p text:style-name="P1"/>
      <text:p text:style-name="P11">2. Command Substitution:</text:p>
      <text:p text:style-name="P1">- Bash allows you to capture the output of a command and use it as input or assign it to a variable using command substitution.</text:p>
      <text:p text:style-name="P1">- Command substitution is done by enclosing the command within `$(...)` or backticks (`...`).</text:p>
      <text:p text:style-name="P1">- For example, `files=$(ls)` assigns the output of `ls` command to the `files` variable.</text:p>
      <text:p text:style-name="P1"/>
      <text:p text:style-name="P11">3. Pipes and Redirection:</text:p>
      <text:p text:style-name="P1">- Bash supports pipes (`|`) to connect the output of one command as the input to another command.</text:p>
      <text:p text:style-name="P1">- You can use redirection operators (`&gt;`, `&gt;&gt;`, `&lt;`) to redirect input and output to files or from files.</text:p>
      <text:p text:style-name="P1">- For example, `ls | grep .txt` pipes the output of `ls` command to `grep` command to search for files with the `.txt` extension.</text:p>
      <text:p text:style-name="P1"/>
      <text:p text:style-name="P11">4. Environment Variables:</text:p>
      <text:p text:style-name="P1">- Bash allows you to access and set environment variables that contain information about the system and the current shell session.</text:p>
      <text:p text:style-name="P1">- Environment variables are accessed using the `$` symbol, such as `$PATH`, `$HOME`, etc.</text:p>
      <text:p text:style-name="P1">- You can also set custom environment variables using the `export` command, such as `export MY_VAR="some value"`.</text:p>
      <text:p text:style-name="P1"/>
      <text:p text:style-name="P11">5. Command-Line Options and Arguments:</text:p>
      <text:p text:style-name="P1">- Many system utilities and tools accept command-line options and arguments to modify their behavior.</text:p>
      <text:p text:style-name="P1">- Options are typically specified with a hyphen or double hyphen, such as `-r`, `--verbose`, etc.</text:p>
      <text:p text:style-name="P1">- Arguments are additional values or parameters provided to the command.</text:p>
      <text:p text:style-name="P1">- For example, `grep -i pattern file.txt` searches for a case-insensitive pattern in the `file.txt` file.</text:p>
      <text:p text:style-name="P1"/>
      <text:p text:style-name="P11">6. Conditional Execution:</text:p>
      <text:p text:style-name="P1">- Bash provides conditional constructs like `if` statements to execute commands based on specific conditions.</text:p>
      <text:p text:style-name="P1">- You can use the exit status of commands (`$?`) or comparison operators (`-eq`, `-ne`, `-lt`, `-gt`, etc.) to perform conditional execution.</text:p>
      <text:p text:style-name="P1">- For example, `if [ -f file.txt ]; then echo "File exists"; fi` checks if the file `file.txt` exists and prints a message if it does.</text:p>
      <text:p text:style-name="P1"/>
      <text:p text:style-name="P1"/>
      <text:p text:style-name="P1"/>
      <text:p text:style-name="P11"><text:soft-page-break/>7. Loops:</text:p>
      <text:p text:style-name="P1">- Bash supports loop constructs like `for`, `while`, and `until` to iterate over a set of values or perform actions repeatedly.</text:p>
      <text:p text:style-name="P1">- You can use loops to process files, directories, or perform repetitive tasks.</text:p>
      <text:p text:style-name="P1">- For example, `for file in *.txt; do echo $file; done` loops over all `.txt` files in the current directory and echoes their names.</text:p>
      <text:p text:style-name="P1"/>
      <text:p text:style-name="P1">These are just a few examples of how you can interact with system utilities and tools in Bash. Bash's flexibility and integration with command-line utilities make it a powerful tool for automating tasks, processing data, and managing system operations efficiently.</text:p>
      <text:p text:style-name="P1"/>
      <text:h text:style-name="P25" text:outline-level="3"><text:bookmark-start text:name="__RefHeading___Toc6033_322558264"/>6.2.2. Using Bash with <text:span text:style-name="T22">O</text:span>ther <text:span text:style-name="T22">S</text:span>cripting <text:span text:style-name="T22">L</text:span>anguages (Python, Perl)<text:bookmark-end text:name="__RefHeading___Toc6033_322558264"/></text:h>
      <text:p text:style-name="P1"/>
      <text:p text:style-name="P1">Bash can be effectively combined with other scripting languages like Python and Perl to leverage their specific features and capabilities. Integrating Bash with these scripting languages allows you to take advantage of their extensive libraries, advanced data processing capabilities, and additional functionalities. Here are some ways you can use Bash with Python and Perl:</text:p>
      <text:p text:style-name="P1"/>
      <text:p text:style-name="P11">1. Calling External Scripts:</text:p>
      <text:p text:style-name="P1">- Bash can execute Python or Perl scripts as external commands, passing arguments and capturing their output.</text:p>
      <text:p text:style-name="P1">- This allows you to combine the power of Bash for system interaction with the rich features of Python or Perl for specific tasks.</text:p>
      <text:p text:style-name="P1">- For example, you can use Bash to orchestrate a workflow and call Python or Perl scripts for complex data processing or algorithmic computations.</text:p>
      <text:p text:style-name="P1"/>
      <text:p text:style-name="P11">2. Interacting with External Libraries:</text:p>
      <text:p text:style-name="P1">- Both Python and Perl have extensive libraries and modules for various purposes.</text:p>
      <text:p text:style-name="P1">- You can invoke these libraries from within Bash scripts to extend their functionality.</text:p>
      <text:p text:style-name="P1">- For example, you can use Bash to process data and call Python's NumPy or pandas library for advanced mathematical or data analysis operations.</text:p>
      <text:p text:style-name="P1"/>
      <text:p text:style-name="P11">3. Embedding Code Blocks:</text:p>
      <text:p text:style-name="P1">- Bash supports embedding code blocks from other scripting languages within a Bash script using here documents or command substitution.</text:p>
      <text:p text:style-name="P1">- This allows you to write scripts that combine Bash and Python/Perl code seamlessly.</text:p>
      <text:p text:style-name="P1">- For example, you can embed a Python code block within a Bash script to perform specific computations or generate complex data.</text:p>
      <text:p text:style-name="P1"/>
      <text:p text:style-name="P11">4. Data Processing and Manipulation:</text:p>
      <text:p text:style-name="P1">- Python and Perl excel in data processing and manipulation tasks.</text:p>
      <text:p text:style-name="P1">- You can use Bash for tasks like file handling, system interaction, or calling external commands, and delegate complex data processing to Python or Perl.</text:p>
      <text:p text:style-name="P1">- This enables you to leverage the strengths of each language for efficient data handling and manipulation.</text:p>
      <text:p text:style-name="P1"/>
      <text:p text:style-name="P11">5. Gluing Scripts Together:</text:p>
      <text:p text:style-name="P1">- Bash can act as a glue language, allowing you to combine multiple scripts written in different languages.</text:p>
      <text:p text:style-name="P1">- You can use Bash to execute a series of Python or Perl scripts in a specific order, passing data between them as required.</text:p>
      <text:p text:style-name="P1">- This approach helps in building modular and scalable workflows that benefit from the strengths of each language.</text:p>
      <text:p text:style-name="P1"/>
      <text:p text:style-name="P1">When combining Bash with Python, Perl, or other scripting languages, it's essential to consider factors like script interoperability, data passing mechanisms, error handling, and the appropriate use of language-specific features. Using a modular and well-organized approach can lead to more maintainable and robust scripts that leverage the best of both Bash and the respective scripting language.</text:p>
      <text:p text:style-name="P1"/>
      <text:h text:style-name="P25" text:outline-level="3"><text:bookmark-start text:name="__RefHeading___Toc6035_322558264"/>6.2.3. Shell <text:span text:style-name="T22">S</text:span>cripting in DevOps and <text:span text:style-name="T22">A</text:span>utomation<text:bookmark-end text:name="__RefHeading___Toc6035_322558264"/></text:h>
      <text:p text:style-name="P1"/>
      <text:p text:style-name="P1">Bash shell scripting plays a vital role in DevOps and automation tasks by providing a powerful and flexible scripting language for system administration, configuration management, and orchestration. Here are some key areas where Bash shell scripting is commonly used in DevOps and automation:</text:p>
      <text:p text:style-name="P1"/>
      <text:p text:style-name="P11">1. System Provisioning and Configuration:</text:p>
      <text:p text:style-name="P1">- Bash scripts are used to automate the installation and configuration of software packages, system settings, and dependencies on multiple servers or virtual machines.</text:p>
      <text:p text:style-name="P1">- Configuration management tools like Ansible, Chef, or Puppet often utilize Bash scripts to perform tasks such as package installation, file management, and service configuration.</text:p>
      <text:p text:style-name="P1"/>
      <text:p text:style-name="P11">2. Deployment and Continuous Integration/Continuous Deployment (CI/CD):</text:p>
      <text:p text:style-name="P1">- Bash scripts are used to automate the deployment of applications, manage version control repositories, and perform build and release tasks.</text:p>
      <text:p text:style-name="P1">- CI/CD pipelines are often implemented using Bash scripts to orchestrate the entire build, test, and deployment process.</text:p>
      <text:p text:style-name="P1"/>
      <text:p text:style-name="P11">3. Infrastructure Automation and Orchestration:</text:p>
      <text:p text:style-name="P1">- Bash scripts are used to automate infrastructure provisioning and management tasks, such as creating and configuring cloud resources, setting up networking, and managing virtual machines or containers.</text:p>
      <text:p text:style-name="P1">- Tools like Terraform or cloud provider CLI tools often use Bash scripts to interact with APIs and perform infrastructure automation tasks.</text:p>
      <text:p text:style-name="P1"/>
      <text:p text:style-name="P11">4. Monitoring and Alerting:</text:p>
      <text:p text:style-name="P1">- Bash scripts are used to collect system metrics, monitor log files, and generate alerts based on predefined thresholds or conditions.</text:p>
      <text:p text:style-name="P1">- Monitoring tools like Nagios or Zabbix can execute Bash scripts to perform custom monitoring and event handling.</text:p>
      <text:p text:style-name="P1"/>
      <text:p text:style-name="P11">5. Backup and Data Management:</text:p>
      <text:p text:style-name="P1">- Bash scripts are used to automate data backups, data synchronization between servers, and data manipulation tasks.</text:p>
      <text:p text:style-name="P1">- Scripts can be written to create backups, compress and encrypt data, transfer files securely, and manage data storage.</text:p>
      <text:p text:style-name="P1"/>
      <text:p text:style-name="P11">6. Task Scheduling and Cron Jobs:</text:p>
      <text:p text:style-name="P1">- Bash scripts are commonly used with cron jobs or task scheduling tools to automate repetitive tasks at specific intervals or times.</text:p>
      <text:p text:style-name="P1">- Scripts can be scheduled to perform regular maintenance, log rotation, database backups, or any other periodic task.</text:p>
      <text:p text:style-name="P1"/>
      <text:p text:style-name="P11">7. Error Handling and Reporting:</text:p>
      <text:p text:style-name="P1">- Bash scripts can incorporate error handling mechanisms, log generation, and reporting features to ensure proper handling of errors and notifications.</text:p>
      <text:p text:style-name="P1">- Scripts can generate logs, send email notifications, or interact with messaging services like Slack or PagerDuty to report issues or status updates.</text:p>
      <text:p text:style-name="P1"/>
      <text:p text:style-name="P1"/>
      <text:p text:style-name="P1"><text:soft-page-break/>Bash shell scripting provides a versatile and widely supported tool for automating various DevOps and automation tasks. Its ability to interact with system utilities, perform file operations, handle variables, and execute commands makes it an essential scripting language in the DevOps ecosystem.</text:p>
      <text:p text:style-name="P1"/>
      <text:h text:style-name="P21" text:outline-level="1"><text:bookmark-start text:name="__RefHeading___Toc6037_322558264"/>7. Appendices<text:bookmark-end text:name="__RefHeading___Toc6037_322558264"/></text:h>
      <text:h text:style-name="Heading_20_2" text:outline-level="2"><text:bookmark-start text:name="__RefHeading___Toc6039_322558264"/>7.1. Bash Shell Built-in Commands Reference<text:bookmark-end text:name="__RefHeading___Toc6039_322558264"/></text:h>
      <text:p text:style-name="P1"/>
      <text:p text:style-name="P1">Below is a reference list of some commonly used built-in commands in Bash shell scripting:</text:p>
      <text:p text:style-name="P1"/>
      <text:p text:style-name="P1"><text:span text:style-name="T6">1. cd:</text:span> Change the current working directory.</text:p>
      <text:p text:style-name="P1"><text:s text:c="3"/>- Syntax: `cd [directory]`</text:p>
      <text:p text:style-name="P1"/>
      <text:p text:style-name="P1"><text:span text:style-name="T6">2. pwd:</text:span> Print the current working directory.</text:p>
      <text:p text:style-name="P1"><text:s text:c="3"/>- Syntax: `pwd`</text:p>
      <text:p text:style-name="P1"/>
      <text:p text:style-name="P1"><text:span text:style-name="T6">3. echo:</text:span> Print messages or values to the terminal.</text:p>
      <text:p text:style-name="P1"><text:s text:c="3"/>- Syntax: `echo [message]`</text:p>
      <text:p text:style-name="P1"/>
      <text:p text:style-name="P1"><text:span text:style-name="T6">4. read:</text:span> Read input from the user or from a file.</text:p>
      <text:p text:style-name="P1"><text:s text:c="3"/>- Syntax: `read [variable]`</text:p>
      <text:p text:style-name="P1"/>
      <text:p text:style-name="P1"><text:span text:style-name="T6">5. export:</text:span> Set environment variables.</text:p>
      <text:p text:style-name="P1"><text:s text:c="3"/>- Syntax: `export [variable=value]`</text:p>
      <text:p text:style-name="P1"/>
      <text:p text:style-name="P1"><text:span text:style-name="T6">6. alias:</text:span> Create aliases for commands.</text:p>
      <text:p text:style-name="P1"><text:s text:c="3"/>- Syntax: `alias [alias_name]='command'`</text:p>
      <text:p text:style-name="P1"/>
      <text:p text:style-name="P1"><text:span text:style-name="T6">7. unset:</text:span> Remove variables or functions.</text:p>
      <text:p text:style-name="P1"><text:s text:c="3"/>- Syntax: `unset [variable]`</text:p>
      <text:p text:style-name="P1"/>
      <text:p text:style-name="P1"><text:span text:style-name="T6">8. source:</text:span> Execute commands from a file in the current shell session.</text:p>
      <text:p text:style-name="P1"><text:s text:c="3"/>- Syntax: `source [file]` or `. [file]`</text:p>
      <text:p text:style-name="P1"/>
      <text:p text:style-name="P1"><text:span text:style-name="T6">9. exit:</text:span> Terminate the current shell session.</text:p>
      <text:p text:style-name="P1"><text:s text:c="3"/>- Syntax: `exit [exit_code]`</text:p>
      <text:p text:style-name="P1"/>
      <text:p text:style-name="P1"><text:span text:style-name="T6">10. if:</text:span> Conditional execution based on a condition.</text:p>
      <text:p text:style-name="P1"><text:s text:c="3"/>- Syntax:</text:p>
      <text:p text:style-name="P1"/>
      <text:p text:style-name="Preformatted_20_Text"><text:s text:c="6"/>if [ condition ]; then</text:p>
      <text:p text:style-name="Preformatted_20_Text"><text:s text:c="10"/># commands</text:p>
      <text:p text:style-name="Preformatted_20_Text"><text:s text:c="6"/>fi</text:p>
      <text:p text:style-name="Preformatted_20_Text"/>
      <text:p text:style-name="P1"><text:span text:style-name="T6">11. for: </text:span>Loop over a list of values or elements.</text:p>
      <text:p text:style-name="P1"><text:s text:c="4"/>- Syntax:</text:p>
      <text:p text:style-name="P2"><text:s text:c="4"/></text:p>
      <text:p text:style-name="Preformatted_20_Text"><text:s text:c="6"/>for variable in [list]; do</text:p>
      <text:p text:style-name="Preformatted_20_Text"><text:s text:c="10"/># commands</text:p>
      <text:p text:style-name="Preformatted_20_Text"><text:s text:c="6"/>done</text:p>
      <text:p text:style-name="Preformatted_20_Text"/>
      <text:p text:style-name="P1"><text:span text:style-name="T6">12. while: </text:span>Loop while a condition is true.</text:p>
      <text:p text:style-name="P1"><text:s text:c="3"/>- Syntax:</text:p>
      <text:p text:style-name="P1"/>
      <text:p text:style-name="P1"/>
      <text:p text:style-name="Preformatted_20_Text"/>
      <text:p text:style-name="Preformatted_20_Text"><text:soft-page-break/><text:s text:c="6"/>while [ condition ]; do</text:p>
      <text:p text:style-name="Preformatted_20_Text"><text:s text:c="10"/># commands</text:p>
      <text:p text:style-name="Preformatted_20_Text"><text:s text:c="6"/>done</text:p>
      <text:p text:style-name="Preformatted_20_Text"/>
      <text:p text:style-name="P1"><text:span text:style-name="T6">13. until:</text:span> Loop until a condition is true.</text:p>
      <text:p text:style-name="P2"><text:s text:c="4"/>- Syntax:</text:p>
      <text:p text:style-name="P2"><text:s text:c="4"/></text:p>
      <text:p text:style-name="Preformatted_20_Text"><text:s text:c="6"/>until [ condition ]; do</text:p>
      <text:p text:style-name="Preformatted_20_Text"><text:s text:c="10"/># commands</text:p>
      <text:p text:style-name="Preformatted_20_Text"><text:s text:c="6"/>done</text:p>
      <text:p text:style-name="Preformatted_20_Text"/>
      <text:p text:style-name="P1"><text:span text:style-name="T6">14. case: </text:span>Execute different commands based on matching patterns.</text:p>
      <text:p text:style-name="P1"><text:s text:c="4"/>- Syntax:</text:p>
      <text:p text:style-name="P2"><text:s text:c="4"/></text:p>
      <text:p text:style-name="Preformatted_20_Text"><text:s text:c="6"/>case [variable] in</text:p>
      <text:p text:style-name="Preformatted_20_Text"><text:s text:c="10"/>pattern1)</text:p>
      <text:p text:style-name="Preformatted_20_Text"><text:s text:c="14"/># commands</text:p>
      <text:p text:style-name="Preformatted_20_Text"><text:s text:c="14"/>;;</text:p>
      <text:p text:style-name="Preformatted_20_Text"><text:s text:c="10"/>pattern2)</text:p>
      <text:p text:style-name="Preformatted_20_Text"><text:s text:c="14"/># commands</text:p>
      <text:p text:style-name="Preformatted_20_Text"><text:s text:c="14"/>;;</text:p>
      <text:p text:style-name="Preformatted_20_Text"><text:s text:c="10"/>...</text:p>
      <text:p text:style-name="Preformatted_20_Text"><text:s text:c="6"/>esac</text:p>
      <text:p text:style-name="P1"/>
      <text:p text:style-name="P1"><text:span text:style-name="T6">15. function:</text:span> Define a function.</text:p>
      <text:p text:style-name="P1"><text:s text:c="4"/>- Syntax:</text:p>
      <text:p text:style-name="P3"><text:s text:c="5"/></text:p>
      <text:p text:style-name="Preformatted_20_Text"><text:s text:c="6"/>function_name() {</text:p>
      <text:p text:style-name="Preformatted_20_Text"><text:s text:c="10"/># commands</text:p>
      <text:p text:style-name="Preformatted_20_Text"><text:s text:c="6"/>}</text:p>
      <text:p text:style-name="P1"/>
      <text:p text:style-name="P1"><text:span text:style-name="T6">16. return:</text:span> Exit a function and return a value.</text:p>
      <text:p text:style-name="P1"><text:s text:c="4"/>- Syntax: `return [value]`</text:p>
      <text:p text:style-name="P1"/>
      <text:p text:style-name="P1"><text:span text:style-name="T6">17. shift:</text:span> Shift positional parameters.</text:p>
      <text:p text:style-name="P1"><text:s text:c="4"/>- Syntax: `shift [n]`</text:p>
      <text:p text:style-name="P1"/>
      <text:p text:style-name="P1"><text:span text:style-name="T6">18. test:</text:span> Evaluate conditional expressions.</text:p>
      <text:p text:style-name="P1"><text:s text:c="4"/>- Syntax: `test [expression]` or `[ expression ]`</text:p>
      <text:p text:style-name="P1"/>
      <text:p text:style-name="P1">19. [: An alternative to the `test` command for evaluating conditional expressions.</text:p>
      <text:p text:style-name="P1"><text:s text:c="4"/>- Syntax: `[ expression ]`</text:p>
      <text:p text:style-name="P1"/>
      <text:p text:style-name="P1">20. [[: An extended version of the `[` command with additional features for conditional expressions.</text:p>
      <text:p text:style-name="P1"><text:s text:c="4"/>- Syntax: `[[ expression ]]`</text:p>
      <text:p text:style-name="P1"/>
      <text:p text:style-name="P1">This is not an exhaustive list of all built-in commands, but it covers some of the commonly used ones in Bash shell scripting. You can refer to the Bash documentation or use the `help` command in your terminal to get more information on specific built-in commands.</text:p>
      <text:p text:style-name="P1"/>
      <text:h text:style-name="P24" text:outline-level="2"><text:bookmark-start text:name="__RefHeading___Toc6041_322558264"/>7.2. Commonly Used Shell Utilities Reference<text:bookmark-end text:name="__RefHeading___Toc6041_322558264"/></text:h>
      <text:p text:style-name="P1"/>
      <text:p text:style-name="P1">Here is a reference list of commonly used shell utilities in Bash:</text:p>
      <text:p text:style-name="P1"/>
      <text:p text:style-name="P1"><text:span text:style-name="T6">1. ls:</text:span> List directory contents.</text:p>
      <text:p text:style-name="P1"><text:s text:c="3"/>- Syntax: `ls [options] [directory]`</text:p>
      <text:p text:style-name="P1"/>
      <text:p text:style-name="P1"><text:span text:style-name="T6">2. cp:</text:span> Copy files and directories.</text:p>
      <text:p text:style-name="P1"><text:s text:c="3"/>- Syntax: `cp [options] [source] [destination]`</text:p>
      <text:p text:style-name="P1"/>
      <text:p text:style-name="P1"><text:span text:style-name="T6">3. mv:</text:span> Move or rename files and directories.</text:p>
      <text:p text:style-name="P1"><text:s text:c="3"/>- Syntax: `mv [options] [source] [destination]`</text:p>
      <text:p text:style-name="P1"/>
      <text:p text:style-name="P1"><text:span text:style-name="T6">4. rm:</text:span> Remove files and directories.</text:p>
      <text:p text:style-name="P1"><text:s text:c="3"/>- Syntax: `rm [options] [file(s)]`</text:p>
      <text:p text:style-name="P1"/>
      <text:p text:style-name="P1"><text:span text:style-name="T6">5. mkdir:</text:span> Create directories.</text:p>
      <text:p text:style-name="P1"><text:s text:c="3"/>- Syntax: `mkdir [options] [directory]`</text:p>
      <text:p text:style-name="P1"/>
      <text:p text:style-name="P1"><text:span text:style-name="T6">6. touch:</text:span> Create or update file timestamps.</text:p>
      <text:p text:style-name="P1"><text:s text:c="3"/>- Syntax: `touch [options] [file(s)]`</text:p>
      <text:p text:style-name="P1"/>
      <text:p text:style-name="P1"><text:span text:style-name="T6">7. cat:</text:span> Concatenate and display file content.</text:p>
      <text:p text:style-name="P1"><text:s text:c="3"/>- Syntax: `cat [file(s)]`</text:p>
      <text:p text:style-name="P1"/>
      <text:p text:style-name="P1"><text:span text:style-name="T6">8. grep:</text:span> Search for patterns in files.</text:p>
      <text:p text:style-name="P1"><text:s text:c="3"/>- Syntax: `grep [options] [pattern] [file(s)]`</text:p>
      <text:p text:style-name="P1"/>
      <text:p text:style-name="P1"><text:span text:style-name="T6">9. sed:</text:span> Stream editor for text manipulation.</text:p>
      <text:p text:style-name="P1"><text:s text:c="3"/>- Syntax: `sed [options] [script] [file(s)]`</text:p>
      <text:p text:style-name="P1"/>
      <text:p text:style-name="P1"><text:span text:style-name="T6">10. awk:</text:span> Text processing and data extraction tool.</text:p>
      <text:p text:style-name="P1"><text:s text:c="4"/>- Syntax: `awk [options] 'pattern {action}' [file(s)]`</text:p>
      <text:p text:style-name="P1"/>
      <text:p text:style-name="P1"><text:span text:style-name="T6">11. cut:</text:span> Extract columns or fields from text.</text:p>
      <text:p text:style-name="P1"><text:s text:c="4"/>- Syntax: `cut [options] [file(s)]`</text:p>
      <text:p text:style-name="P1"/>
      <text:p text:style-name="P1"><text:span text:style-name="T6">12. sort:</text:span> Sort lines of text.</text:p>
      <text:p text:style-name="P1"><text:s text:c="4"/>- Syntax: `sort [options] [file(s)]`</text:p>
      <text:p text:style-name="P1"/>
      <text:p text:style-name="P1"><text:span text:style-name="T6">13. uniq:</text:span> Remove duplicate lines from sorted text.</text:p>
      <text:p text:style-name="P1"><text:s text:c="4"/>- Syntax: `uniq [options] [file(s)]`</text:p>
      <text:p text:style-name="P1"/>
      <text:p text:style-name="P1"><text:span text:style-name="T6">14. wc:</text:span> Count lines, words, and characters in a file or input.</text:p>
      <text:p text:style-name="P1"><text:s text:c="4"/>- Syntax: `wc [options] [file(s)]`</text:p>
      <text:p text:style-name="P1"/>
      <text:p text:style-name="P1"><text:span text:style-name="T6">15. head:</text:span> Display the beginning lines of a file.</text:p>
      <text:p text:style-name="P1"><text:s text:c="4"/>- Syntax: `head [options] [file(s)]`</text:p>
      <text:p text:style-name="P1"/>
      <text:p text:style-name="P1"><text:span text:style-name="T6">16. tail: </text:span>Display the last lines of a file.</text:p>
      <text:p text:style-name="P1"><text:s text:c="4"/>- Syntax: `tail [options] [file(s)]`</text:p>
      <text:p text:style-name="P1"><text:soft-page-break/></text:p>
      <text:p text:style-name="P1"><text:span text:style-name="T6">17. tee:</text:span> Redirect output to a file and display it simultaneously.</text:p>
      <text:p text:style-name="P1"><text:s text:c="4"/>- Syntax: `command | tee [options] [file(s)]`</text:p>
      <text:p text:style-name="P1"/>
      <text:p text:style-name="P1"><text:span text:style-name="T6">18. find:</text:span> Search for files and directories based on various criteria.</text:p>
      <text:p text:style-name="P1"><text:s text:c="4"/>- Syntax: `find [path] [options] [expression]`</text:p>
      <text:p text:style-name="P1"/>
      <text:p text:style-name="P1"><text:span text:style-name="T6">19. xargs:</text:span> Build and execute command lines from standard input.</text:p>
      <text:p text:style-name="P1"><text:s text:c="4"/>- Syntax: `command | xargs [options] [command]`</text:p>
      <text:p text:style-name="P1"/>
      <text:p text:style-name="P1"><text:span text:style-name="T6">20. curl:</text:span> Transfer data to or from a server using various protocols.</text:p>
      <text:p text:style-name="P1"><text:s text:c="4"/>- Syntax: `curl [options] [URL]`</text:p>
      <text:p text:style-name="P1"/>
      <text:p text:style-name="P1">These are just a few examples of commonly used shell utilities in Bash. Each utility has its own set of options and usage patterns, so make sure to refer to their respective documentation for more information. Additionally, you can use the `man` command in your terminal to access the manual pages and get detailed information about each utility.</text:p>
      <text:p text:style-name="P1"/>
      <text:h text:style-name="P24" text:outline-level="2"><text:bookmark-start text:name="__RefHeading___Toc6043_322558264"/>7.3. Cheat Sheet: Bash Shell Syntax and Examples<text:bookmark-end text:name="__RefHeading___Toc6043_322558264"/></text:h>
      <text:p text:style-name="P1"/>
      <text:p text:style-name="P11">1. Variables:</text:p>
      <text:p text:style-name="P1">- Assign a value to a variable: variable_name=value</text:p>
      <text:p text:style-name="P1">Example: name="John"</text:p>
      <text:p text:style-name="P1"/>
      <text:p text:style-name="P11">2. Command Substitution:</text:p>
      <text:p text:style-name="P27">- Capture the output of a command: $(command)</text:p>
      <text:p text:style-name="P1">Example: result=$(ls -l)</text:p>
      <text:p text:style-name="P1"/>
      <text:p text:style-name="P11">3. Conditional Statements:</text:p>
      <text:p text:style-name="P27">- If statement:</text:p>
      <text:p text:style-name="P1"/>
      <text:p text:style-name="Preformatted_20_Text"><text:s text:c="5"/>if [ condition ]; then</text:p>
      <text:p text:style-name="Preformatted_20_Text"><text:s text:c="9"/># commands</text:p>
      <text:p text:style-name="Preformatted_20_Text"><text:s text:c="5"/>fi</text:p>
      <text:p text:style-name="P1"><text:s text:c="5"/></text:p>
      <text:p text:style-name="P1">- Example:</text:p>
      <text:p text:style-name="P1"/>
      <text:p text:style-name="Preformatted_20_Text"><text:s text:c="5"/>if [ $age -gt 18 ]; then</text:p>
      <text:p text:style-name="Preformatted_20_Text"><text:s text:c="9"/>echo "You are an adult."</text:p>
      <text:p text:style-name="Preformatted_20_Text"><text:s text:c="5"/>fi</text:p>
      <text:p text:style-name="P1"/>
      <text:p text:style-name="P11">4. Looping Constructs:</text:p>
      <text:p text:style-name="P1">- For loop:</text:p>
      <text:p text:style-name="P1"/>
      <text:p text:style-name="Preformatted_20_Text"><text:s text:c="5"/>for variable in [list]; do</text:p>
      <text:p text:style-name="Preformatted_20_Text"><text:s text:c="9"/># commands</text:p>
      <text:p text:style-name="Preformatted_20_Text"><text:s text:c="5"/>done</text:p>
      <text:p text:style-name="P1"><text:s text:c="5"/></text:p>
      <text:p text:style-name="P1">- Example:</text:p>
      <text:p text:style-name="P1"/>
      <text:p text:style-name="Preformatted_20_Text"><text:s text:c="5"/>for i in 1 2 3; do</text:p>
      <text:p text:style-name="Preformatted_20_Text"><text:s text:c="9"/>echo "Number: $i"</text:p>
      <text:p text:style-name="Preformatted_20_Text"><text:s text:c="5"/>done</text:p>
      <text:p text:style-name="P1"/>
      <text:p text:style-name="P1">- While loop:</text:p>
      <text:p text:style-name="P1"/>
      <text:p text:style-name="Preformatted_20_Text"><text:s text:c="5"/>while [ condition ]; do</text:p>
      <text:p text:style-name="Preformatted_20_Text"><text:s text:c="9"/># commands</text:p>
      <text:p text:style-name="Preformatted_20_Text"><text:s text:c="5"/>done</text:p>
      <text:p text:style-name="P1"><text:s text:c="5"/></text:p>
      <text:p text:style-name="P1">- Example:</text:p>
      <text:p text:style-name="P1"/>
      <text:p text:style-name="Preformatted_20_Text"><text:s text:c="5"/>while [ $count -lt 10 ]; do</text:p>
      <text:p text:style-name="Preformatted_20_Text"><text:s text:c="9"/>echo "Count: $count"</text:p>
      <text:p text:style-name="Preformatted_20_Text"><text:s text:c="9"/>count=$((count + 1))</text:p>
      <text:p text:style-name="Preformatted_20_Text"><text:s text:c="5"/>done</text:p>
      <text:p text:style-name="P1"/>
      <text:p text:style-name="P11">5. Functions:</text:p>
      <text:p text:style-name="P1">- Define a function:</text:p>
      <text:p text:style-name="P1"/>
      <text:p text:style-name="Preformatted_20_Text"><text:s text:c="5"/>function_name() {</text:p>
      <text:p text:style-name="Preformatted_20_Text"><text:s text:c="9"/># commands</text:p>
      <text:p text:style-name="Preformatted_20_Text"><text:s text:c="5"/>}</text:p>
      <text:p text:style-name="Preformatted_20_Text"><text:soft-page-break/><text:s text:c="5"/></text:p>
      <text:p text:style-name="P1">- Example:</text:p>
      <text:p text:style-name="P1"/>
      <text:p text:style-name="Preformatted_20_Text"><text:s text:c="5"/>greet() {</text:p>
      <text:p text:style-name="Preformatted_20_Text"><text:s text:c="9"/>echo "Hello, $1!"</text:p>
      <text:p text:style-name="Preformatted_20_Text"><text:s text:c="5"/>}</text:p>
      <text:p text:style-name="Preformatted_20_Text"><text:s text:c="5"/>greet "John"</text:p>
      <text:p text:style-name="P1"/>
      <text:p text:style-name="P11">6. Input/Output:</text:p>
      <text:p text:style-name="P1">- Read input from user:</text:p>
      <text:p text:style-name="P1"/>
      <text:p text:style-name="Preformatted_20_Text"><text:s text:c="5"/>read variable</text:p>
      <text:p text:style-name="P1"><text:s text:c="5"/></text:p>
      <text:p text:style-name="P1">- Example:</text:p>
      <text:p text:style-name="P1"/>
      <text:p text:style-name="Preformatted_20_Text"><text:s text:c="5"/>read name</text:p>
      <text:p text:style-name="Preformatted_20_Text"><text:s text:c="5"/>echo "Hello, $name!"</text:p>
      <text:p text:style-name="P1"/>
      <text:p text:style-name="P11">7. Command Line Arguments:</text:p>
      <text:p text:style-name="P1">- Access command-line arguments:</text:p>
      <text:p text:style-name="P1"/>
      <text:p text:style-name="P1"><text:s text:c="5"/>$0, $1, $2, ...</text:p>
      <text:p text:style-name="P1"/>
      <text:p text:style-name="P11">8. File Operations:</text:p>
      <text:p text:style-name="P1">- Check if a file exists:</text:p>
      <text:p text:style-name="P1"/>
      <text:p text:style-name="P1"><text:s text:c="5"/>-f file_path</text:p>
      <text:p text:style-name="P1"><text:s text:c="5"/></text:p>
      <text:p text:style-name="P1">- Example:</text:p>
      <text:p text:style-name="P1"/>
      <text:p text:style-name="Preformatted_20_Text"><text:s text:c="5"/>if [ -f "file.txt" ]; then</text:p>
      <text:p text:style-name="Preformatted_20_Text"><text:s text:c="9"/>echo "File exists."</text:p>
      <text:p text:style-name="Preformatted_20_Text"><text:s text:c="5"/>fi</text:p>
      <text:p text:style-name="Preformatted_20_Text"/>
      <text:p text:style-name="P11">9. String Operations:</text:p>
      <text:p text:style-name="P1">- Concatenate strings:</text:p>
      <text:p text:style-name="P1"/>
      <text:p text:style-name="Preformatted_20_Text"><text:s text:c="5"/>variable1="Hello"</text:p>
      <text:p text:style-name="Preformatted_20_Text"><text:s text:c="5"/>variable2="World"</text:p>
      <text:p text:style-name="Preformatted_20_Text"><text:s text:c="5"/>result=$variable1$variable2</text:p>
      <text:p text:style-name="P1"><text:s text:c="5"/></text:p>
      <text:p text:style-name="P1">- Example:</text:p>
      <text:p text:style-name="P1"/>
      <text:p text:style-name="Preformatted_20_Text"><text:s text:c="5"/>name="John"</text:p>
      <text:p text:style-name="Preformatted_20_Text"><text:s text:c="5"/>greeting="Hello, $name!"</text:p>
      <text:p text:style-name="Preformatted_20_Text"><text:s text:c="5"/>echo $greeting</text:p>
      <text:p text:style-name="Preformatted_20_Text"/>
      <text:p text:style-name="P11">10. Error Handling:</text:p>
      <text:p text:style-name="P1">- Capture and handle errors:</text:p>
      <text:p text:style-name="P1"><text:s text:c="6"/>command 2&gt; error.log</text:p>
      <text:p text:style-name="P1"><text:s text:c="5"/></text:p>
      <text:p text:style-name="P1">- Example:</text:p>
      <text:p text:style-name="P1"><text:s text:c="6"/>cat file.txt 2&gt; error.log</text:p>
      <text:p text:style-name="P1"/>
      <text:p text:style-name="P11">11. Commenting:</text:p>
      <text:p text:style-name="P1"><text:s text:c="4"/>- Single-line comment: # commen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4T23:08:00.301383376</meta:creation-date>
    <meta:generator>LibreOffice/7.3.7.2$Linux_X86_64 LibreOffice_project/30$Build-2</meta:generator>
    <dc:date>2023-05-27T22:13:52.387929724</dc:date>
    <meta:editing-duration>PT7H37M47S</meta:editing-duration>
    <meta:editing-cycles>43</meta:editing-cycles>
    <meta:document-statistic meta:table-count="0" meta:image-count="0" meta:object-count="0" meta:page-count="85" meta:paragraph-count="1881" meta:word-count="19466" meta:character-count="125565" meta:non-whitespace-character-count="105572"/>
  </office:meta>
</office:document-meta>
</file>